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f5c" officeooo:paragraph-rsid="00169f5c"/>
    </style:style>
    <style:style style:name="P2" style:family="paragraph" style:parent-style-name="Standard">
      <style:text-properties officeooo:rsid="00169f5c" officeooo:paragraph-rsid="00169f5c" fo:background-color="#ffff00"/>
    </style:style>
    <style:style style:name="T1" style:family="text">
      <style:text-properties officeooo:rsid="00169f5c"/>
    </style:style>
    <style:style style:name="T2" style:family="text">
      <style:text-properties fo:font-weight="bold" officeooo:rsid="00169f5c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69f5c" style:font-weight-asian="bold" style:font-weight-complex="bold"/>
    </style:style>
    <style:style style:name="T4" style:family="text">
      <style:text-properties fo:font-size="13pt" style:text-underline-style="solid" style:text-underline-width="auto" style:text-underline-color="font-color" fo:font-weight="bold" officeooo:rsid="00169f5c" style:font-size-asian="13pt" style:font-weight-asian="bold" style:font-size-complex="13pt" style:font-weight-complex="bold"/>
    </style:style>
    <style:style style:name="T5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169f5c" style:font-size-asian="13pt" style:font-weight-asian="normal" style:font-size-complex="13pt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4">Bash logs</text:span></text:p>
      <text:p text:style-name="Standard"><text:span text:style-name="T6"/></text:p>
      <text:p text:style-name="P2"><text:span text:style-name="T5">mahannee@VTA076L:~/packages/bash/bash-4.3$ ./configure</text:span></text:p>
      <text:p text:style-name="P1"><text:span text:style-name="T5">checking build system type... x86_64-unknown-linux-gnu</text:span></text:p>
      <text:p text:style-name="P1"><text:span text:style-name="T5">checking host system type... x86_64-unknown-linux-gnu</text:span></text:p>
      <text:p text:style-name="P1"><text:span text:style-name="T5"/></text:p>
      <text:p text:style-name="P1"><text:span text:style-name="T5">Beginning configuration for bash-4.3-release for x86_64-unknown-linux-gnu</text:span></text:p>
      <text:p text:style-name="P1"><text:span text:style-name="T5"/></text:p>
      <text:p text:style-name="P1"><text:span text:style-name="T5">checking for gcc... gcc</text:span></text:p>
      <text:p text:style-name="P1"><text:span text:style-name="T5">checking whether the C compiler works... yes</text:span></text:p>
      <text:p text:style-name="P1"><text:span text:style-name="T5">checking for C compiler default output file name... a.out</text:span></text:p>
      <text:p text:style-name="P1"><text:span text:style-name="T5">checking for suffix of executables... </text:span></text:p>
      <text:p text:style-name="P1"><text:span text:style-name="T5">checking whether we are cross compiling... no</text:span></text:p>
      <text:p text:style-name="P1"><text:span text:style-name="T5">checking for suffix of object files... o</text:span></text:p>
      <text:p text:style-name="P1"><text:span text:style-name="T5">checking whether we are using the GNU C compiler... yes</text:span></text:p>
      <text:p text:style-name="P1"><text:span text:style-name="T5">checking whether gcc accepts -g... yes</text:span></text:p>
      <text:p text:style-name="P1"><text:span text:style-name="T5">checking for gcc option to accept ISO C89... none needed</text:span></text:p>
      <text:p text:style-name="P1"><text:span text:style-name="T5">checking for strerror in -lcposix... no</text:span></text:p>
      <text:p text:style-name="P1"><text:span text:style-name="T5">checking how to run the C preprocessor... gcc -E</text:span></text:p>
      <text:p text:style-name="P1"><text:span text:style-name="T5">checking for grep that handles long lines and -e... /bin/grep</text:span></text:p>
      <text:p text:style-name="P1"><text:span text:style-name="T5">checking for egrep... /bin/grep -E</text:span></text:p>
      <text:p text:style-name="P1"><text:span text:style-name="T5">checking for ANSI C header files... yes</text:span></text:p>
      <text:p text:style-name="P1"><text:span text:style-name="T5">checking for sys/types.h... yes</text:span></text:p>
      <text:p text:style-name="P1"><text:span text:style-name="T5">checking for sys/stat.h... yes</text:span></text:p>
      <text:p text:style-name="P1"><text:span text:style-name="T5">checking for stdlib.h... yes</text:span></text:p>
      <text:p text:style-name="P1"><text:span text:style-name="T5">checking for string.h... yes</text:span></text:p>
      <text:p text:style-name="P1"><text:span text:style-name="T5">checking for memory.h... yes</text:span></text:p>
      <text:p text:style-name="P1"><text:span text:style-name="T5">checking for strings.h... yes</text:span></text:p>
      <text:p text:style-name="P1"><text:span text:style-name="T5">checking for inttypes.h... yes</text:span></text:p>
      <text:p text:style-name="P1"><text:span text:style-name="T5">checking for stdint.h... yes</text:span></text:p>
      <text:p text:style-name="P1"><text:span text:style-name="T5">checking for unistd.h... yes</text:span></text:p>
      <text:p text:style-name="P1"><text:span text:style-name="T5">checking minix/config.h usability... no</text:span></text:p>
      <text:p text:style-name="P1"><text:span text:style-name="T5">checking minix/config.h presence... no</text:span></text:p>
      <text:p text:style-name="P1"><text:span text:style-name="T5">checking for minix/config.h... no</text:span></text:p>
      <text:p text:style-name="P1"><text:span text:style-name="T5">checking whether it is safe to define __EXTENSIONS__... yes</text:span></text:p>
      <text:p text:style-name="P1"><text:span text:style-name="T5">checking for special C compiler options needed for large files... no</text:span></text:p>
      <text:p text:style-name="P1"><text:span text:style-name="T5">checking for _FILE_OFFSET_BITS value needed for large files... no</text:span></text:p>
      <text:p text:style-name="P1"><text:span text:style-name="T5">checking whether gcc needs -traditional... no</text:span></text:p>
      <text:p text:style-name="P1"><text:span text:style-name="T5">checking for a BSD-compatible install... /usr/bin/install -c</text:span></text:p>
      <text:p text:style-name="P1"><text:span text:style-name="T5">checking for ar... ar</text:span></text:p>
      <text:p text:style-name="P1"><text:span text:style-name="T5">checking for ranlib... ranlib</text:span></text:p>
      <text:p text:style-name="P1"><text:span text:style-name="T5">checking for bison... bison -y</text:span></text:p>
      <text:p text:style-name="P1"><text:span text:style-name="T5">checking whether make sets $(MAKE)... yes</text:span></text:p>
      <text:p text:style-name="P1"><text:span text:style-name="T5">checking for an ANSI C-conforming const... yes</text:span></text:p>
      <text:p text:style-name="P1"><text:span text:style-name="T5">checking for inline... inline</text:span></text:p>
      <text:p text:style-name="P1"><text:span text:style-name="T5">checking whether byte ordering is bigendian... no</text:span></text:p>
      <text:p text:style-name="P1"><text:span text:style-name="T5">checking for preprocessor stringizing operator... yes</text:span></text:p>
      <text:p text:style-name="P1"><text:span text:style-name="T5">checking for long double with more range or precision than double... yes</text:span></text:p>
      <text:p text:style-name="P1"><text:soft-page-break/><text:span text:style-name="T5">checking for function prototypes... yes</text:span></text:p>
      <text:p text:style-name="P1"><text:span text:style-name="T5">checking whether char is unsigned... no</text:span></text:p>
      <text:p text:style-name="P1"><text:span text:style-name="T5">checking for working volatile... yes</text:span></text:p>
      <text:p text:style-name="P1"><text:span text:style-name="T5">checking for C/C++ restrict keyword... __restrict</text:span></text:p>
      <text:p text:style-name="P1"><text:span text:style-name="T5">checking whether NLS is requested... yes</text:span></text:p>
      <text:p text:style-name="P1"><text:span text:style-name="T5">checking for msgfmt... /usr/bin/msgfmt</text:span></text:p>
      <text:p text:style-name="P1"><text:span text:style-name="T5">checking for gmsgfmt... /usr/bin/msgfmt</text:span></text:p>
      <text:p text:style-name="P1"><text:span text:style-name="T5">checking for xgettext... /usr/bin/xgettext</text:span></text:p>
      <text:p text:style-name="P1"><text:span text:style-name="T5">checking for msgmerge... /usr/bin/msgmerge</text:span></text:p>
      <text:p text:style-name="P1"><text:span text:style-name="T5">checking for off_t... yes</text:span></text:p>
      <text:p text:style-name="P1"><text:span text:style-name="T5">checking for size_t... yes</text:span></text:p>
      <text:p text:style-name="P1"><text:span text:style-name="T5">checking for working alloca.h... yes</text:span></text:p>
      <text:p text:style-name="P1"><text:span text:style-name="T5">checking for alloca... yes</text:span></text:p>
      <text:p text:style-name="P1"><text:span text:style-name="T5">checking for stdlib.h... (cached) yes</text:span></text:p>
      <text:p text:style-name="P1"><text:span text:style-name="T5">checking for unistd.h... (cached) yes</text:span></text:p>
      <text:p text:style-name="P1"><text:span text:style-name="T5">checking for sys/param.h... yes</text:span></text:p>
      <text:p text:style-name="P1"><text:span text:style-name="T5">checking for sys/time.h... yes</text:span></text:p>
      <text:p text:style-name="P1"><text:span text:style-name="T5">checking for getpagesize... yes</text:span></text:p>
      <text:p text:style-name="P1"><text:span text:style-name="T5">checking for working mmap... yes</text:span></text:p>
      <text:p text:style-name="P1"><text:span text:style-name="T5">checking whether we are using the GNU C Library 2.1 or newer... yes</text:span></text:p>
      <text:p text:style-name="P1"><text:span text:style-name="T5">checking whether integer division by zero raises SIGFPE... yes</text:span></text:p>
      <text:p text:style-name="P1"><text:span text:style-name="T5">checking for inttypes.h... yes</text:span></text:p>
      <text:p text:style-name="P1"><text:span text:style-name="T5">checking for stdint.h... yes</text:span></text:p>
      <text:p text:style-name="P1"><text:span text:style-name="T5">checking for unsigned long long... yes</text:span></text:p>
      <text:p text:style-name="P1"><text:span text:style-name="T5">checking for inttypes.h... yes</text:span></text:p>
      <text:p text:style-name="P1"><text:span text:style-name="T5">checking whether the inttypes.h PRIxNN macros are broken... no</text:span></text:p>
      <text:p text:style-name="P1"><text:span text:style-name="T5">checking for ld used by GCC... /usr/bin/ld</text:span></text:p>
      <text:p text:style-name="P1"><text:span text:style-name="T5">checking if the linker (/usr/bin/ld) is GNU ld... yes</text:span></text:p>
      <text:p text:style-name="P1"><text:span text:style-name="T5">checking for shared library run path origin... done</text:span></text:p>
      <text:p text:style-name="P1"><text:span text:style-name="T5">checking argz.h usability... yes</text:span></text:p>
      <text:p text:style-name="P1"><text:span text:style-name="T5">checking argz.h presence... yes</text:span></text:p>
      <text:p text:style-name="P1"><text:span text:style-name="T5">checking for argz.h... yes</text:span></text:p>
      <text:p text:style-name="P1"><text:span text:style-name="T5">checking limits.h usability... yes</text:span></text:p>
      <text:p text:style-name="P1"><text:span text:style-name="T5">checking limits.h presence... yes</text:span></text:p>
      <text:p text:style-name="P1"><text:span text:style-name="T5">checking for limits.h... yes</text:span></text:p>
      <text:p text:style-name="P1"><text:span text:style-name="T5">checking locale.h usability... yes</text:span></text:p>
      <text:p text:style-name="P1"><text:span text:style-name="T5">checking locale.h presence... yes</text:span></text:p>
      <text:p text:style-name="P1"><text:span text:style-name="T5">checking for locale.h... yes</text:span></text:p>
      <text:p text:style-name="P1"><text:span text:style-name="T5">checking nl_types.h usability... yes</text:span></text:p>
      <text:p text:style-name="P1"><text:span text:style-name="T5">checking nl_types.h presence... yes</text:span></text:p>
      <text:p text:style-name="P1"><text:span text:style-name="T5">checking for nl_types.h... yes</text:span></text:p>
      <text:p text:style-name="P1"><text:span text:style-name="T5">checking malloc.h usability... yes</text:span></text:p>
      <text:p text:style-name="P1"><text:span text:style-name="T5">checking malloc.h presence... yes</text:span></text:p>
      <text:p text:style-name="P1"><text:span text:style-name="T5">checking for malloc.h... yes</text:span></text:p>
      <text:p text:style-name="P1"><text:span text:style-name="T5">checking stddef.h usability... yes</text:span></text:p>
      <text:p text:style-name="P1"><text:span text:style-name="T5">checking stddef.h presence... yes</text:span></text:p>
      <text:p text:style-name="P1"><text:span text:style-name="T5">checking for stddef.h... yes</text:span></text:p>
      <text:p text:style-name="P1"><text:span text:style-name="T5">checking for stdlib.h... (cached) yes</text:span></text:p>
      <text:p text:style-name="P1"><text:soft-page-break/><text:span text:style-name="T5">checking for string.h... (cached) yes</text:span></text:p>
      <text:p text:style-name="P1"><text:span text:style-name="T5">checking for unistd.h... (cached) yes</text:span></text:p>
      <text:p text:style-name="P1"><text:span text:style-name="T5">checking for sys/param.h... (cached) yes</text:span></text:p>
      <text:p text:style-name="P1"><text:span text:style-name="T5">checking for feof_unlocked... yes</text:span></text:p>
      <text:p text:style-name="P1"><text:span text:style-name="T5">checking for fgets_unlocked... yes</text:span></text:p>
      <text:p text:style-name="P1"><text:span text:style-name="T5">checking for getc_unlocked... yes</text:span></text:p>
      <text:p text:style-name="P1"><text:span text:style-name="T5">checking for getcwd... yes</text:span></text:p>
      <text:p text:style-name="P1"><text:span text:style-name="T5">checking for getegid... yes</text:span></text:p>
      <text:p text:style-name="P1"><text:span text:style-name="T5">checking for geteuid... yes</text:span></text:p>
      <text:p text:style-name="P1"><text:span text:style-name="T5">checking for getgid... yes</text:span></text:p>
      <text:p text:style-name="P1"><text:span text:style-name="T5">checking for getuid... yes</text:span></text:p>
      <text:p text:style-name="P1"><text:span text:style-name="T5">checking for mempcpy... yes</text:span></text:p>
      <text:p text:style-name="P1"><text:span text:style-name="T5">checking for munmap... yes</text:span></text:p>
      <text:p text:style-name="P1"><text:span text:style-name="T5">checking for putenv... yes</text:span></text:p>
      <text:p text:style-name="P1"><text:span text:style-name="T5">checking for setenv... yes</text:span></text:p>
      <text:p text:style-name="P1"><text:span text:style-name="T5">checking for setlocale... yes</text:span></text:p>
      <text:p text:style-name="P1"><text:span text:style-name="T5">checking for localeconv... yes</text:span></text:p>
      <text:p text:style-name="P1"><text:span text:style-name="T5">checking for stpcpy... yes</text:span></text:p>
      <text:p text:style-name="P1"><text:span text:style-name="T5">checking for strcasecmp... yes</text:span></text:p>
      <text:p text:style-name="P1"><text:span text:style-name="T5">checking for strdup... yes</text:span></text:p>
      <text:p text:style-name="P1"><text:span text:style-name="T5">checking for strtoul... yes</text:span></text:p>
      <text:p text:style-name="P1"><text:span text:style-name="T5">checking for tsearch... yes</text:span></text:p>
      <text:p text:style-name="P1"><text:span text:style-name="T5">checking for __argz_count... yes</text:span></text:p>
      <text:p text:style-name="P1"><text:span text:style-name="T5">checking for __argz_stringify... yes</text:span></text:p>
      <text:p text:style-name="P1"><text:span text:style-name="T5">checking for __argz_next... yes</text:span></text:p>
      <text:p text:style-name="P1"><text:span text:style-name="T5">checking for __fsetlocking... yes</text:span></text:p>
      <text:p text:style-name="P1"><text:span text:style-name="T5">checking for iconv... yes</text:span></text:p>
      <text:p text:style-name="P1"><text:span text:style-name="T5">checking for iconv declaration... </text:span></text:p>
      <text:p text:style-name="P1"><text:span text:style-name="T5"><text:s text:c="9"/>extern size_t iconv (iconv_t cd, char * *inbuf, size_t *inbytesleft, char * *outbuf, size_t *outbytesleft);</text:span></text:p>
      <text:p text:style-name="P1"><text:span text:style-name="T5">checking for nl_langinfo and CODESET... yes</text:span></text:p>
      <text:p text:style-name="P1"><text:span text:style-name="T5">checking for LC_MESSAGES... yes</text:span></text:p>
      <text:p text:style-name="P1"><text:span text:style-name="T5">checking for bison... bison</text:span></text:p>
      <text:p text:style-name="P1"><text:span text:style-name="T5">checking version of bison... 3.0.4, ok</text:span></text:p>
      <text:p text:style-name="P1"><text:span text:style-name="T5">checking whether NLS is requested... yes</text:span></text:p>
      <text:p text:style-name="P1"><text:span text:style-name="T5">checking whether included gettext is requested... no</text:span></text:p>
      <text:p text:style-name="P1"><text:span text:style-name="T5">checking for GNU gettext in libc... yes</text:span></text:p>
      <text:p text:style-name="P1"><text:span text:style-name="T5">checking whether to use NLS... yes</text:span></text:p>
      <text:p text:style-name="P1"><text:span text:style-name="T5">checking where the gettext function comes from... libc</text:span></text:p>
      <text:p text:style-name="P1"><text:span text:style-name="T5">checking for dirent.h that defines DIR... yes</text:span></text:p>
      <text:p text:style-name="P1"><text:span text:style-name="T5">checking for library containing opendir... none required</text:span></text:p>
      <text:p text:style-name="P1"><text:span text:style-name="T5">checking whether time.h and sys/time.h may both be included... yes</text:span></text:p>
      <text:p text:style-name="P1"><text:span text:style-name="T5">checking for inttypes.h... (cached) yes</text:span></text:p>
      <text:p text:style-name="P1"><text:span text:style-name="T5">checking for unistd.h... (cached) yes</text:span></text:p>
      <text:p text:style-name="P1"><text:span text:style-name="T5">checking for stdlib.h... (cached) yes</text:span></text:p>
      <text:p text:style-name="P1"><text:span text:style-name="T5">checking stdarg.h usability... yes</text:span></text:p>
      <text:p text:style-name="P1"><text:span text:style-name="T5">checking stdarg.h presence... yes</text:span></text:p>
      <text:p text:style-name="P1"><text:span text:style-name="T5">checking for stdarg.h... yes</text:span></text:p>
      <text:p text:style-name="P1"><text:soft-page-break/><text:span text:style-name="T5">checking varargs.h usability... no</text:span></text:p>
      <text:p text:style-name="P1"><text:span text:style-name="T5">checking varargs.h presence... no</text:span></text:p>
      <text:p text:style-name="P1"><text:span text:style-name="T5">checking for varargs.h... no</text:span></text:p>
      <text:p text:style-name="P1"><text:span text:style-name="T5">checking for limits.h... (cached) yes</text:span></text:p>
      <text:p text:style-name="P1"><text:span text:style-name="T5">checking for string.h... (cached) yes</text:span></text:p>
      <text:p text:style-name="P1"><text:span text:style-name="T5">checking for memory.h... (cached) yes</text:span></text:p>
      <text:p text:style-name="P1"><text:span text:style-name="T5">checking for locale.h... (cached) yes</text:span></text:p>
      <text:p text:style-name="P1"><text:span text:style-name="T5">checking termcap.h usability... yes</text:span></text:p>
      <text:p text:style-name="P1"><text:span text:style-name="T5">checking termcap.h presence... yes</text:span></text:p>
      <text:p text:style-name="P1"><text:span text:style-name="T5">checking for termcap.h... yes</text:span></text:p>
      <text:p text:style-name="P1"><text:span text:style-name="T5">checking termio.h usability... yes</text:span></text:p>
      <text:p text:style-name="P1"><text:span text:style-name="T5">checking termio.h presence... yes</text:span></text:p>
      <text:p text:style-name="P1"><text:span text:style-name="T5">checking for termio.h... yes</text:span></text:p>
      <text:p text:style-name="P1"><text:span text:style-name="T5">checking termios.h usability... yes</text:span></text:p>
      <text:p text:style-name="P1"><text:span text:style-name="T5">checking termios.h presence... yes</text:span></text:p>
      <text:p text:style-name="P1"><text:span text:style-name="T5">checking for termios.h... yes</text:span></text:p>
      <text:p text:style-name="P1"><text:span text:style-name="T5">checking dlfcn.h usability... yes</text:span></text:p>
      <text:p text:style-name="P1"><text:span text:style-name="T5">checking dlfcn.h presence... yes</text:span></text:p>
      <text:p text:style-name="P1"><text:span text:style-name="T5">checking for dlfcn.h... yes</text:span></text:p>
      <text:p text:style-name="P1"><text:span text:style-name="T5">checking stdbool.h usability... yes</text:span></text:p>
      <text:p text:style-name="P1"><text:span text:style-name="T5">checking stdbool.h presence... yes</text:span></text:p>
      <text:p text:style-name="P1"><text:span text:style-name="T5">checking for stdbool.h... yes</text:span></text:p>
      <text:p text:style-name="P1"><text:span text:style-name="T5">checking for stddef.h... (cached) yes</text:span></text:p>
      <text:p text:style-name="P1"><text:span text:style-name="T5">checking for stdint.h... (cached) yes</text:span></text:p>
      <text:p text:style-name="P1"><text:span text:style-name="T5">checking netdb.h usability... yes</text:span></text:p>
      <text:p text:style-name="P1"><text:span text:style-name="T5">checking netdb.h presence... yes</text:span></text:p>
      <text:p text:style-name="P1"><text:span text:style-name="T5">checking for netdb.h... yes</text:span></text:p>
      <text:p text:style-name="P1"><text:span text:style-name="T5">checking pwd.h usability... yes</text:span></text:p>
      <text:p text:style-name="P1"><text:span text:style-name="T5">checking pwd.h presence... yes</text:span></text:p>
      <text:p text:style-name="P1"><text:span text:style-name="T5">checking for pwd.h... yes</text:span></text:p>
      <text:p text:style-name="P1"><text:span text:style-name="T5">checking grp.h usability... yes</text:span></text:p>
      <text:p text:style-name="P1"><text:span text:style-name="T5">checking grp.h presence... yes</text:span></text:p>
      <text:p text:style-name="P1"><text:span text:style-name="T5">checking for grp.h... yes</text:span></text:p>
      <text:p text:style-name="P1"><text:span text:style-name="T5">checking for strings.h... (cached) yes</text:span></text:p>
      <text:p text:style-name="P1"><text:span text:style-name="T5">checking regex.h usability... yes</text:span></text:p>
      <text:p text:style-name="P1"><text:span text:style-name="T5">checking regex.h presence... yes</text:span></text:p>
      <text:p text:style-name="P1"><text:span text:style-name="T5">checking for regex.h... yes</text:span></text:p>
      <text:p text:style-name="P1"><text:span text:style-name="T5">checking syslog.h usability... yes</text:span></text:p>
      <text:p text:style-name="P1"><text:span text:style-name="T5">checking syslog.h presence... yes</text:span></text:p>
      <text:p text:style-name="P1"><text:span text:style-name="T5">checking for syslog.h... yes</text:span></text:p>
      <text:p text:style-name="P1"><text:span text:style-name="T5">checking ulimit.h usability... yes</text:span></text:p>
      <text:p text:style-name="P1"><text:span text:style-name="T5">checking ulimit.h presence... yes</text:span></text:p>
      <text:p text:style-name="P1"><text:span text:style-name="T5">checking for ulimit.h... yes</text:span></text:p>
      <text:p text:style-name="P1"><text:span text:style-name="T5">checking sys/pte.h usability... no</text:span></text:p>
      <text:p text:style-name="P1"><text:span text:style-name="T5">checking sys/pte.h presence... no</text:span></text:p>
      <text:p text:style-name="P1"><text:span text:style-name="T5">checking for sys/pte.h... no</text:span></text:p>
      <text:p text:style-name="P1"><text:span text:style-name="T5">checking sys/stream.h usability... no</text:span></text:p>
      <text:p text:style-name="P1"><text:span text:style-name="T5">checking sys/stream.h presence... no</text:span></text:p>
      <text:p text:style-name="P1"><text:soft-page-break/><text:span text:style-name="T5">checking for sys/stream.h... no</text:span></text:p>
      <text:p text:style-name="P1"><text:span text:style-name="T5">checking sys/select.h usability... yes</text:span></text:p>
      <text:p text:style-name="P1"><text:span text:style-name="T5">checking sys/select.h presence... yes</text:span></text:p>
      <text:p text:style-name="P1"><text:span text:style-name="T5">checking for sys/select.h... yes</text:span></text:p>
      <text:p text:style-name="P1"><text:span text:style-name="T5">checking sys/file.h usability... yes</text:span></text:p>
      <text:p text:style-name="P1"><text:span text:style-name="T5">checking sys/file.h presence... yes</text:span></text:p>
      <text:p text:style-name="P1"><text:span text:style-name="T5">checking for sys/file.h... yes</text:span></text:p>
      <text:p text:style-name="P1"><text:span text:style-name="T5">checking sys/resource.h usability... yes</text:span></text:p>
      <text:p text:style-name="P1"><text:span text:style-name="T5">checking sys/resource.h presence... yes</text:span></text:p>
      <text:p text:style-name="P1"><text:span text:style-name="T5">checking for sys/resource.h... yes</text:span></text:p>
      <text:p text:style-name="P1"><text:span text:style-name="T5">checking for sys/param.h... (cached) yes</text:span></text:p>
      <text:p text:style-name="P1"><text:span text:style-name="T5">checking sys/socket.h usability... yes</text:span></text:p>
      <text:p text:style-name="P1"><text:span text:style-name="T5">checking sys/socket.h presence... yes</text:span></text:p>
      <text:p text:style-name="P1"><text:span text:style-name="T5">checking for sys/socket.h... yes</text:span></text:p>
      <text:p text:style-name="P1"><text:span text:style-name="T5">checking for sys/stat.h... (cached) yes</text:span></text:p>
      <text:p text:style-name="P1"><text:span text:style-name="T5">checking for sys/time.h... (cached) yes</text:span></text:p>
      <text:p text:style-name="P1"><text:span text:style-name="T5">checking sys/times.h usability... yes</text:span></text:p>
      <text:p text:style-name="P1"><text:span text:style-name="T5">checking sys/times.h presence... yes</text:span></text:p>
      <text:p text:style-name="P1"><text:span text:style-name="T5">checking for sys/times.h... yes</text:span></text:p>
      <text:p text:style-name="P1"><text:span text:style-name="T5">checking for sys/types.h... (cached) yes</text:span></text:p>
      <text:p text:style-name="P1"><text:span text:style-name="T5">checking sys/wait.h usability... yes</text:span></text:p>
      <text:p text:style-name="P1"><text:span text:style-name="T5">checking sys/wait.h presence... yes</text:span></text:p>
      <text:p text:style-name="P1"><text:span text:style-name="T5">checking for sys/wait.h... yes</text:span></text:p>
      <text:p text:style-name="P1"><text:span text:style-name="T5">checking netinet/in.h usability... yes</text:span></text:p>
      <text:p text:style-name="P1"><text:span text:style-name="T5">checking netinet/in.h presence... yes</text:span></text:p>
      <text:p text:style-name="P1"><text:span text:style-name="T5">checking for netinet/in.h... yes</text:span></text:p>
      <text:p text:style-name="P1"><text:span text:style-name="T5">checking arpa/inet.h usability... yes</text:span></text:p>
      <text:p text:style-name="P1"><text:span text:style-name="T5">checking arpa/inet.h presence... yes</text:span></text:p>
      <text:p text:style-name="P1"><text:span text:style-name="T5">checking for arpa/inet.h... yes</text:span></text:p>
      <text:p text:style-name="P1"><text:span text:style-name="T5">checking for sys/ptem.h... no</text:span></text:p>
      <text:p text:style-name="P1"><text:span text:style-name="T5">checking for working alloca.h... (cached) yes</text:span></text:p>
      <text:p text:style-name="P1"><text:span text:style-name="T5">checking for alloca... (cached) yes</text:span></text:p>
      <text:p text:style-name="P1"><text:span text:style-name="T5">checking whether getpgrp requires zero arguments... yes</text:span></text:p>
      <text:p text:style-name="P1"><text:span text:style-name="T5">checking for vprintf... yes</text:span></text:p>
      <text:p text:style-name="P1"><text:span text:style-name="T5">checking for _doprnt... no</text:span></text:p>
      <text:p text:style-name="P1"><text:span text:style-name="T5">checking for working strcoll... yes</text:span></text:p>
      <text:p text:style-name="P1"><text:span text:style-name="T5">checking return type of signal handlers... void</text:span></text:p>
      <text:p text:style-name="P1"><text:span text:style-name="T5">checking for __setostype... no</text:span></text:p>
      <text:p text:style-name="P1"><text:span text:style-name="T5">checking for wait3... yes</text:span></text:p>
      <text:p text:style-name="P1"><text:span text:style-name="T5">checking for mkfifo... yes</text:span></text:p>
      <text:p text:style-name="P1"><text:span text:style-name="T5">checking for dup2... yes</text:span></text:p>
      <text:p text:style-name="P1"><text:span text:style-name="T5">checking for eaccess... yes</text:span></text:p>
      <text:p text:style-name="P1"><text:span text:style-name="T5">checking for fcntl... yes</text:span></text:p>
      <text:p text:style-name="P1"><text:span text:style-name="T5">checking for getdtablesize... yes</text:span></text:p>
      <text:p text:style-name="P1"><text:span text:style-name="T5">checking for getgroups... yes</text:span></text:p>
      <text:p text:style-name="P1"><text:span text:style-name="T5">checking for gethostname... yes</text:span></text:p>
      <text:p text:style-name="P1"><text:span text:style-name="T5">checking for getpagesize... (cached) yes</text:span></text:p>
      <text:p text:style-name="P1"><text:span text:style-name="T5">checking for getpeername... yes</text:span></text:p>
      <text:p text:style-name="P1"><text:soft-page-break/><text:span text:style-name="T5">checking for getrlimit... yes</text:span></text:p>
      <text:p text:style-name="P1"><text:span text:style-name="T5">checking for getrusage... yes</text:span></text:p>
      <text:p text:style-name="P1"><text:span text:style-name="T5">checking for gettimeofday... yes</text:span></text:p>
      <text:p text:style-name="P1"><text:span text:style-name="T5">checking for kill... yes</text:span></text:p>
      <text:p text:style-name="P1"><text:span text:style-name="T5">checking for killpg... yes</text:span></text:p>
      <text:p text:style-name="P1"><text:span text:style-name="T5">checking for lstat... yes</text:span></text:p>
      <text:p text:style-name="P1"><text:span text:style-name="T5">checking for readlink... yes</text:span></text:p>
      <text:p text:style-name="P1"><text:span text:style-name="T5">checking for sbrk... yes</text:span></text:p>
      <text:p text:style-name="P1"><text:span text:style-name="T5">checking for select... yes</text:span></text:p>
      <text:p text:style-name="P1"><text:span text:style-name="T5">checking for setdtablesize... no</text:span></text:p>
      <text:p text:style-name="P1"><text:span text:style-name="T5">checking for setitimer... yes</text:span></text:p>
      <text:p text:style-name="P1"><text:span text:style-name="T5">checking for tcgetpgrp... yes</text:span></text:p>
      <text:p text:style-name="P1"><text:span text:style-name="T5">checking for uname... yes</text:span></text:p>
      <text:p text:style-name="P1"><text:span text:style-name="T5">checking for ulimit... yes</text:span></text:p>
      <text:p text:style-name="P1"><text:span text:style-name="T5">checking for waitpid... yes</text:span></text:p>
      <text:p text:style-name="P1"><text:span text:style-name="T5">checking for rename... yes</text:span></text:p>
      <text:p text:style-name="P1"><text:span text:style-name="T5">checking for bcopy... yes</text:span></text:p>
      <text:p text:style-name="P1"><text:span text:style-name="T5">checking for bzero... yes</text:span></text:p>
      <text:p text:style-name="P1"><text:span text:style-name="T5">checking for confstr... yes</text:span></text:p>
      <text:p text:style-name="P1"><text:span text:style-name="T5">checking for faccessat... yes</text:span></text:p>
      <text:p text:style-name="P1"><text:span text:style-name="T5">checking for fnmatch... yes</text:span></text:p>
      <text:p text:style-name="P1"><text:span text:style-name="T5">checking for getaddrinfo... yes</text:span></text:p>
      <text:p text:style-name="P1"><text:span text:style-name="T5">checking for gethostbyname... yes</text:span></text:p>
      <text:p text:style-name="P1"><text:span text:style-name="T5">checking for getservbyname... yes</text:span></text:p>
      <text:p text:style-name="P1"><text:span text:style-name="T5">checking for getservent... yes</text:span></text:p>
      <text:p text:style-name="P1"><text:span text:style-name="T5">checking for inet_aton... yes</text:span></text:p>
      <text:p text:style-name="P1"><text:span text:style-name="T5">checking for imaxdiv... yes</text:span></text:p>
      <text:p text:style-name="P1"><text:span text:style-name="T5">checking for memmove... yes</text:span></text:p>
      <text:p text:style-name="P1"><text:span text:style-name="T5">checking for pathconf... yes</text:span></text:p>
      <text:p text:style-name="P1"><text:span text:style-name="T5">checking for putenv... (cached) yes</text:span></text:p>
      <text:p text:style-name="P1"><text:span text:style-name="T5">checking for raise... yes</text:span></text:p>
      <text:p text:style-name="P1"><text:span text:style-name="T5">checking for regcomp... yes</text:span></text:p>
      <text:p text:style-name="P1"><text:span text:style-name="T5">checking for regexec... yes</text:span></text:p>
      <text:p text:style-name="P1"><text:span text:style-name="T5">checking for setenv... (cached) yes</text:span></text:p>
      <text:p text:style-name="P1"><text:span text:style-name="T5">checking for setlinebuf... yes</text:span></text:p>
      <text:p text:style-name="P1"><text:span text:style-name="T5">checking for setlocale... (cached) yes</text:span></text:p>
      <text:p text:style-name="P1"><text:span text:style-name="T5">checking for setvbuf... yes</text:span></text:p>
      <text:p text:style-name="P1"><text:span text:style-name="T5">checking for siginterrupt... yes</text:span></text:p>
      <text:p text:style-name="P1"><text:span text:style-name="T5">checking for strchr... yes</text:span></text:p>
      <text:p text:style-name="P1"><text:span text:style-name="T5">checking for sysconf... yes</text:span></text:p>
      <text:p text:style-name="P1"><text:span text:style-name="T5">checking for syslog... yes</text:span></text:p>
      <text:p text:style-name="P1"><text:span text:style-name="T5">checking for tcgetattr... yes</text:span></text:p>
      <text:p text:style-name="P1"><text:span text:style-name="T5">checking for times... yes</text:span></text:p>
      <text:p text:style-name="P1"><text:span text:style-name="T5">checking for ttyname... yes</text:span></text:p>
      <text:p text:style-name="P1"><text:span text:style-name="T5">checking for tzset... yes</text:span></text:p>
      <text:p text:style-name="P1"><text:span text:style-name="T5">checking for unsetenv... yes</text:span></text:p>
      <text:p text:style-name="P1"><text:span text:style-name="T5">checking for vasprintf... yes</text:span></text:p>
      <text:p text:style-name="P1"><text:span text:style-name="T5">checking for asprintf... yes</text:span></text:p>
      <text:p text:style-name="P1"><text:soft-page-break/><text:span text:style-name="T5">checking for isascii... yes</text:span></text:p>
      <text:p text:style-name="P1"><text:span text:style-name="T5">checking for isblank... yes</text:span></text:p>
      <text:p text:style-name="P1"><text:span text:style-name="T5">checking for isgraph... yes</text:span></text:p>
      <text:p text:style-name="P1"><text:span text:style-name="T5">checking for isprint... yes</text:span></text:p>
      <text:p text:style-name="P1"><text:span text:style-name="T5">checking for isspace... yes</text:span></text:p>
      <text:p text:style-name="P1"><text:span text:style-name="T5">checking for isxdigit... yes</text:span></text:p>
      <text:p text:style-name="P1"><text:span text:style-name="T5">checking for getpwent... yes</text:span></text:p>
      <text:p text:style-name="P1"><text:span text:style-name="T5">checking for getpwnam... yes</text:span></text:p>
      <text:p text:style-name="P1"><text:span text:style-name="T5">checking for getpwuid... yes</text:span></text:p>
      <text:p text:style-name="P1"><text:span text:style-name="T5">checking for getcwd... (cached) yes</text:span></text:p>
      <text:p text:style-name="P1"><text:span text:style-name="T5">checking for memset... yes</text:span></text:p>
      <text:p text:style-name="P1"><text:span text:style-name="T5">checking for strcasecmp... (cached) yes</text:span></text:p>
      <text:p text:style-name="P1"><text:span text:style-name="T5">checking for strcasestr... yes</text:span></text:p>
      <text:p text:style-name="P1"><text:span text:style-name="T5">checking for strerror... yes</text:span></text:p>
      <text:p text:style-name="P1"><text:span text:style-name="T5">checking for strftime... yes</text:span></text:p>
      <text:p text:style-name="P1"><text:span text:style-name="T5">checking for strnlen... yes</text:span></text:p>
      <text:p text:style-name="P1"><text:span text:style-name="T5">checking for strpbrk... yes</text:span></text:p>
      <text:p text:style-name="P1"><text:span text:style-name="T5">checking for strstr... yes</text:span></text:p>
      <text:p text:style-name="P1"><text:span text:style-name="T5">checking for strtod... yes</text:span></text:p>
      <text:p text:style-name="P1"><text:span text:style-name="T5">checking for strtol... yes</text:span></text:p>
      <text:p text:style-name="P1"><text:span text:style-name="T5">checking for strtoul... (cached) yes</text:span></text:p>
      <text:p text:style-name="P1"><text:span text:style-name="T5">checking for strtoll... yes</text:span></text:p>
      <text:p text:style-name="P1"><text:span text:style-name="T5">checking for strtoull... yes</text:span></text:p>
      <text:p text:style-name="P1"><text:span text:style-name="T5">checking for strtoimax... yes</text:span></text:p>
      <text:p text:style-name="P1"><text:span text:style-name="T5">checking for strtoumax... yes</text:span></text:p>
      <text:p text:style-name="P1"><text:span text:style-name="T5">checking for dprintf... yes</text:span></text:p>
      <text:p text:style-name="P1"><text:span text:style-name="T5">checking for strchrnul... yes</text:span></text:p>
      <text:p text:style-name="P1"><text:span text:style-name="T5">checking for strdup... (cached) yes</text:span></text:p>
      <text:p text:style-name="P1"><text:span text:style-name="T5">checking whether AUDIT_USER_TTY is declared... yes</text:span></text:p>
      <text:p text:style-name="P1"><text:span text:style-name="T5">checking whether confstr is declared... yes</text:span></text:p>
      <text:p text:style-name="P1"><text:span text:style-name="T5">checking whether printf is declared... yes</text:span></text:p>
      <text:p text:style-name="P1"><text:span text:style-name="T5">checking whether sbrk is declared... yes</text:span></text:p>
      <text:p text:style-name="P1"><text:span text:style-name="T5">checking whether setregid is declared... yes</text:span></text:p>
      <text:p text:style-name="P1"><text:span text:style-name="T5">checking whether strcpy is declared... yes</text:span></text:p>
      <text:p text:style-name="P1"><text:span text:style-name="T5">checking whether strsignal is declared... yes</text:span></text:p>
      <text:p text:style-name="P1"><text:span text:style-name="T5">checking whether strtold is declared... yes</text:span></text:p>
      <text:p text:style-name="P1"><text:span text:style-name="T5">checking for broken strtold... no</text:span></text:p>
      <text:p text:style-name="P1"><text:span text:style-name="T5">checking for declaration of strtoimax... yes</text:span></text:p>
      <text:p text:style-name="P1"><text:span text:style-name="T5">checking for declaration of strtol... yes</text:span></text:p>
      <text:p text:style-name="P1"><text:span text:style-name="T5">checking for declaration of strtoll... yes</text:span></text:p>
      <text:p text:style-name="P1"><text:span text:style-name="T5">checking for declaration of strtoul... yes</text:span></text:p>
      <text:p text:style-name="P1"><text:span text:style-name="T5">checking for declaration of strtoull... yes</text:span></text:p>
      <text:p text:style-name="P1"><text:span text:style-name="T5">checking for declaration of strtoumax... yes</text:span></text:p>
      <text:p text:style-name="P1"><text:span text:style-name="T5">checking for alarm... yes</text:span></text:p>
      <text:p text:style-name="P1"><text:span text:style-name="T5">checking for fpurge... no</text:span></text:p>
      <text:p text:style-name="P1"><text:span text:style-name="T5">checking for __fpurge... yes</text:span></text:p>
      <text:p text:style-name="P1"><text:span text:style-name="T5">checking for snprintf... yes</text:span></text:p>
      <text:p text:style-name="P1"><text:span text:style-name="T5">checking for vsnprintf... yes</text:span></text:p>
      <text:p text:style-name="P1"><text:soft-page-break/><text:span text:style-name="T5">checking for working mktime... yes</text:span></text:p>
      <text:p text:style-name="P1"><text:span text:style-name="T5">checking for argz.h... (cached) yes</text:span></text:p>
      <text:p text:style-name="P1"><text:span text:style-name="T5">checking errno.h usability... yes</text:span></text:p>
      <text:p text:style-name="P1"><text:span text:style-name="T5">checking errno.h presence... yes</text:span></text:p>
      <text:p text:style-name="P1"><text:span text:style-name="T5">checking for errno.h... yes</text:span></text:p>
      <text:p text:style-name="P1"><text:span text:style-name="T5">checking fcntl.h usability... yes</text:span></text:p>
      <text:p text:style-name="P1"><text:span text:style-name="T5">checking fcntl.h presence... yes</text:span></text:p>
      <text:p text:style-name="P1"><text:span text:style-name="T5">checking for fcntl.h... yes</text:span></text:p>
      <text:p text:style-name="P1"><text:span text:style-name="T5">checking for malloc.h... (cached) yes</text:span></text:p>
      <text:p text:style-name="P1"><text:span text:style-name="T5">checking stdio_ext.h usability... yes</text:span></text:p>
      <text:p text:style-name="P1"><text:span text:style-name="T5">checking stdio_ext.h presence... yes</text:span></text:p>
      <text:p text:style-name="P1"><text:span text:style-name="T5">checking for stdio_ext.h... yes</text:span></text:p>
      <text:p text:style-name="P1"><text:span text:style-name="T5">checking for getpagesize... (cached) yes</text:span></text:p>
      <text:p text:style-name="P1"><text:span text:style-name="T5">checking for working mmap... (cached) yes</text:span></text:p>
      <text:p text:style-name="P1"><text:span text:style-name="T5">checking for __argz_count... (cached) yes</text:span></text:p>
      <text:p text:style-name="P1"><text:span text:style-name="T5">checking for __argz_next... (cached) yes</text:span></text:p>
      <text:p text:style-name="P1"><text:span text:style-name="T5">checking for __argz_stringify... (cached) yes</text:span></text:p>
      <text:p text:style-name="P1"><text:span text:style-name="T5">checking for dcgettext... yes</text:span></text:p>
      <text:p text:style-name="P1"><text:span text:style-name="T5">checking for mempcpy... (cached) yes</text:span></text:p>
      <text:p text:style-name="P1"><text:span text:style-name="T5">checking for munmap... (cached) yes</text:span></text:p>
      <text:p text:style-name="P1"><text:span text:style-name="T5">checking for stpcpy... (cached) yes</text:span></text:p>
      <text:p text:style-name="P1"><text:span text:style-name="T5">checking for strcspn... yes</text:span></text:p>
      <text:p text:style-name="P1"><text:span text:style-name="T5">checking wctype.h usability... yes</text:span></text:p>
      <text:p text:style-name="P1"><text:span text:style-name="T5">checking wctype.h presence... yes</text:span></text:p>
      <text:p text:style-name="P1"><text:span text:style-name="T5">checking for wctype.h... yes</text:span></text:p>
      <text:p text:style-name="P1"><text:span text:style-name="T5">checking wchar.h usability... yes</text:span></text:p>
      <text:p text:style-name="P1"><text:span text:style-name="T5">checking wchar.h presence... yes</text:span></text:p>
      <text:p text:style-name="P1"><text:span text:style-name="T5">checking for wchar.h... yes</text:span></text:p>
      <text:p text:style-name="P1"><text:span text:style-name="T5">checking langinfo.h usability... yes</text:span></text:p>
      <text:p text:style-name="P1"><text:span text:style-name="T5">checking langinfo.h presence... yes</text:span></text:p>
      <text:p text:style-name="P1"><text:span text:style-name="T5">checking for langinfo.h... yes</text:span></text:p>
      <text:p text:style-name="P1"><text:span text:style-name="T5">checking for mbrlen... yes</text:span></text:p>
      <text:p text:style-name="P1"><text:span text:style-name="T5">checking for mbscasecmp... no</text:span></text:p>
      <text:p text:style-name="P1"><text:span text:style-name="T5">checking for mbscmp... no</text:span></text:p>
      <text:p text:style-name="P1"><text:span text:style-name="T5">checking for mbsnrtowcs... yes</text:span></text:p>
      <text:p text:style-name="P1"><text:span text:style-name="T5">checking for mbsrtowcs... yes</text:span></text:p>
      <text:p text:style-name="P1"><text:span text:style-name="T5">checking for mbschr... no</text:span></text:p>
      <text:p text:style-name="P1"><text:span text:style-name="T5">checking for wcrtomb... yes</text:span></text:p>
      <text:p text:style-name="P1"><text:span text:style-name="T5">checking for wcscoll... yes</text:span></text:p>
      <text:p text:style-name="P1"><text:span text:style-name="T5">checking for wcsdup... yes</text:span></text:p>
      <text:p text:style-name="P1"><text:span text:style-name="T5">checking for wcwidth... yes</text:span></text:p>
      <text:p text:style-name="P1"><text:span text:style-name="T5">checking for wctype... yes</text:span></text:p>
      <text:p text:style-name="P1"><text:span text:style-name="T5">checking for wcswidth... yes</text:span></text:p>
      <text:p text:style-name="P1"><text:span text:style-name="T5">checking whether mbrtowc and mbstate_t are properly declared... yes</text:span></text:p>
      <text:p text:style-name="P1"><text:span text:style-name="T5">checking for iswlower... yes</text:span></text:p>
      <text:p text:style-name="P1"><text:span text:style-name="T5">checking for iswupper... yes</text:span></text:p>
      <text:p text:style-name="P1"><text:span text:style-name="T5">checking for towlower... yes</text:span></text:p>
      <text:p text:style-name="P1"><text:span text:style-name="T5">checking for towupper... yes</text:span></text:p>
      <text:p text:style-name="P1"><text:soft-page-break/><text:span text:style-name="T5">checking for iswctype... yes</text:span></text:p>
      <text:p text:style-name="P1"><text:span text:style-name="T5">checking for nl_langinfo and CODESET... yes</text:span></text:p>
      <text:p text:style-name="P1"><text:span text:style-name="T5">checking for wchar_t in wchar.h... yes</text:span></text:p>
      <text:p text:style-name="P1"><text:span text:style-name="T5">checking for wctype_t in wctype.h... yes</text:span></text:p>
      <text:p text:style-name="P1"><text:span text:style-name="T5">checking for wint_t in wctype.h... yes</text:span></text:p>
      <text:p text:style-name="P1"><text:span text:style-name="T5">checking for wcwidth broken with unicode combining characters... </text:span></text:p>
      <text:p text:style-name="P1"><text:span text:style-name="T5">checking for locale_charset... no</text:span></text:p>
      <text:p text:style-name="P1"><text:span text:style-name="T5">checking for dlopen in -ldl... yes</text:span></text:p>
      <text:p text:style-name="P1"><text:span text:style-name="T5">checking for dlopen... yes</text:span></text:p>
      <text:p text:style-name="P1"><text:span text:style-name="T5">checking for dlclose... yes</text:span></text:p>
      <text:p text:style-name="P1"><text:span text:style-name="T5">checking for dlsym... yes</text:span></text:p>
      <text:p text:style-name="P1"><text:span text:style-name="T5">checking whether sys_siglist is declared... yes</text:span></text:p>
      <text:p text:style-name="P1"><text:span text:style-name="T5">checking for uid_t in sys/types.h... yes</text:span></text:p>
      <text:p text:style-name="P1"><text:span text:style-name="T5">checking type of array argument to getgroups... gid_t</text:span></text:p>
      <text:p text:style-name="P1"><text:span text:style-name="T5">checking for off_t... (cached) yes</text:span></text:p>
      <text:p text:style-name="P1"><text:span text:style-name="T5">checking for mode_t... yes</text:span></text:p>
      <text:p text:style-name="P1"><text:span text:style-name="T5">checking for uid_t in sys/types.h... (cached) yes</text:span></text:p>
      <text:p text:style-name="P1"><text:span text:style-name="T5">checking for pid_t... yes</text:span></text:p>
      <text:p text:style-name="P1"><text:span text:style-name="T5">checking for size_t... (cached) yes</text:span></text:p>
      <text:p text:style-name="P1"><text:span text:style-name="T5">checking for ssize_t... yes</text:span></text:p>
      <text:p text:style-name="P1"><text:span text:style-name="T5">checking for time_t... yes</text:span></text:p>
      <text:p text:style-name="P1"><text:span text:style-name="T5">checking for long long... long long</text:span></text:p>
      <text:p text:style-name="P1"><text:span text:style-name="T5">checking for unsigned long long... unsigned long long</text:span></text:p>
      <text:p text:style-name="P1"><text:span text:style-name="T5">checking return type of signal handlers... (cached) void</text:span></text:p>
      <text:p text:style-name="P1"><text:span text:style-name="T5">checking for sig_atomic_t in signal.h... yes</text:span></text:p>
      <text:p text:style-name="P1"><text:span text:style-name="T5">checking size of char... 1</text:span></text:p>
      <text:p text:style-name="P1"><text:span text:style-name="T5">checking size of short... 2</text:span></text:p>
      <text:p text:style-name="P1"><text:span text:style-name="T5">checking size of int... 4</text:span></text:p>
      <text:p text:style-name="P1"><text:span text:style-name="T5">checking size of long... 8</text:span></text:p>
      <text:p text:style-name="P1"><text:span text:style-name="T5">checking size of char *... 8</text:span></text:p>
      <text:p text:style-name="P1"><text:span text:style-name="T5">checking size of double... 8</text:span></text:p>
      <text:p text:style-name="P1"><text:span text:style-name="T5">checking size of long long... 8</text:span></text:p>
      <text:p text:style-name="P1"><text:span text:style-name="T5">checking for u_int... yes</text:span></text:p>
      <text:p text:style-name="P1"><text:span text:style-name="T5">checking for u_long... yes</text:span></text:p>
      <text:p text:style-name="P1"><text:span text:style-name="T5">checking for bits16_t... no</text:span></text:p>
      <text:p text:style-name="P1"><text:span text:style-name="T5">checking for u_bits16_t... no</text:span></text:p>
      <text:p text:style-name="P1"><text:span text:style-name="T5">checking for bits32_t... no</text:span></text:p>
      <text:p text:style-name="P1"><text:span text:style-name="T5">checking for u_bits32_t... no</text:span></text:p>
      <text:p text:style-name="P1"><text:span text:style-name="T5">checking for bits64_t... no</text:span></text:p>
      <text:p text:style-name="P1"><text:span text:style-name="T5">checking for ptrdiff_t... yes</text:span></text:p>
      <text:p text:style-name="P1"><text:span text:style-name="T5">checking whether stat file-mode macros are broken... no</text:span></text:p>
      <text:p text:style-name="P1"><text:span text:style-name="T5">checking whether #! works in shell scripts... yes</text:span></text:p>
      <text:p text:style-name="P1"><text:span text:style-name="T5">checking whether the ctype macros accept non-ascii characters... no</text:span></text:p>
      <text:p text:style-name="P1"><text:span text:style-name="T5">checking if dup2 fails to clear the close-on-exec flag... no</text:span></text:p>
      <text:p text:style-name="P1"><text:span text:style-name="T5">checking whether pgrps need synchronization... no</text:span></text:p>
      <text:p text:style-name="P1"><text:span text:style-name="T5">checking for type of signal functions... posix</text:span></text:p>
      <text:p text:style-name="P1"><text:span text:style-name="T5">checking for sys_errlist and sys_nerr... yes</text:span></text:p>
      <text:p text:style-name="P1"><text:span text:style-name="T5">checking for sys_siglist in system C library... yes</text:span></text:p>
      <text:p text:style-name="P1"><text:soft-page-break/><text:span text:style-name="T5">checking for _sys_siglist in signal.h or unistd.h... yes</text:span></text:p>
      <text:p text:style-name="P1"><text:span text:style-name="T5">checking for _sys_siglist in system C library... yes</text:span></text:p>
      <text:p text:style-name="P1"><text:span text:style-name="T5">checking whether signal handlers are of type void... yes</text:span></text:p>
      <text:p text:style-name="P1"><text:span text:style-name="T5">checking for clock_t... yes</text:span></text:p>
      <text:p text:style-name="P1"><text:span text:style-name="T5">checking for sigset_t... yes</text:span></text:p>
      <text:p text:style-name="P1"><text:span text:style-name="T5">checking for sig_atomic_t... yes</text:span></text:p>
      <text:p text:style-name="P1"><text:span text:style-name="T5">checking for quad_t... yes</text:span></text:p>
      <text:p text:style-name="P1"><text:span text:style-name="T5">checking for intmax_t... yes</text:span></text:p>
      <text:p text:style-name="P1"><text:span text:style-name="T5">checking for uintmax_t... yes</text:span></text:p>
      <text:p text:style-name="P1"><text:span text:style-name="T5">checking for socklen_t... yes</text:span></text:p>
      <text:p text:style-name="P1"><text:span text:style-name="T5">checking for size and type of struct rlimit fields... rlim_t</text:span></text:p>
      <text:p text:style-name="P1"><text:span text:style-name="T5">checking size of intmax_t... 8</text:span></text:p>
      <text:p text:style-name="P1"><text:span text:style-name="T5">checking for struct termios.c_line... yes</text:span></text:p>
      <text:p text:style-name="P1"><text:span text:style-name="T5">checking for struct termio.c_line... yes</text:span></text:p>
      <text:p text:style-name="P1"><text:span text:style-name="T5">checking for struct dirent.d_ino... yes</text:span></text:p>
      <text:p text:style-name="P1"><text:span text:style-name="T5">checking for struct dirent.d_fileno... yes</text:span></text:p>
      <text:p text:style-name="P1"><text:span text:style-name="T5">checking for struct dirent.d_namlen... no</text:span></text:p>
      <text:p text:style-name="P1"><text:span text:style-name="T5">checking for struct winsize in sys/ioctl.h and termios.h... sys/ioctl.h</text:span></text:p>
      <text:p text:style-name="P1"><text:span text:style-name="T5">checking for struct timeval in sys/time.h and time.h... yes</text:span></text:p>
      <text:p text:style-name="P1"><text:span text:style-name="T5">checking for struct stat.st_blocks... yes</text:span></text:p>
      <text:p text:style-name="P1"><text:span text:style-name="T5">checking whether struct tm is in sys/time.h or time.h... time.h</text:span></text:p>
      <text:p text:style-name="P1"><text:span text:style-name="T5">checking for struct tm.tm_zone... yes</text:span></text:p>
      <text:p text:style-name="P1"><text:span text:style-name="T5">checking for struct timezone in sys/time.h and time.h... yes</text:span></text:p>
      <text:p text:style-name="P1"><text:span text:style-name="T5">checking for offset of exit status in return status from wait... 8</text:span></text:p>
      <text:p text:style-name="P1"><text:span text:style-name="T5">checking for struct timespec in &lt;time.h&gt;... yes</text:span></text:p>
      <text:p text:style-name="P1"><text:span text:style-name="T5">checking for struct stat.st_atim.tv_nsec... yes</text:span></text:p>
      <text:p text:style-name="P1"><text:span text:style-name="T5">checking whether struct stat.st_atim is of type struct timespec... yes</text:span></text:p>
      <text:p text:style-name="P1"><text:span text:style-name="T5">checking for the existence of strsignal... yes</text:span></text:p>
      <text:p text:style-name="P1"><text:span text:style-name="T5">checking if opendir() opens non-directories... no</text:span></text:p>
      <text:p text:style-name="P1"><text:span text:style-name="T5">checking whether ulimit can substitute for getdtablesize... yes</text:span></text:p>
      <text:p text:style-name="P1"><text:span text:style-name="T5">checking whether fpurge is declared... no</text:span></text:p>
      <text:p text:style-name="P1"><text:span text:style-name="T5">checking to see if getenv can be redefined... yes</text:span></text:p>
      <text:p text:style-name="P1"><text:span text:style-name="T5">checking if getcwd() will dynamically allocate memory with 0 size... yes</text:span></text:p>
      <text:p text:style-name="P1"><text:span text:style-name="T5">checking for presence of POSIX-style sigsetjmp/siglongjmp... present</text:span></text:p>
      <text:p text:style-name="P1"><text:span text:style-name="T5">checking whether or not strcoll and strcmp differ... no</text:span></text:p>
      <text:p text:style-name="P1"><text:span text:style-name="T5">checking for standard-conformant snprintf... yes</text:span></text:p>
      <text:p text:style-name="P1"><text:span text:style-name="T5">checking for standard-conformant vsnprintf... yes</text:span></text:p>
      <text:p text:style-name="P1"><text:span text:style-name="T5">checking for standard-conformant putenv declaration... yes</text:span></text:p>
      <text:p text:style-name="P1"><text:span text:style-name="T5">checking for standard-conformant unsetenv declaration... yes</text:span></text:p>
      <text:p text:style-name="P1"><text:span text:style-name="T5">checking for printf floating point output in hex notation... yes</text:span></text:p>
      <text:p text:style-name="P1"><text:span text:style-name="T5">checking if signal handlers must be reinstalled when invoked... no</text:span></text:p>
      <text:p text:style-name="P1"><text:span text:style-name="T5">checking for presence of necessary job control definitions... present</text:span></text:p>
      <text:p text:style-name="P1"><text:span text:style-name="T5">checking for presence of named pipes... present</text:span></text:p>
      <text:p text:style-name="P1"><text:span text:style-name="T5">checking whether termios.h defines TIOCGWINSZ... no</text:span></text:p>
      <text:p text:style-name="P1"><text:span text:style-name="T5">checking whether sys/ioctl.h defines TIOCGWINSZ... yes</text:span></text:p>
      <text:p text:style-name="P1"><text:span text:style-name="T5">checking for TIOCSTAT in sys/ioctl.h... no</text:span></text:p>
      <text:p text:style-name="P1"><text:span text:style-name="T5">checking for FIONREAD in sys/ioctl.h... yes</text:span></text:p>
      <text:p text:style-name="P1"><text:soft-page-break/><text:span text:style-name="T5">checking whether WCONTINUED flag to waitpid is unavailable or available but broken... no</text:span></text:p>
      <text:p text:style-name="P1"><text:span text:style-name="T5">checking for speed_t in sys/types.h... no</text:span></text:p>
      <text:p text:style-name="P1"><text:span text:style-name="T5">checking whether getpw functions are declared in pwd.h... yes</text:span></text:p>
      <text:p text:style-name="P1"><text:span text:style-name="T5">checking for unusable real-time signals due to large values... no</text:span></text:p>
      <text:p text:style-name="P1"><text:span text:style-name="T5">checking for tgetent... no</text:span></text:p>
      <text:p text:style-name="P1"><text:span text:style-name="T5">checking for tgetent in -ltermcap... yes</text:span></text:p>
      <text:p text:style-name="P1"><text:span text:style-name="T5">checking which library has the termcap functions... using libtermcap</text:span></text:p>
      <text:p text:style-name="P1"><text:span text:style-name="T5">checking whether /dev/fd is available... standard</text:span></text:p>
      <text:p text:style-name="P1"><text:span text:style-name="T5">checking whether /dev/stdin stdout stderr are available... present</text:span></text:p>
      <text:p text:style-name="P1"><text:span text:style-name="T5">checking for default mail directory... /var/mail</text:span></text:p>
      <text:p text:style-name="P1"><text:span text:style-name="T5">checking shared object configuration for loadable builtins... supported</text:span></text:p>
      <text:p text:style-name="P1"><text:span text:style-name="T5">configure: creating ./config.status</text:span></text:p>
      <text:p text:style-name="P1"><text:span text:style-name="T5">config.status: creating Makefile</text:span></text:p>
      <text:p text:style-name="P1"><text:span text:style-name="T5">config.status: creating builtins/Makefile</text:span></text:p>
      <text:p text:style-name="P1"><text:span text:style-name="T5">config.status: creating lib/readline/Makefile</text:span></text:p>
      <text:p text:style-name="P1"><text:span text:style-name="T5">config.status: creating lib/glob/Makefile</text:span></text:p>
      <text:p text:style-name="P1"><text:span text:style-name="T5">config.status: creating lib/intl/Makefile</text:span></text:p>
      <text:p text:style-name="P1"><text:span text:style-name="T5">config.status: creating lib/malloc/Makefile</text:span></text:p>
      <text:p text:style-name="P1"><text:span text:style-name="T5">config.status: creating lib/sh/Makefile</text:span></text:p>
      <text:p text:style-name="P1"><text:span text:style-name="T5">config.status: creating lib/termcap/Makefile</text:span></text:p>
      <text:p text:style-name="P1"><text:span text:style-name="T5">config.status: creating lib/tilde/Makefile</text:span></text:p>
      <text:p text:style-name="P1"><text:span text:style-name="T5">config.status: creating doc/Makefile</text:span></text:p>
      <text:p text:style-name="P1"><text:span text:style-name="T5">config.status: creating support/Makefile</text:span></text:p>
      <text:p text:style-name="P1"><text:span text:style-name="T5">config.status: creating po/Makefile.in</text:span></text:p>
      <text:p text:style-name="P1"><text:span text:style-name="T5">config.status: creating examples/loadables/Makefile</text:span></text:p>
      <text:p text:style-name="P1"><text:span text:style-name="T5">config.status: creating examples/loadables/perl/Makefile</text:span></text:p>
      <text:p text:style-name="P1"><text:span text:style-name="T5">config.status: creating config.h</text:span></text:p>
      <text:p text:style-name="P1"><text:span text:style-name="T5">config.status: executing default-1 commands</text:span></text:p>
      <text:p text:style-name="P1"><text:span text:style-name="T5">config.status: creating po/POTFILES</text:span></text:p>
      <text:p text:style-name="P1"><text:span text:style-name="T5">config.status: creating po/Makefile</text:span></text:p>
      <text:p text:style-name="P1"><text:span text:style-name="T5">config.status: executing default commands</text:span></text:p>
      <text:p text:style-name="P2"><text:span text:style-name="T5">mahannee@VTA076L:~/packages/bash/bash-4.3$ make -j4</text:span></text:p>
      <text:p text:style-name="P1"><text:span text:style-name="T5">rm -f mksyntax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<text:s text:c="2"/>-rdynamic <text:s/>-g -O2 -rdynamic -g -O2 <text:s/>-o mksyntax ./mksyntax.c </text:span></text:p>
      <text:p text:style-name="P1"><text:span text:style-name="T5">make[1]: Entering directory '/home/mahannee/packages/bash/bash-4.3/builtins'</text:span></text:p>
      <text:p text:style-name="P1"><text:span text:style-name="T5">rm -f mkbuiltins.o</text:span></text:p>
      <text:p text:style-name="P1"><text:span text:style-name="T5">gcc -c <text:s/>-DHAVE_CONFIG_H -DSHELL <text:s/>-I. -I.. <text:s/>-I.. -I../include -I../lib -I. <text:s text:c="3"/>-g -O2 <text:s/>mkbuiltins.c</text:span></text:p>
      <text:p text:style-name="P1"><text:span text:style-name="T5">rm -f make_cmd.o</text:span></text:p>
      <text:p text:style-name="P1"><text:span text:style-name="T5">rm -f mksignames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</text:span><text:soft-page-break/><text:span text:style-name="T5">-DPACKAGE='"bash"' -DSHELL -DHAVE_CONFIG_H <text:s text:c="2"/>-I. <text:s/>-I. -I./include -I./lib <text:s text:c="2"/>-g -O2 -c make_cmd.c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<text:s/>-DBUILDTOOL -c ./support/mksignames.c</text:span></text:p>
      <text:p text:style-name="P1"><text:span text:style-name="T5">rm -f buildsignames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<text:s/>-DBUILDTOOL -o buildsignames.o -c ./support/signames.c</text:span></text:p>
      <text:p text:style-name="P1"><text:span text:style-name="T5">rm -f input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input.c</text:span></text:p>
      <text:p text:style-name="P1"><text:span text:style-name="T5">rm -f unwind_prot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unwind_prot.c</text:span></text:p>
      <text:p text:style-name="P1"><text:span text:style-name="T5">gcc -rdynamic -g -O2 -rdynamic -g -O2 <text:s/>-o mkbuiltins mkbuiltins.o -ldl </text:span></text:p>
      <text:p text:style-name="P1"><text:span text:style-name="T5">rm -f pathexp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pathexp.c</text:span></text:p>
      <text:p text:style-name="P1"><text:span text:style-name="T5">rm -f test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test.c</text:span></text:p>
      <text:p text:style-name="P1"><text:span text:style-name="T5">./mkbuiltins -externfile builtext.h -structfile builtins.c \</text:span></text:p>
      <text:p text:style-name="P1"><text:span text:style-name="T5"><text:s text:c="4"/>-noproduction -D . <text:s text:c="2"/>./alias.def ./bind.def ./break.def ./builtin.def ./caller.def ./cd.def ./colon.def ./command.def ./declare.def ./echo.def ./enable.def ./eval.def ./getopts.def ./exec.def ./exit.def ./fc.def ./fg_bg.def ./hash.def ./help.def ./history.def ./jobs.def ./kill.def ./let.def ./read.def ./return.def ./set.def ./setattr.def ./shift.def ./source.def ./suspend.def ./test.def ./times.def ./trap.def ./type.def ./ulimit.def ./umask.def ./wait.def ./reserved.def ./pushd.def ./shopt.def ./printf.def ./complete.def ./mapfile.def</text:span></text:p>
      <text:p text:style-name="P1"><text:span text:style-name="T5">make[1]: Leaving directory '/home/mahannee/packages/bash/bash-4.3/builtins'</text:span></text:p>
      <text:p text:style-name="P1"><text:span text:style-name="T5">rm -f alias.o</text:span></text:p>
      <text:p text:style-name="P1"><text:soft-page-break/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alias.c</text:span></text:p>
      <text:p text:style-name="P1"><text:span text:style-name="T5">rm -f array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array.c</text:span></text:p>
      <text:p text:style-name="P1"><text:span text:style-name="T5">rm -f arrayfunc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arrayfunc.c</text:span></text:p>
      <text:p text:style-name="P1"><text:span text:style-name="T5">rm -f assoc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assoc.c</text:span></text:p>
      <text:p text:style-name="P1"><text:span text:style-name="T5">rm -f braces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braces.c</text:span></text:p>
      <text:p text:style-name="P1"><text:span text:style-name="T5">rm -f bracecomp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bracecomp.c</text:span></text:p>
      <text:p text:style-name="P1"><text:span text:style-name="T5">rm -f bashhist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bashhist.c</text:span></text:p>
      <text:p text:style-name="P1"><text:span text:style-name="T5">rm -f bashline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bashline.c</text:span></text:p>
      <text:p text:style-name="P1"><text:span text:style-name="T5">rm -f list.o</text:span></text:p>
      <text:p text:style-name="P1"><text:soft-page-break/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list.c</text:span></text:p>
      <text:p text:style-name="P1"><text:span text:style-name="T5">rm -f stringlib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stringlib.c</text:span></text:p>
      <text:p text:style-name="P1"><text:span text:style-name="T5">rm -f locale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locale.c</text:span></text:p>
      <text:p text:style-name="P1"><text:span text:style-name="T5">rm -f findcmd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findcmd.c</text:span></text:p>
      <text:p text:style-name="P1"><text:span text:style-name="T5">rm -f redir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redir.c</text:span></text:p>
      <text:p text:style-name="P1"><text:span text:style-name="T5">rm -f pcomplete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pcomplete.c</text:span></text:p>
      <text:p text:style-name="P1"><text:span text:style-name="T5">rm -f pcomplib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pcomplib.c</text:span></text:p>
      <text:p text:style-name="P1"><text:span text:style-name="T5">pcomplete.c: In function ‘pcomp_filename_completion_function’:</text:span></text:p>
      <text:p text:style-name="P1"><text:span text:style-name="T5">pcomplete.c:781:29: warning: passing argument 1 of ‘sh_contains_quotes’ discards ‘const’ qualifier from pointer target type [-Wdiscarded-qualifiers]</text:span></text:p>
      <text:p text:style-name="P1"><text:span text:style-name="T5"><text:s text:c="9"/>sh_contains_quotes (text)) /* guess */</text:span></text:p>
      <text:p text:style-name="P1"><text:span text:style-name="T5"><text:s text:c="29"/>^~~~</text:span></text:p>
      <text:p text:style-name="P1"><text:span text:style-name="T5">In file included from shell.h:42:0,</text:span></text:p>
      <text:p text:style-name="P1"><text:span text:style-name="T5"><text:s text:c="17"/>from pcomplete.c:46:</text:span></text:p>
      <text:p text:style-name="P1"><text:soft-page-break/><text:span text:style-name="T5">externs.h:327:12: note: expected ‘char *’ but argument is of type ‘const char *’</text:span></text:p>
      <text:p text:style-name="P1"><text:span text:style-name="T5"><text:s/>extern int sh_contains_quotes __P((char *));</text:span></text:p>
      <text:p text:style-name="P1"><text:span text:style-name="T5"><text:s text:c="12"/>^~~~~~~~~~~~~~~~~~</text:span></text:p>
      <text:p text:style-name="P1"><text:span text:style-name="T5">rm -f xmalloc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xmalloc.c</text:span></text:p>
      <text:p text:style-name="P1"><text:span text:style-name="T5">rm -f syntax.c</text:span></text:p>
      <text:p text:style-name="P1"><text:span text:style-name="T5">./mksyntax -o syntax.c</text:span></text:p>
      <text:p text:style-name="P1"><text:span text:style-name="T5">rm -f shell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shell.c</text:span></text:p>
      <text:p text:style-name="P1"><text:span text:style-name="T5">rm -f eval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eval.c</text:span></text:p>
      <text:p text:style-name="P1"><text:span text:style-name="T5">shell.c: In function ‘disable_priv_mode’:</text:span></text:p>
      <text:p text:style-name="P1"><text:span text:style-name="T5">shell.c:1238:3: warning: ignoring return value of ‘setuid’, declared with attribute warn_unused_result [-Wunused-result]</text:span></text:p>
      <text:p text:style-name="P1"><text:span text:style-name="T5"><text:s text:c="3"/>setuid (current_user.uid);</text:span></text:p>
      <text:p text:style-name="P1"><text:span text:style-name="T5"><text:s text:c="3"/>^~~~~~~~~~~~~~~~~~~~~~~~~</text:span></text:p>
      <text:p text:style-name="P1"><text:span text:style-name="T5">shell.c:1239:3: warning: ignoring return value of ‘setgid’, declared with attribute warn_unused_result [-Wunused-result]</text:span></text:p>
      <text:p text:style-name="P1"><text:span text:style-name="T5"><text:s text:c="3"/>setgid (current_user.gid);</text:span></text:p>
      <text:p text:style-name="P1"><text:span text:style-name="T5"><text:s text:c="3"/>^~~~~~~~~~~~~~~~~~~~~~~~~</text:span></text:p>
      <text:p text:style-name="P1"><text:span text:style-name="T5">rm -f y.tab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y.tab.c</text:span></text:p>
      <text:p text:style-name="P1"><text:span text:style-name="T5">rm -f general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general.c</text:span></text:p>
      <text:p text:style-name="P1"><text:span text:style-name="T5">/usr/src/local/bash/bash-4.3-patched/parse.y: In function ‘shell_getc’:</text:span></text:p>
      <text:p text:style-name="P1"><text:span text:style-name="T5">/usr/src/local/bash/bash-4.3-patched/parse.y:2308:24: warning: format ‘%llu’ expects argument of type ‘long long unsigned int’, but argument 3 has type ‘long unsigned int’ [-Wformat=]</text:span></text:p>
      <text:p text:style-name="P1"><text:soft-page-break/><text:span text:style-name="T5">rm -f print_cmd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print_cmd.c</text:span></text:p>
      <text:p text:style-name="P1"><text:span text:style-name="T5">print_cmd.c: In function ‘make_command_string_internal’:</text:span></text:p>
      <text:p text:style-name="P1"><text:span text:style-name="T5">print_cmd.c:171:14: warning: zero-length gnu_printf format string [-Wformat-zero-length]</text:span></text:p>
      <text:p text:style-name="P1"><text:span text:style-name="T5"><text:s text:c="5"/>cprintf ("");</text:span></text:p>
      <text:p text:style-name="P1"><text:span text:style-name="T5"><text:s text:c="14"/>^~</text:span></text:p>
      <text:p text:style-name="P1"><text:span text:style-name="T5">rm -f dispose_cmd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dispose_cmd.c</text:span></text:p>
      <text:p text:style-name="P1"><text:span text:style-name="T5">rm -f execute_cmd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execute_cmd.c</text:span></text:p>
      <text:p text:style-name="P1"><text:span text:style-name="T5">execute_cmd.c: In function ‘coproc_pidchk’:</text:span></text:p>
      <text:p text:style-name="P1"><text:span text:style-name="T5">execute_cmd.c:2062:1: warning: type of ‘status’ defaults to ‘int’ [-Wimplicit-int]</text:span></text:p>
      <text:p text:style-name="P1"><text:span text:style-name="T5"><text:s/>coproc_pidchk (pid, status)</text:span></text:p>
      <text:p text:style-name="P1"><text:span text:style-name="T5"><text:s/>^~~~~~~~~~~~~</text:span></text:p>
      <text:p text:style-name="P1"><text:span text:style-name="T5">rm -f copy_cmd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copy_cmd.c</text:span></text:p>
      <text:p text:style-name="P1"><text:span text:style-name="T5">rm -f error.o</text:span></text:p>
      <text:p text:style-name="P1"><text:span text:style-name="T5">rm -f expr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error.c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expr.c</text:span></text:p>
      <text:p text:style-name="P1"><text:span text:style-name="T5">expr.c:210:17: warning: conflicting types for built-in function ‘exp2’ [-Wbuiltin-declaration-mismatch]</text:span></text:p>
      <text:p text:style-name="P1"><text:span text:style-name="T5"><text:s/>static intmax_t exp2 __P((void));</text:span></text:p>
      <text:p text:style-name="P1"><text:span text:style-name="T5"><text:s text:c="17"/>^~~~</text:span></text:p>
      <text:p text:style-name="P1"><text:soft-page-break/><text:span text:style-name="T5">rm -f flags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flags.c</text:span></text:p>
      <text:p text:style-name="P1"><text:span text:style-name="T5">rm -f jobs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jobs.c</text:span></text:p>
      <text:p text:style-name="P1"><text:span text:style-name="T5">rm -f subst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subst.c</text:span></text:p>
      <text:p text:style-name="P1"><text:span text:style-name="T5">rm -f hashcmd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hashcmd.c</text:span></text:p>
      <text:p text:style-name="P1"><text:span text:style-name="T5">rm -f hashlib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hashlib.c</text:span></text:p>
      <text:p text:style-name="P1"><text:span text:style-name="T5">rm -f mailcheck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mailcheck.c</text:span></text:p>
      <text:p text:style-name="P1"><text:span text:style-name="T5">rm -f mksignames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<text:s text:c="2"/>-rdynamic <text:s/>-g -O2 -rdynamic -g -O2 <text:s/>-o mksignames mksignames.o buildsignames.o </text:span></text:p>
      <text:p text:style-name="P1"><text:span text:style-name="T5">rm -f sig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sig.c</text:span></text:p>
      <text:p text:style-name="P1"><text:soft-page-break/><text:span text:style-name="T5">rm -f syntax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syntax.c</text:span></text:p>
      <text:p text:style-name="P1"><text:span text:style-name="T5">/bin/sh ./support/mkversion.sh -b -S . -s release -d 4.3 -o newversion.h \</text:span></text:p>
      <text:p text:style-name="P1"><text:span text:style-name="T5"><text:tab/>&amp;&amp; mv newversion.h version.h</text:span></text:p>
      <text:p text:style-name="P1"><text:span text:style-name="T5">rm -f lsignames.h</text:span></text:p>
      <text:p text:style-name="P1"><text:span text:style-name="T5">./mksignames lsignames.h</text:span></text:p>
      <text:p text:style-name="P1"><text:span text:style-name="T5">if cmp -s lsignames.h signames.h ; then :; else rm -f signames.h ; cp lsignames.h signames.h ; fi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<text:s/>-DBUILDTOOL -c -o buildversion.o ./version.c</text:span></text:p>
      <text:p text:style-name="P1"><text:span text:style-name="T5">rm -f variables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variables.c</text:span></text:p>
      <text:p text:style-name="P1"><text:span text:style-name="T5">rm -f version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version.c</text:span></text:p>
      <text:p text:style-name="P1"><text:span text:style-name="T5">make[1]: Entering directory '/home/mahannee/packages/bash/bash-4.3/builtins'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<text:s text:c="2"/>-rdynamic <text:s/>-g -O2 -rdynamic -g -O2 <text:s/>-o bashversion ./support/bashversion.c buildversion.o </text:span></text:p>
      <text:p text:style-name="P1"><text:span text:style-name="T5">rm -f builtins.o</text:span></text:p>
      <text:p text:style-name="P1"><text:span text:style-name="T5">gcc -c <text:s/>-DHAVE_CONFIG_H -DSHELL <text:s/>-I. -I.. <text:s/>-I.. -I../include -I../lib -I. <text:s text:c="3"/>-g -O2 builtins.c</text:span></text:p>
      <text:p text:style-name="P1"><text:span text:style-name="T5">variables.c: In function ‘bind_variable_internal’:</text:span></text:p>
      <text:p text:style-name="P1"><text:span text:style-name="T5">variables.c:2529:87: warning: passing argument 1 of ‘valid_array_reference’ discards ‘const’ qualifier from pointer target type [-Wdiscarded-qualifiers]</text:span></text:p>
      <text:p text:style-name="P1"><text:span text:style-name="T5"><text:s text:c="3"/>if ((aflags &amp; ASS_FROMREF) &amp;&amp; (hflags &amp; HASH_NOSRCH) == 0 &amp;&amp; valid_array_reference (name))</text:span></text:p>
      <text:p text:style-name="P1"><text:span text:style-name="T5"><text:s text:c="87"/>^~~~</text:span></text:p>
      <text:p text:style-name="P1"><text:span text:style-name="T5">In file included from shell.h:32:0,</text:span></text:p>
      <text:p text:style-name="P1"><text:span text:style-name="T5"><text:s text:c="17"/>from variables.c:49:</text:span></text:p>
      <text:p text:style-name="P1"><text:span text:style-name="T5">arrayfunc.h:60:12: note: expected ‘char *’ but argument is of type ‘const char *’</text:span></text:p>
      <text:p text:style-name="P1"><text:span text:style-name="T5"><text:s/>extern int valid_array_reference __P((char *));</text:span></text:p>
      <text:p text:style-name="P1"><text:soft-page-break/><text:span text:style-name="T5"><text:s text:c="12"/>^~~~~~~~~~~~~~~~~~~~~</text:span></text:p>
      <text:p text:style-name="P1"><text:span text:style-name="T5">variables.c:2531:38: warning: passing argument 1 of ‘array_variable_name’ discards ‘const’ qualifier from pointer target type [-Wdiscarded-qualifiers]</text:span></text:p>
      <text:p text:style-name="P1"><text:span text:style-name="T5"><text:s text:c="7"/>newname = array_variable_name (name, &amp;subp, &amp;sublen);</text:span></text:p>
      <text:p text:style-name="P1"><text:span text:style-name="T5"><text:s text:c="38"/>^~~~</text:span></text:p>
      <text:p text:style-name="P1"><text:span text:style-name="T5">In file included from shell.h:32:0,</text:span></text:p>
      <text:p text:style-name="P1"><text:span text:style-name="T5"><text:s text:c="17"/>from variables.c:49:</text:span></text:p>
      <text:p text:style-name="P1"><text:span text:style-name="T5">arrayfunc.h:66:14: note: expected ‘char *’ but argument is of type ‘const char *’</text:span></text:p>
      <text:p text:style-name="P1"><text:span text:style-name="T5"><text:s/>extern char *array_variable_name __P((char *, char **, int *));</text:span></text:p>
      <text:p text:style-name="P1"><text:span text:style-name="T5"><text:s text:c="14"/>^~~~~~~~~~~~~~~~~~~</text:span></text:p>
      <text:p text:style-name="P1"><text:span text:style-name="T5">variables.c:2576:33: warning: passing argument 1 of ‘array_expand_index’ from incompatible pointer type [-Wincompatible-pointer-types]</text:span></text:p>
      <text:p text:style-name="P1"><text:span text:style-name="T5"><text:s text:c="7"/>ind = array_expand_index (name, subp, sublen);</text:span></text:p>
      <text:p text:style-name="P1"><text:span text:style-name="T5"><text:s text:c="33"/>^~~~</text:span></text:p>
      <text:p text:style-name="P1"><text:span text:style-name="T5">In file included from shell.h:32:0,</text:span></text:p>
      <text:p text:style-name="P1"><text:span text:style-name="T5"><text:s text:c="17"/>from variables.c:49:</text:span></text:p>
      <text:p text:style-name="P1"><text:span text:style-name="T5">arrayfunc.h:59:19: note: expected ‘SHELL_VAR * {aka struct variable *}’ but argument is of type ‘const char *’</text:span></text:p>
      <text:p text:style-name="P1"><text:span text:style-name="T5"><text:s/>extern arrayind_t array_expand_index __P((SHELL_VAR *, char *, int));</text:span></text:p>
      <text:p text:style-name="P1"><text:span text:style-name="T5"><text:s text:c="19"/>^~~~~~~~~~~~~~~~~~</text:span></text:p>
      <text:p text:style-name="P1"><text:span text:style-name="T5">rm -f alias.o</text:span></text:p>
      <text:p text:style-name="P1"><text:span text:style-name="T5">./mkbuiltins -D . alias.def</text:span></text:p>
      <text:p text:style-name="P1"><text:span text:style-name="T5">gcc -c <text:s/>-DHAVE_CONFIG_H -DSHELL <text:s/>-I. -I.. <text:s/>-I.. -I../include -I../lib -I. <text:s text:c="3"/>-g -O2 alias.c || ( rm -f alias.c ; exit 1 )</text:span></text:p>
      <text:p text:style-name="P1"><text:span text:style-name="T5">rm -f trap.o</text:span></text:p>
      <text:p text:style-name="P1"><text:span text:style-name="T5">gcc <text:s/>-DPROGRAM='"bash"' -DCONF_HOSTTYPE='"x86_64"' -DCONF_OSTYPE='"linux-gnu"' -DCONF_MACHTYPE='"x86_64-unknown-linux-gnu"' -DCONF_VENDOR='"unknown"' -DLOCALEDIR='"/usr/local/share/locale"' -DPACKAGE='"bash"' -DSHELL -DHAVE_CONFIG_H <text:s text:c="2"/>-I. <text:s/>-I. -I./include -I./lib <text:s text:c="2"/>-g -O2 -c trap.c</text:span></text:p>
      <text:p text:style-name="P1"><text:span text:style-name="T5">rm -f alias.c</text:span></text:p>
      <text:p text:style-name="P1"><text:span text:style-name="T5">rm -f bind.o</text:span></text:p>
      <text:p text:style-name="P1"><text:span text:style-name="T5">./mkbuiltins -D . bind.def</text:span></text:p>
      <text:p text:style-name="P1"><text:span text:style-name="T5">gcc -c <text:s/>-DHAVE_CONFIG_H -DSHELL <text:s/>-I. -I.. <text:s/>-I.. -I../include -I../lib -I. <text:s text:c="3"/>-g -O2 bind.c || ( rm -f bind.c ; exit 1 )</text:span></text:p>
      <text:p text:style-name="P1"><text:span text:style-name="T5">rm -f bind.c</text:span></text:p>
      <text:p text:style-name="P1"><text:span text:style-name="T5">rm -f break.o</text:span></text:p>
      <text:p text:style-name="P1"><text:span text:style-name="T5">./mkbuiltins -D . break.def</text:span></text:p>
      <text:p text:style-name="P1"><text:span text:style-name="T5">gcc -c <text:s/>-DHAVE_CONFIG_H -DSHELL <text:s/>-I. -I.. <text:s/>-I.. -I../include -I../lib -I. <text:s text:c="3"/>-g -O2 break.c || ( rm -f break.c ; exit 1 )</text:span></text:p>
      <text:p text:style-name="P1"><text:span text:style-name="T5">rm -f break.c</text:span></text:p>
      <text:p text:style-name="P1"><text:span text:style-name="T5">rm -f builtin.o</text:span></text:p>
      <text:p text:style-name="P1"><text:span text:style-name="T5">./mkbuiltins -D . builtin.def</text:span></text:p>
      <text:p text:style-name="P1"><text:span text:style-name="T5">gcc -c <text:s/>-DHAVE_CONFIG_H -DSHELL <text:s/>-I. -I.. <text:s/>-I.. -I../include -I../lib -I. <text:s text:c="3"/>-g -O2 builtin.c || ( rm -f builtin.c ; exit 1 )</text:span></text:p>
      <text:p text:style-name="P1"><text:span text:style-name="T5"/></text:p>
      <text:p text:style-name="P1"><text:span text:style-name="T5"><text:tab/> <text:s/>***********************************************************</text:span></text:p>
      <text:p text:style-name="P1"><text:span text:style-name="T5"><text:tab/> <text:s/>* <text:s text:c="56"/>*</text:span></text:p>
      <text:p text:style-name="P1"><text:soft-page-break/><text:span text:style-name="T5"><text:tab/> <text:s/>* GNU bash, version 4.3.42(1)-release (x86_64-unknown-linux-gnu)</text:span></text:p>
      <text:p text:style-name="P1"><text:span text:style-name="T5"><text:tab/> <text:s/>* <text:s text:c="56"/>*</text:span></text:p>
      <text:p text:style-name="P1"><text:span text:style-name="T5"><text:tab/> <text:s/>***********************************************************</text:span></text:p>
      <text:p text:style-name="P1"><text:span text:style-name="T5"/></text:p>
      <text:p text:style-name="P1"><text:span text:style-name="T5">making lib/glob/libglob.a in ./lib/glob</text:span></text:p>
      <text:p text:style-name="P1"><text:span text:style-name="T5">make[1]: Entering directory '/home/mahannee/packages/bash/bash-4.3/lib/glob'</text:span></text:p>
      <text:p text:style-name="P1"><text:span text:style-name="T5">rm -f glob.o</text:span></text:p>
      <text:p text:style-name="P1"><text:span text:style-name="T5">gcc -c <text:s/>-DHAVE_CONFIG_H -DSHELL <text:s/>-I. -I../.. -I../.. -I../../include -I../../lib <text:s/>-g -O2 glob.c</text:span></text:p>
      <text:p text:style-name="P1"><text:span text:style-name="T5">rm -f builtin.c</text:span></text:p>
      <text:p text:style-name="P1"><text:span text:style-name="T5">rm -f caller.o</text:span></text:p>
      <text:p text:style-name="P1"><text:span text:style-name="T5">./mkbuiltins -D . caller.def</text:span></text:p>
      <text:p text:style-name="P1"><text:span text:style-name="T5">gcc -c <text:s/>-DHAVE_CONFIG_H -DSHELL <text:s/>-I. -I.. <text:s/>-I.. -I../include -I../lib -I. <text:s text:c="3"/>-g -O2 caller.c || ( rm -f caller.c ; exit 1 )</text:span></text:p>
      <text:p text:style-name="P1"><text:span text:style-name="T5">rm -f caller.c</text:span></text:p>
      <text:p text:style-name="P1"><text:span text:style-name="T5">rm -f cd.o</text:span></text:p>
      <text:p text:style-name="P1"><text:span text:style-name="T5">./mkbuiltins -D . cd.def</text:span></text:p>
      <text:p text:style-name="P1"><text:span text:style-name="T5">gcc -c <text:s/>-DHAVE_CONFIG_H -DSHELL <text:s/>-I. -I.. <text:s/>-I.. -I../include -I../lib -I. <text:s text:c="3"/>-g -O2 cd.c || ( rm -f cd.c ; exit 1 )</text:span></text:p>
      <text:p text:style-name="P1"><text:span text:style-name="T5">rm -f cd.c</text:span></text:p>
      <text:p text:style-name="P1"><text:span text:style-name="T5">rm -f colon.o</text:span></text:p>
      <text:p text:style-name="P1"><text:span text:style-name="T5">./mkbuiltins -D . colon.def</text:span></text:p>
      <text:p text:style-name="P1"><text:span text:style-name="T5">gcc -c <text:s/>-DHAVE_CONFIG_H -DSHELL <text:s/>-I. -I.. <text:s/>-I.. -I../include -I../lib -I. <text:s text:c="3"/>-g -O2 colon.c || ( rm -f colon.c ; exit 1 )</text:span></text:p>
      <text:p text:style-name="P1"><text:span text:style-name="T5">rm -f colon.c</text:span></text:p>
      <text:p text:style-name="P1"><text:span text:style-name="T5">rm -f command.o</text:span></text:p>
      <text:p text:style-name="P1"><text:span text:style-name="T5">./mkbuiltins -D . command.def</text:span></text:p>
      <text:p text:style-name="P1"><text:span text:style-name="T5">gcc -c <text:s/>-DHAVE_CONFIG_H -DSHELL <text:s/>-I. -I.. <text:s/>-I.. -I../include -I../lib -I. <text:s text:c="3"/>-g -O2 command.c || ( rm -f command.c ; exit 1 )</text:span></text:p>
      <text:p text:style-name="P1"><text:span text:style-name="T5">rm -f strmatch.o</text:span></text:p>
      <text:p text:style-name="P1"><text:span text:style-name="T5">gcc -c <text:s/>-DHAVE_CONFIG_H -DSHELL <text:s/>-I. -I../.. -I../.. -I../../include -I../../lib <text:s/>-g -O2 strmatch.c</text:span></text:p>
      <text:p text:style-name="P1"><text:span text:style-name="T5">rm -f smatch.o</text:span></text:p>
      <text:p text:style-name="P1"><text:span text:style-name="T5">gcc -c <text:s/>-DHAVE_CONFIG_H -DSHELL <text:s/>-I. -I../.. -I../.. -I../../include -I../../lib <text:s/>-g -O2 smatch.c</text:span></text:p>
      <text:p text:style-name="P1"><text:span text:style-name="T5">rm -f command.c</text:span></text:p>
      <text:p text:style-name="P1"><text:span text:style-name="T5">rm -f common.o</text:span></text:p>
      <text:p text:style-name="P1"><text:span text:style-name="T5">gcc -c <text:s/>-DHAVE_CONFIG_H -DSHELL <text:s/>-I. -I.. <text:s/>-I.. -I../include -I../lib -I. <text:s text:c="3"/>-g -O2 common.c</text:span></text:p>
      <text:p text:style-name="P1"><text:span text:style-name="T5">rm -f declare.o</text:span></text:p>
      <text:p text:style-name="P1"><text:span text:style-name="T5">./mkbuiltins -D . declare.def</text:span></text:p>
      <text:p text:style-name="P1"><text:span text:style-name="T5">gcc -c <text:s/>-DHAVE_CONFIG_H -DSHELL <text:s/>-I. -I.. <text:s/>-I.. -I../include -I../lib -I. <text:s text:c="3"/>-g -O2 declare.c || ( rm -f declare.c ; exit 1 )</text:span></text:p>
      <text:p text:style-name="P1"><text:span text:style-name="T5">rm -f echo.o</text:span></text:p>
      <text:p text:style-name="P1"><text:span text:style-name="T5">./mkbuiltins -D . echo.def</text:span></text:p>
      <text:p text:style-name="P1"><text:span text:style-name="T5">gcc -c <text:s/>-DHAVE_CONFIG_H -DSHELL <text:s/>-I. -I.. <text:s/>-I.. -I../include -I../lib -I. <text:s text:c="3"/>-g -O2 echo.c || ( rm -f echo.c ; exit 1 )</text:span></text:p>
      <text:p text:style-name="P1"><text:span text:style-name="T5">rm -f declare.c</text:span></text:p>
      <text:p text:style-name="P1"><text:span text:style-name="T5">making lib/sh/libsh.a in ./lib/sh</text:span></text:p>
      <text:p text:style-name="P1"><text:soft-page-break/><text:span text:style-name="T5">rm -f xmbsrtowcs.o</text:span></text:p>
      <text:p text:style-name="P1"><text:span text:style-name="T5">gcc -c <text:s/>-DHAVE_CONFIG_H -DSHELL <text:s/>-I. -I../.. -I../.. -I../../include -I../../lib <text:s/>-g -O2 xmbsrtowcs.c</text:span></text:p>
      <text:p text:style-name="P1"><text:span text:style-name="T5">make[1]: Entering directory '/home/mahannee/packages/bash/bash-4.3/lib/sh'</text:span></text:p>
      <text:p text:style-name="P1"><text:span text:style-name="T5">gcc -c <text:s/>-I. -I../.. -I../.. -I../../lib -I../../include -I. <text:s/>-DHAVE_CONFIG_H -DSHELL <text:s/>-g -O2 <text:s text:c="2"/>clktck.c</text:span></text:p>
      <text:p text:style-name="P1"><text:span text:style-name="T5">gcc -c <text:s/>-I. -I../.. -I../.. -I../../lib -I../../include -I. <text:s/>-DHAVE_CONFIG_H -DSHELL <text:s/>-g -O2 <text:s text:c="2"/>clock.c</text:span></text:p>
      <text:p text:style-name="P1"><text:span text:style-name="T5">rm -f echo.c</text:span></text:p>
      <text:p text:style-name="P1"><text:span text:style-name="T5">rm -f enable.o</text:span></text:p>
      <text:p text:style-name="P1"><text:span text:style-name="T5">./mkbuiltins -D . enable.def</text:span></text:p>
      <text:p text:style-name="P1"><text:span text:style-name="T5">gcc -c <text:s/>-DHAVE_CONFIG_H -DSHELL <text:s/>-I. -I.. <text:s/>-I.. -I../include -I../lib -I. <text:s text:c="3"/>-g -O2 enable.c || ( rm -f enable.c ; exit 1 )</text:span></text:p>
      <text:p text:style-name="P1"><text:span text:style-name="T5">gcc -c <text:s/>-I. -I../.. -I../.. -I../../lib -I../../include -I. <text:s/>-DHAVE_CONFIG_H -DSHELL <text:s/>-g -O2 <text:s text:c="2"/>getenv.c</text:span></text:p>
      <text:p text:style-name="P1"><text:span text:style-name="T5">making lib/readline/libreadline.a in ./lib/readline</text:span></text:p>
      <text:p text:style-name="P1"><text:span text:style-name="T5">make[1]: Entering directory '/home/mahannee/packages/bash/bash-4.3/lib/readline'</text:span></text:p>
      <text:p text:style-name="P1"><text:span text:style-name="T5">rm -f readline.o</text:span></text:p>
      <text:p text:style-name="P1"><text:span text:style-name="T5">gcc -c -DHAVE_CONFIG_H -DSHELL <text:s text:c="2"/>-I. -I/home/mahannee/packages/bash/bash-4.3 -I../.. -I../../lib <text:s/>-g -O2 readline.c</text:span></text:p>
      <text:p text:style-name="P1"><text:span text:style-name="T5">rm -f enable.c</text:span></text:p>
      <text:p text:style-name="P1"><text:span text:style-name="T5">rm -f eval.o</text:span></text:p>
      <text:p text:style-name="P1"><text:span text:style-name="T5">./mkbuiltins -D . eval.def</text:span></text:p>
      <text:p text:style-name="P1"><text:span text:style-name="T5">gcc -c <text:s/>-DHAVE_CONFIG_H -DSHELL <text:s/>-I. -I.. <text:s/>-I.. -I../include -I../lib -I. <text:s text:c="3"/>-g -O2 eval.c || ( rm -f eval.c ; exit 1 )</text:span></text:p>
      <text:p text:style-name="P1"><text:span text:style-name="T5">rm -f eval.c</text:span></text:p>
      <text:p text:style-name="P1"><text:span text:style-name="T5">rm -f evalfile.o</text:span></text:p>
      <text:p text:style-name="P1"><text:span text:style-name="T5">rm -f gmisc.o</text:span></text:p>
      <text:p text:style-name="P1"><text:span text:style-name="T5">gcc -c <text:s/>-DHAVE_CONFIG_H -DSHELL <text:s/>-I. -I../.. -I../.. -I../../include -I../../lib <text:s/>-g -O2 gmisc.c</text:span></text:p>
      <text:p text:style-name="P1"><text:span text:style-name="T5">gcc -c <text:s/>-DHAVE_CONFIG_H -DSHELL <text:s/>-I. -I.. <text:s/>-I.. -I../include -I../lib -I. <text:s text:c="3"/>-g -O2 evalfile.c</text:span></text:p>
      <text:p text:style-name="P1"><text:span text:style-name="T5">gcc -c <text:s/>-I. -I../.. -I../.. -I../../lib -I../../include -I. <text:s/>-DHAVE_CONFIG_H -DSHELL <text:s/>-g -O2 <text:s text:c="2"/>oslib.c</text:span></text:p>
      <text:p text:style-name="P1"><text:span text:style-name="T5">gcc -c <text:s/>-I. -I../.. -I../.. -I../../lib -I../../include -I. <text:s/>-DHAVE_CONFIG_H -DSHELL <text:s/>-g -O2 <text:s text:c="2"/>setlinebuf.c</text:span></text:p>
      <text:p text:style-name="P1"><text:span text:style-name="T5">rm -f -f libglob.a</text:span></text:p>
      <text:p text:style-name="P1"><text:span text:style-name="T5">ar cr libglob.a glob.o strmatch.o smatch.o xmbsrtowcs.o gmisc.o</text:span></text:p>
      <text:p text:style-name="P1"><text:span text:style-name="T5">test -n "ranlib" &amp;&amp; ranlib libglob.a</text:span></text:p>
      <text:p text:style-name="P1"><text:span text:style-name="T5">rm -f vi_mode.o</text:span></text:p>
      <text:p text:style-name="P1"><text:span text:style-name="T5">rm -f evalstring.o</text:span></text:p>
      <text:p text:style-name="P1"><text:span text:style-name="T5">gcc -c -DHAVE_CONFIG_H -DSHELL <text:s text:c="2"/>-I. -I/home/mahannee/packages/bash/bash-4.3 -I../.. -I../../lib <text:s/>-g -O2 vi_mode.c</text:span></text:p>
      <text:p text:style-name="P1"><text:span text:style-name="T5">gcc -c <text:s/>-I. -I../.. -I../.. -I../../lib -I../../include -I. <text:s/>-DHAVE_CONFIG_H -DSHELL <text:s/>-g -O2 <text:s text:c="2"/>strnlen.c</text:span></text:p>
      <text:p text:style-name="P1"><text:span text:style-name="T5">make[1]: Leaving directory '/home/mahannee/packages/bash/bash-4.3/lib/glob'</text:span></text:p>
      <text:p text:style-name="P1"><text:span text:style-name="T5">rm -f exec.o</text:span></text:p>
      <text:p text:style-name="P1"><text:soft-page-break/><text:span text:style-name="T5">gcc -c <text:s/>-DHAVE_CONFIG_H -DSHELL <text:s/>-I. -I.. <text:s/>-I.. -I../include -I../lib -I. <text:s text:c="3"/>-g -O2 evalstring.c</text:span></text:p>
      <text:p text:style-name="P1"><text:span text:style-name="T5">./mkbuiltins -D . exec.def</text:span></text:p>
      <text:p text:style-name="P1"><text:span text:style-name="T5">gcc -c <text:s/>-DHAVE_CONFIG_H -DSHELL <text:s/>-I. -I.. <text:s/>-I.. -I../include -I../lib -I. <text:s text:c="3"/>-g -O2 exec.c || ( rm -f exec.c ; exit 1 )</text:span></text:p>
      <text:p text:style-name="P1"><text:span text:style-name="T5">gcc -c <text:s/>-I. -I../.. -I../.. -I../../lib -I../../include -I. <text:s/>-DHAVE_CONFIG_H -DSHELL <text:s/>-g -O2 <text:s text:c="2"/>itos.c</text:span></text:p>
      <text:p text:style-name="P1"><text:span text:style-name="T5">evalstring.c: In function ‘parse_and_execute’:</text:span></text:p>
      <text:p text:style-name="P1"><text:span text:style-name="T5">evalstring.c:208:16: warning: passing argument 1 of ‘sigemptyset’ discards ‘volatile’ qualifier from pointer target type [-Wdiscarded-qualifiers]</text:span></text:p>
      <text:p text:style-name="P1"><text:span text:style-name="T5"><text:s text:c="3"/>sigemptyset (&amp;pe_sigmask);</text:span></text:p>
      <text:p text:style-name="P1"><text:span text:style-name="T5"><text:s text:c="16"/>^</text:span></text:p>
      <text:p text:style-name="P1"><text:span text:style-name="T5">In file included from evalstring.c:31:0:</text:span></text:p>
      <text:p text:style-name="P1"><text:span text:style-name="T5">/usr/include/signal.h:213:12: note: expected ‘sigset_t * {aka struct &lt;anonymous&gt; *}’ but argument is of type ‘volatile sigset_t * {aka volatile struct &lt;anonymous&gt; *}’</text:span></text:p>
      <text:p text:style-name="P1"><text:span text:style-name="T5"><text:s/>extern int sigemptyset (sigset_t *__set) __THROW __nonnull ((1));</text:span></text:p>
      <text:p text:style-name="P1"><text:span text:style-name="T5"><text:s text:c="12"/>^~~~~~~~~~~</text:span></text:p>
      <text:p text:style-name="P1"><text:span text:style-name="T5">evalstring.c:209:45: warning: passing argument 3 of ‘sigprocmask’ discards ‘volatile’ qualifier from pointer target type [-Wdiscarded-qualifiers]</text:span></text:p>
      <text:p text:style-name="P1"><text:span text:style-name="T5"><text:s text:c="3"/>sigprocmask (SIG_BLOCK, (sigset_t *)NULL, &amp;pe_sigmask);</text:span></text:p>
      <text:p text:style-name="P1"><text:span text:style-name="T5"><text:s text:c="45"/>^</text:span></text:p>
      <text:p text:style-name="P1"><text:span text:style-name="T5">In file included from evalstring.c:31:0:</text:span></text:p>
      <text:p text:style-name="P1"><text:span text:style-name="T5">/usr/include/signal.h:246:12: note: expected ‘sigset_t * restrict {aka struct &lt;anonymous&gt; * restrict}’ but argument is of type ‘volatile sigset_t * {aka volatile struct &lt;anonymous&gt; *}’</text:span></text:p>
      <text:p text:style-name="P1"><text:span text:style-name="T5"><text:s/>extern int sigprocmask (int __how, const sigset_t *__restrict __set,</text:span></text:p>
      <text:p text:style-name="P1"><text:span text:style-name="T5"><text:s text:c="12"/>^~~~~~~~~~~</text:span></text:p>
      <text:p text:style-name="P1"><text:span text:style-name="T5">evalstring.c:288:31: warning: passing argument 2 of ‘sigprocmask’ discards ‘volatile’ qualifier from pointer target type [-Wdiscarded-qualifiers]</text:span></text:p>
      <text:p text:style-name="P1"><text:span text:style-name="T5"><text:s text:c="5"/>sigprocmask (SIG_SETMASK, &amp;pe_sigmask, (sigset_t *)NULL);</text:span></text:p>
      <text:p text:style-name="P1"><text:span text:style-name="T5"><text:s text:c="31"/>^</text:span></text:p>
      <text:p text:style-name="P1"><text:span text:style-name="T5">In file included from evalstring.c:31:0:</text:span></text:p>
      <text:p text:style-name="P1"><text:span text:style-name="T5">/usr/include/signal.h:246:12: note: expected ‘const sigset_t * restrict {aka const struct &lt;anonymous&gt; * restrict}’ but argument is of type ‘volatile sigset_t * {aka volatile struct &lt;anonymous&gt; *}’</text:span></text:p>
      <text:p text:style-name="P1"><text:span text:style-name="T5"><text:s/>extern int sigprocmask (int __how, const sigset_t *__restrict __set,</text:span></text:p>
      <text:p text:style-name="P1"><text:span text:style-name="T5"><text:s text:c="12"/>^~~~~~~~~~~</text:span></text:p>
      <text:p text:style-name="P1"><text:span text:style-name="T5">evalstring.c: In function ‘parse_string’:</text:span></text:p>
      <text:p text:style-name="P1"><text:span text:style-name="T5">evalstring.c:460:16: warning: passing argument 1 of ‘sigemptyset’ discards ‘volatile’ qualifier from pointer target type [-Wdiscarded-qualifiers]</text:span></text:p>
      <text:p text:style-name="P1"><text:span text:style-name="T5"><text:s text:c="3"/>sigemptyset (&amp;ps_sigmask);</text:span></text:p>
      <text:p text:style-name="P1"><text:span text:style-name="T5"><text:s text:c="16"/>^</text:span></text:p>
      <text:p text:style-name="P1"><text:span text:style-name="T5">In file included from evalstring.c:31:0:</text:span></text:p>
      <text:p text:style-name="P1"><text:span text:style-name="T5">/usr/include/signal.h:213:12: note: expected ‘sigset_t * {aka struct &lt;anonymous&gt; *}’ but argument is of type ‘volatile sigset_t * {aka volatile struct &lt;anonymous&gt; *}’</text:span></text:p>
      <text:p text:style-name="P1"><text:span text:style-name="T5"><text:s/>extern int sigemptyset (sigset_t *__set) __THROW __nonnull ((1));</text:span></text:p>
      <text:p text:style-name="P1"><text:span text:style-name="T5"><text:s text:c="12"/>^~~~~~~~~~~</text:span></text:p>
      <text:p text:style-name="P1"><text:span text:style-name="T5">evalstring.c:461:45: warning: passing argument 3 of ‘sigprocmask’ discards ‘volatile’ qualifier from pointer target type [-Wdiscarded-qualifiers]</text:span></text:p>
      <text:p text:style-name="P1"><text:soft-page-break/><text:span text:style-name="T5"><text:s text:c="3"/>sigprocmask (SIG_BLOCK, (sigset_t *)NULL, &amp;ps_sigmask);</text:span></text:p>
      <text:p text:style-name="P1"><text:span text:style-name="T5"><text:s text:c="45"/>^</text:span></text:p>
      <text:p text:style-name="P1"><text:span text:style-name="T5">In file included from evalstring.c:31:0:</text:span></text:p>
      <text:p text:style-name="P1"><text:span text:style-name="T5">/usr/include/signal.h:246:12: note: expected ‘sigset_t * restrict {aka struct &lt;anonymous&gt; * restrict}’ but argument is of type ‘volatile sigset_t * {aka volatile struct &lt;anonymous&gt; *}’</text:span></text:p>
      <text:p text:style-name="P1"><text:span text:style-name="T5"><text:s/>extern int sigprocmask (int __how, const sigset_t *__restrict __set,</text:span></text:p>
      <text:p text:style-name="P1"><text:span text:style-name="T5"><text:s text:c="12"/>^~~~~~~~~~~</text:span></text:p>
      <text:p text:style-name="P1"><text:span text:style-name="T5">evalstring.c:513:34: warning: passing argument 2 of ‘sigprocmask’ discards ‘volatile’ qualifier from pointer target type [-Wdiscarded-qualifiers]</text:span></text:p>
      <text:p text:style-name="P1"><text:span text:style-name="T5"><text:s text:c="8"/>sigprocmask (SIG_SETMASK, &amp;ps_sigmask, (sigset_t *)NULL);</text:span></text:p>
      <text:p text:style-name="P1"><text:span text:style-name="T5"><text:s text:c="34"/>^</text:span></text:p>
      <text:p text:style-name="P1"><text:span text:style-name="T5">In file included from evalstring.c:31:0:</text:span></text:p>
      <text:p text:style-name="P1"><text:span text:style-name="T5">/usr/include/signal.h:246:12: note: expected ‘const sigset_t * restrict {aka const struct &lt;anonymous&gt; * restrict}’ but argument is of type ‘volatile sigset_t * {aka volatile struct &lt;anonymous&gt; *}’</text:span></text:p>
      <text:p text:style-name="P1"><text:span text:style-name="T5"><text:s/>extern int sigprocmask (int __how, const sigset_t *__restrict __set,</text:span></text:p>
      <text:p text:style-name="P1"><text:span text:style-name="T5"><text:s text:c="12"/>^~~~~~~~~~~</text:span></text:p>
      <text:p text:style-name="P1"><text:span text:style-name="T5">rm -f exec.c</text:span></text:p>
      <text:p text:style-name="P1"><text:span text:style-name="T5">gcc -c <text:s/>-I. -I../.. -I../.. -I../../lib -I../../include -I. <text:s/>-DHAVE_CONFIG_H -DSHELL <text:s/>-g -O2 <text:s text:c="2"/>zread.c</text:span></text:p>
      <text:p text:style-name="P1"><text:span text:style-name="T5">rm -f exit.o</text:span></text:p>
      <text:p text:style-name="P1"><text:span text:style-name="T5">./mkbuiltins -D . exit.def</text:span></text:p>
      <text:p text:style-name="P1"><text:span text:style-name="T5">gcc -c <text:s/>-DHAVE_CONFIG_H -DSHELL <text:s/>-I. -I.. <text:s/>-I.. -I../include -I../lib -I. <text:s text:c="3"/>-g -O2 exit.c || ( rm -f exit.c ; exit 1 )</text:span></text:p>
      <text:p text:style-name="P1"><text:span text:style-name="T5">rm -f fc.o</text:span></text:p>
      <text:p text:style-name="P1"><text:span text:style-name="T5">./mkbuiltins -D . fc.def</text:span></text:p>
      <text:p text:style-name="P1"><text:span text:style-name="T5">gcc -c <text:s/>-DHAVE_CONFIG_H -DSHELL <text:s/>-I. -I.. <text:s/>-I.. -I../include -I../lib -I. <text:s text:c="3"/>-g -O2 fc.c || ( rm -f fc.c ; exit 1 )</text:span></text:p>
      <text:p text:style-name="P1"><text:span text:style-name="T5">gcc -c <text:s/>-I. -I../.. -I../.. -I../../lib -I../../include -I. <text:s/>-DHAVE_CONFIG_H -DSHELL <text:s/>-g -O2 <text:s text:c="2"/>zwrite.c</text:span></text:p>
      <text:p text:style-name="P1"><text:span text:style-name="T5">rm -f exit.c</text:span></text:p>
      <text:p text:style-name="P1"><text:span text:style-name="T5">rm -f fg_bg.o</text:span></text:p>
      <text:p text:style-name="P1"><text:span text:style-name="T5">./mkbuiltins -D . fg_bg.def</text:span></text:p>
      <text:p text:style-name="P1"><text:span text:style-name="T5">gcc -c <text:s/>-I. -I../.. -I../.. -I../../lib -I../../include -I. <text:s/>-DHAVE_CONFIG_H -DSHELL <text:s/>-g -O2 <text:s text:c="2"/>shtty.c</text:span></text:p>
      <text:p text:style-name="P1"><text:span text:style-name="T5">gcc -c <text:s/>-DHAVE_CONFIG_H -DSHELL <text:s/>-I. -I.. <text:s/>-I.. -I../include -I../lib -I. <text:s text:c="3"/>-g -O2 fg_bg.c || ( rm -f fg_bg.c ; exit 1 )</text:span></text:p>
      <text:p text:style-name="P1"><text:span text:style-name="T5">rm -f fc.c</text:span></text:p>
      <text:p text:style-name="P1"><text:span text:style-name="T5">rm -f hash.o</text:span></text:p>
      <text:p text:style-name="P1"><text:span text:style-name="T5">./mkbuiltins -D . hash.def</text:span></text:p>
      <text:p text:style-name="P1"><text:span text:style-name="T5">rm -f fg_bg.c</text:span></text:p>
      <text:p text:style-name="P1"><text:span text:style-name="T5">gcc -c <text:s/>-DHAVE_CONFIG_H -DSHELL <text:s/>-I. -I.. <text:s/>-I.. -I../include -I../lib -I. <text:s text:c="3"/>-g -O2 hash.c || ( rm -f hash.c ; exit 1 )</text:span></text:p>
      <text:p text:style-name="P1"><text:span text:style-name="T5">gcc -c <text:s/>-I. -I../.. -I../.. -I../../lib -I../../include -I. <text:s/>-DHAVE_CONFIG_H -DSHELL <text:s/>-g -O2 <text:s text:c="2"/>shmatch.c</text:span></text:p>
      <text:p text:style-name="P1"><text:span text:style-name="T5">rm -f help.o</text:span></text:p>
      <text:p text:style-name="P1"><text:span text:style-name="T5">./mkbuiltins -D . help.def</text:span></text:p>
      <text:p text:style-name="P1"><text:soft-page-break/><text:span text:style-name="T5">gcc -c <text:s/>-DHAVE_CONFIG_H -DSHELL <text:s/>-I. -I.. <text:s/>-I.. -I../include -I../lib -I. <text:s text:c="3"/>-g -O2 help.c || ( rm -f help.c ; exit 1 )</text:span></text:p>
      <text:p text:style-name="P1"><text:span text:style-name="T5">gcc -c <text:s/>-I. -I../.. -I../.. -I../../lib -I../../include -I. <text:s/>-DHAVE_CONFIG_H -DSHELL <text:s/>-g -O2 <text:s text:c="2"/>eaccess.c</text:span></text:p>
      <text:p text:style-name="P1"><text:span text:style-name="T5">rm -f hash.c</text:span></text:p>
      <text:p text:style-name="P1"><text:span text:style-name="T5">rm -f history.o</text:span></text:p>
      <text:p text:style-name="P1"><text:span text:style-name="T5">./mkbuiltins -D . history.def</text:span></text:p>
      <text:p text:style-name="P1"><text:span text:style-name="T5">gcc -c <text:s/>-DHAVE_CONFIG_H -DSHELL <text:s/>-I. -I.. <text:s/>-I.. -I../include -I../lib -I. <text:s text:c="3"/>-g -O2 history.c || ( rm -f history.c ; exit 1 )</text:span></text:p>
      <text:p text:style-name="P1"><text:span text:style-name="T5">rm -f funmap.o</text:span></text:p>
      <text:p text:style-name="P1"><text:span text:style-name="T5">gcc -c -DHAVE_CONFIG_H -DSHELL <text:s text:c="2"/>-I. -I/home/mahannee/packages/bash/bash-4.3 -I../.. -I../../lib <text:s/>-g -O2 funmap.c</text:span></text:p>
      <text:p text:style-name="P1"><text:span text:style-name="T5">rm -f help.c</text:span></text:p>
      <text:p text:style-name="P1"><text:span text:style-name="T5">rm -f keymaps.o</text:span></text:p>
      <text:p text:style-name="P1"><text:span text:style-name="T5">gcc -c <text:s/>-I. -I../.. -I../.. -I../../lib -I../../include -I. <text:s/>-DHAVE_CONFIG_H -DSHELL <text:s/>-g -O2 <text:s text:c="2"/>netconn.c</text:span></text:p>
      <text:p text:style-name="P1"><text:span text:style-name="T5">gcc -c -DHAVE_CONFIG_H -DSHELL <text:s text:c="2"/>-I. -I/home/mahannee/packages/bash/bash-4.3 -I../.. -I../../lib <text:s/>-g -O2 keymaps.c</text:span></text:p>
      <text:p text:style-name="P1"><text:span text:style-name="T5">making lib/tilde/libtilde.a in ./lib/tilde</text:span></text:p>
      <text:p text:style-name="P1"><text:span text:style-name="T5">make[1]: Entering directory '/home/mahannee/packages/bash/bash-4.3/lib/tilde'</text:span></text:p>
      <text:p text:style-name="P1"><text:span text:style-name="T5">gcc -c <text:s/>-DHAVE_CONFIG_H -DSHELL <text:s/>-I. -I../.. -I../.. -I../../include -I../../lib <text:s/>-g -O2 tilde.c</text:span></text:p>
      <text:p text:style-name="P1"><text:span text:style-name="T5">rm -f history.c</text:span></text:p>
      <text:p text:style-name="P1"><text:span text:style-name="T5">gcc -c <text:s/>-I. -I../.. -I../.. -I../../lib -I../../include -I. <text:s/>-DHAVE_CONFIG_H -DSHELL <text:s/>-g -O2 <text:s text:c="2"/>netopen.c</text:span></text:p>
      <text:p text:style-name="P1"><text:span text:style-name="T5">rm -f jobs.o</text:span></text:p>
      <text:p text:style-name="P1"><text:span text:style-name="T5">./mkbuiltins -D . jobs.def</text:span></text:p>
      <text:p text:style-name="P1"><text:span text:style-name="T5">gcc -c <text:s/>-DHAVE_CONFIG_H -DSHELL <text:s/>-I. -I.. <text:s/>-I.. -I../include -I../lib -I. <text:s text:c="3"/>-g -O2 jobs.c || ( rm -f jobs.c ; exit 1 )</text:span></text:p>
      <text:p text:style-name="P1"><text:span text:style-name="T5">rm -f parens.o</text:span></text:p>
      <text:p text:style-name="P1"><text:span text:style-name="T5">gcc -c -DHAVE_CONFIG_H -DSHELL <text:s text:c="2"/>-I. -I/home/mahannee/packages/bash/bash-4.3 -I../.. -I../../lib <text:s/>-g -O2 parens.c</text:span></text:p>
      <text:p text:style-name="P1"><text:span text:style-name="T5">gcc -c <text:s/>-I. -I../.. -I../.. -I../../lib -I../../include -I. <text:s/>-DHAVE_CONFIG_H -DSHELL <text:s/>-g -O2 <text:s text:c="2"/>timeval.c</text:span></text:p>
      <text:p text:style-name="P1"><text:span text:style-name="T5">rm -f libtilde.a</text:span></text:p>
      <text:p text:style-name="P1"><text:span text:style-name="T5">rm -f search.o</text:span></text:p>
      <text:p text:style-name="P1"><text:span text:style-name="T5">gcc -c -DHAVE_CONFIG_H -DSHELL <text:s text:c="2"/>-I. -I/home/mahannee/packages/bash/bash-4.3 -I../.. -I../../lib <text:s/>-g -O2 search.c</text:span></text:p>
      <text:p text:style-name="P1"><text:span text:style-name="T5">rm -f jobs.c</text:span></text:p>
      <text:p text:style-name="P1"><text:span text:style-name="T5">ar cr libtilde.a tilde.o</text:span></text:p>
      <text:p text:style-name="P1"><text:span text:style-name="T5">rm -f kill.o</text:span></text:p>
      <text:p text:style-name="P1"><text:span text:style-name="T5">./mkbuiltins -D . kill.def</text:span></text:p>
      <text:p text:style-name="P1"><text:span text:style-name="T5">test -n "ranlib" &amp;&amp; ranlib libtilde.a</text:span></text:p>
      <text:p text:style-name="P1"><text:span text:style-name="T5">make[1]: Leaving directory '/home/mahannee/packages/bash/bash-4.3/lib/tilde'</text:span></text:p>
      <text:p text:style-name="P1"><text:span text:style-name="T5">rm -f rltty.o</text:span></text:p>
      <text:p text:style-name="P1"><text:span text:style-name="T5">gcc -c <text:s/>-DHAVE_CONFIG_H -DSHELL <text:s/>-I. -I.. <text:s/>-I.. -I../include -I../lib -I. <text:s text:c="3"/>-g -O2 kill.c || ( rm -f kill.c ; exit 1 )</text:span></text:p>
      <text:p text:style-name="P1"><text:span text:style-name="T5">gcc -c -DHAVE_CONFIG_H -DSHELL <text:s text:c="2"/>-I. -I/home/mahannee/packages/bash/bash-4.3 -I../.. -I../../lib <text:s/>-g -O2 rltty.c</text:span></text:p>
      <text:p text:style-name="P1"><text:soft-page-break/><text:span text:style-name="T5">gcc -c <text:s/>-I. -I../.. -I../.. -I../../lib -I../../include -I. <text:s/>-DHAVE_CONFIG_H -DSHELL <text:s/>-g -O2 <text:s text:c="2"/>makepath.c</text:span></text:p>
      <text:p text:style-name="P1"><text:span text:style-name="T5">gcc -c <text:s/>-I. -I../.. -I../.. -I../../lib -I../../include -I. <text:s/>-DHAVE_CONFIG_H -DSHELL <text:s/>-g -O2 <text:s text:c="2"/>pathcanon.c</text:span></text:p>
      <text:p text:style-name="P1"><text:span text:style-name="T5">rm -f kill.c</text:span></text:p>
      <text:p text:style-name="P1"><text:span text:style-name="T5">rm -f complete.o</text:span></text:p>
      <text:p text:style-name="P1"><text:span text:style-name="T5">rm -f let.o</text:span></text:p>
      <text:p text:style-name="P1"><text:span text:style-name="T5">gcc -c -DHAVE_CONFIG_H -DSHELL <text:s text:c="2"/>-I. -I/home/mahannee/packages/bash/bash-4.3 -I../.. -I../../lib <text:s/>-g -O2 complete.c</text:span></text:p>
      <text:p text:style-name="P1"><text:span text:style-name="T5">./mkbuiltins -D . let.def</text:span></text:p>
      <text:p text:style-name="P1"><text:span text:style-name="T5">gcc -c <text:s/>-DHAVE_CONFIG_H -DSHELL <text:s/>-I. -I.. <text:s/>-I.. -I../include -I../lib -I. <text:s text:c="3"/>-g -O2 let.c || ( rm -f let.c ; exit 1 )</text:span></text:p>
      <text:p text:style-name="P1"><text:span text:style-name="T5">rm -f bind.o</text:span></text:p>
      <text:p text:style-name="P1"><text:span text:style-name="T5">gcc -c -DHAVE_CONFIG_H -DSHELL <text:s text:c="2"/>-I. -I/home/mahannee/packages/bash/bash-4.3 -I../.. -I../../lib <text:s/>-g -O2 bind.c</text:span></text:p>
      <text:p text:style-name="P1"><text:span text:style-name="T5">rm -f let.c</text:span></text:p>
      <text:p text:style-name="P1"><text:span text:style-name="T5">gcc -c <text:s/>-I. -I../.. -I../.. -I../../lib -I../../include -I. <text:s/>-DHAVE_CONFIG_H -DSHELL <text:s/>-g -O2 <text:s text:c="2"/>pathphys.c</text:span></text:p>
      <text:p text:style-name="P1"><text:span text:style-name="T5">rm -f mapfile.o</text:span></text:p>
      <text:p text:style-name="P1"><text:span text:style-name="T5">./mkbuiltins -D . mapfile.def</text:span></text:p>
      <text:p text:style-name="P1"><text:span text:style-name="T5">gcc -c <text:s/>-DHAVE_CONFIG_H -DSHELL <text:s/>-I. -I.. <text:s/>-I.. -I../include -I../lib -I. <text:s text:c="3"/>-g -O2 mapfile.c || ( rm -f mapfile.c ; exit 1 )</text:span></text:p>
      <text:p text:style-name="P1"><text:span text:style-name="T5">gcc -c <text:s/>-I. -I../.. -I../.. -I../../lib -I../../include -I. <text:s/>-DHAVE_CONFIG_H -DSHELL <text:s/>-g -O2 <text:s text:c="2"/>tmpfile.c</text:span></text:p>
      <text:p text:style-name="P1"><text:span text:style-name="T5">rm -f mapfile.c</text:span></text:p>
      <text:p text:style-name="P1"><text:span text:style-name="T5">rm -f pushd.o</text:span></text:p>
      <text:p text:style-name="P1"><text:span text:style-name="T5">./mkbuiltins -D . pushd.def</text:span></text:p>
      <text:p text:style-name="P1"><text:span text:style-name="T5">gcc -c <text:s/>-DHAVE_CONFIG_H -DSHELL <text:s/>-I. -I.. <text:s/>-I.. -I../include -I../lib -I. <text:s text:c="3"/>-g -O2 pushd.c || ( rm -f pushd.c ; exit 1 )</text:span></text:p>
      <text:p text:style-name="P1"><text:span text:style-name="T5">gcc -c <text:s/>-I. -I../.. -I../.. -I../../lib -I../../include -I. <text:s/>-DHAVE_CONFIG_H -DSHELL <text:s/>-g -O2 <text:s text:c="2"/>stringlist.c</text:span></text:p>
      <text:p text:style-name="P1"><text:span text:style-name="T5">gcc -c <text:s/>-I. -I../.. -I../.. -I../../lib -I../../include -I. <text:s/>-DHAVE_CONFIG_H -DSHELL <text:s/>-g -O2 <text:s text:c="2"/>stringvec.c</text:span></text:p>
      <text:p text:style-name="P1"><text:span text:style-name="T5">gcc -c <text:s/>-I. -I../.. -I../.. -I../../lib -I../../include -I. <text:s/>-DHAVE_CONFIG_H -DSHELL <text:s/>-g -O2 <text:s text:c="2"/>spell.c</text:span></text:p>
      <text:p text:style-name="P1"><text:span text:style-name="T5">rm -f pushd.c</text:span></text:p>
      <text:p text:style-name="P1"><text:span text:style-name="T5">rm -f read.o</text:span></text:p>
      <text:p text:style-name="P1"><text:span text:style-name="T5">./mkbuiltins -D . read.def</text:span></text:p>
      <text:p text:style-name="P1"><text:span text:style-name="T5">gcc -c <text:s/>-DHAVE_CONFIG_H -DSHELL <text:s/>-I. -I.. <text:s/>-I.. -I../include -I../lib -I. <text:s text:c="3"/>-g -O2 read.c || ( rm -f read.c ; exit 1 )</text:span></text:p>
      <text:p text:style-name="P1"><text:span text:style-name="T5">gcc -c <text:s/>-I. -I../.. -I../.. -I../../lib -I../../include -I. <text:s/>-DHAVE_CONFIG_H -DSHELL <text:s/>-g -O2 <text:s text:c="2"/>shquote.c</text:span></text:p>
      <text:p text:style-name="P1"><text:span text:style-name="T5">make[1]: Entering directory '/home/mahannee/packages/bash/bash-4.3/lib/malloc'</text:span></text:p>
      <text:p text:style-name="P1"><text:span text:style-name="T5">gcc <text:s/>-I. -I../.. -I../.. -I../../include -I../../lib <text:s/>-DHAVE_CONFIG_H -DSHELL <text:s/>-g -O2 -DRCHECK -Dbotch=programming_error <text:s text:c="2"/>-c malloc.c</text:span></text:p>
      <text:p text:style-name="P1"><text:span text:style-name="T5">rm -f isearch.o</text:span></text:p>
      <text:p text:style-name="P1"><text:span text:style-name="T5">gcc -c -DHAVE_CONFIG_H -DSHELL <text:s text:c="2"/>-I. -I/home/mahannee/packages/bash/bash-4.3 -I../.. -I../../lib <text:s/>-g -O2 isearch.c</text:span></text:p>
      <text:p text:style-name="P1"><text:soft-page-break/><text:span text:style-name="T5">gcc -c <text:s/>-I. -I../.. -I../.. -I../../lib -I../../include -I. <text:s/>-DHAVE_CONFIG_H -DSHELL <text:s/>-g -O2 <text:s text:c="2"/>strtrans.c</text:span></text:p>
      <text:p text:style-name="P1"><text:span text:style-name="T5">gcc <text:s/>-I. -I../.. -I../.. -I../../include -I../../lib <text:s/>-DHAVE_CONFIG_H -DSHELL <text:s/>-g -O2 -DRCHECK -Dbotch=programming_error <text:s text:c="2"/>-c trace.c</text:span></text:p>
      <text:p text:style-name="P1"><text:span text:style-name="T5">rm -f display.o</text:span></text:p>
      <text:p text:style-name="P1"><text:span text:style-name="T5">gcc -c -DHAVE_CONFIG_H -DSHELL <text:s text:c="2"/>-I. -I/home/mahannee/packages/bash/bash-4.3 -I../.. -I../../lib <text:s/>-g -O2 display.c</text:span></text:p>
      <text:p text:style-name="P1"><text:span text:style-name="T5">gcc <text:s/>-I. -I../.. -I../.. -I../../include -I../../lib <text:s/>-DHAVE_CONFIG_H -DSHELL <text:s/>-g -O2 -DRCHECK -Dbotch=programming_error <text:s text:c="2"/>-c stats.c</text:span></text:p>
      <text:p text:style-name="P1"><text:span text:style-name="T5">gcc -c <text:s/>-I. -I../.. -I../.. -I../../lib -I../../include -I. <text:s/>-DHAVE_CONFIG_H -DSHELL <text:s/>-g -O2 <text:s text:c="2"/>snprintf.c</text:span></text:p>
      <text:p text:style-name="P1"><text:span text:style-name="T5">rm -f read.c</text:span></text:p>
      <text:p text:style-name="P1"><text:span text:style-name="T5">gcc <text:s/>-I. -I../.. -I../.. -I../../include -I../../lib <text:s/>-DHAVE_CONFIG_H -DSHELL <text:s/>-g -O2 -DRCHECK -Dbotch=programming_error <text:s text:c="2"/>-c table.c</text:span></text:p>
      <text:p text:style-name="P1"><text:span text:style-name="T5">rm -f return.o</text:span></text:p>
      <text:p text:style-name="P1"><text:span text:style-name="T5">./mkbuiltins -D . return.def</text:span></text:p>
      <text:p text:style-name="P1"><text:span text:style-name="T5">gcc -c <text:s/>-DHAVE_CONFIG_H -DSHELL <text:s/>-I. -I.. <text:s/>-I.. -I../include -I../lib -I. <text:s text:c="3"/>-g -O2 return.c || ( rm -f return.c ; exit 1 )</text:span></text:p>
      <text:p text:style-name="P1"><text:span text:style-name="T5">gcc -c <text:s/>-I. -I../.. -I../.. -I../../lib -I../../include -I. <text:s/>-DHAVE_CONFIG_H -DSHELL <text:s/>-g -O2 <text:s text:c="2"/>mailstat.c</text:span></text:p>
      <text:p text:style-name="P1"><text:span text:style-name="T5">gcc <text:s/>-I. -I../.. -I../.. -I../../include -I../../lib <text:s/>-DHAVE_CONFIG_H -DSHELL <text:s/>-g -O2 -DRCHECK -Dbotch=programming_error <text:s text:c="2"/>-c watch.c</text:span></text:p>
      <text:p text:style-name="P1"><text:span text:style-name="T5">rm -f libmalloc.a</text:span></text:p>
      <text:p text:style-name="P1"><text:span text:style-name="T5">ar cr libmalloc.a malloc.o <text:s/>trace.o stats.o table.o watch.o</text:span></text:p>
      <text:p text:style-name="P1"><text:span text:style-name="T5">test -n "ranlib" &amp;&amp; ranlib libmalloc.a</text:span></text:p>
      <text:p text:style-name="P1"><text:span text:style-name="T5">make[1]: Leaving directory '/home/mahannee/packages/bash/bash-4.3/lib/malloc'</text:span></text:p>
      <text:p text:style-name="P1"><text:span text:style-name="T5">rm -f set.o</text:span></text:p>
      <text:p text:style-name="P1"><text:span text:style-name="T5">./mkbuiltins -D . set.def</text:span></text:p>
      <text:p text:style-name="P1"><text:span text:style-name="T5">gcc -c <text:s/>-DHAVE_CONFIG_H -DSHELL <text:s/>-I. -I.. <text:s/>-I.. -I../include -I../lib -I. <text:s text:c="3"/>-g -O2 set.c || ( rm -f set.c ; exit 1 )</text:span></text:p>
      <text:p text:style-name="P1"><text:span text:style-name="T5">rm -f return.c</text:span></text:p>
      <text:p text:style-name="P1"><text:span text:style-name="T5">rm -f signals.o</text:span></text:p>
      <text:p text:style-name="P1"><text:span text:style-name="T5">gcc -c -DHAVE_CONFIG_H -DSHELL <text:s text:c="2"/>-I. -I/home/mahannee/packages/bash/bash-4.3 -I../.. -I../../lib <text:s/>-g -O2 signals.c</text:span></text:p>
      <text:p text:style-name="P1"><text:span text:style-name="T5">gcc -c <text:s/>-I. -I../.. -I../.. -I../../lib -I../../include -I. <text:s/>-DHAVE_CONFIG_H -DSHELL <text:s/>-g -O2 <text:s text:c="2"/>fmtulong.c</text:span></text:p>
      <text:p text:style-name="P1"><text:span text:style-name="T5">gcc -c <text:s/>-I. -I../.. -I../.. -I../../lib -I../../include -I. <text:s/>-DHAVE_CONFIG_H -DSHELL <text:s/>-g -O2 <text:s text:c="2"/>fmtullong.c</text:span></text:p>
      <text:p text:style-name="P1"><text:span text:style-name="T5">rm -f set.c</text:span></text:p>
      <text:p text:style-name="P1"><text:span text:style-name="T5">rm -f setattr.o</text:span></text:p>
      <text:p text:style-name="P1"><text:span text:style-name="T5">./mkbuiltins -D . setattr.def</text:span></text:p>
      <text:p text:style-name="P1"><text:span text:style-name="T5">gcc -c <text:s/>-DHAVE_CONFIG_H -DSHELL <text:s/>-I. -I.. <text:s/>-I.. -I../include -I../lib -I. <text:s text:c="3"/>-g -O2 setattr.c || ( rm -f setattr.c ; exit 1 )</text:span></text:p>
      <text:p text:style-name="P1"><text:span text:style-name="T5">rm -f util.o</text:span></text:p>
      <text:p text:style-name="P1"><text:span text:style-name="T5">gcc -c -DHAVE_CONFIG_H -DSHELL <text:s text:c="2"/>-I. -I/home/mahannee/packages/bash/bash-4.3 -I../.. -I../../lib <text:s/>-g -O2 util.c</text:span></text:p>
      <text:p text:style-name="P1"><text:span text:style-name="T5">gcc -c <text:s/>-I. -I../.. -I../.. -I../../lib -I../../include -I. <text:s/>-DHAVE_CONFIG_H -DSHELL <text:s/>-g -O2 <text:s text:c="2"/>fmtumax.c</text:span></text:p>
      <text:p text:style-name="P1"><text:soft-page-break/><text:span text:style-name="T5">gcc -c <text:s/>-I. -I../.. -I../.. -I../../lib -I../../include -I. <text:s/>-DHAVE_CONFIG_H -DSHELL <text:s/>-g -O2 <text:s text:c="2"/>zcatfd.c</text:span></text:p>
      <text:p text:style-name="P1"><text:span text:style-name="T5">rm -f setattr.c</text:span></text:p>
      <text:p text:style-name="P1"><text:span text:style-name="T5">rm -f shift.o</text:span></text:p>
      <text:p text:style-name="P1"><text:span text:style-name="T5">./mkbuiltins -D . shift.def</text:span></text:p>
      <text:p text:style-name="P1"><text:span text:style-name="T5">gcc -c <text:s/>-DHAVE_CONFIG_H -DSHELL <text:s/>-I. -I.. <text:s/>-I.. -I../include -I../lib -I. <text:s text:c="3"/>-g -O2 shift.c || ( rm -f shift.c ; exit 1 )</text:span></text:p>
      <text:p text:style-name="P1"><text:span text:style-name="T5">gcc -c <text:s/>-I. -I../.. -I../.. -I../../lib -I../../include -I. <text:s/>-DHAVE_CONFIG_H -DSHELL <text:s/>-g -O2 <text:s text:c="2"/>zmapfd.c</text:span></text:p>
      <text:p text:style-name="P1"><text:span text:style-name="T5">rm -f kill.o</text:span></text:p>
      <text:p text:style-name="P1"><text:span text:style-name="T5">gcc -c -DHAVE_CONFIG_H -DSHELL <text:s text:c="2"/>-I. -I/home/mahannee/packages/bash/bash-4.3 -I../.. -I../../lib <text:s/>-g -O2 kill.c</text:span></text:p>
      <text:p text:style-name="P1"><text:span text:style-name="T5">gcc -c <text:s/>-I. -I../.. -I../.. -I../../lib -I../../include -I. <text:s/>-DHAVE_CONFIG_H -DSHELL <text:s/>-g -O2 <text:s text:c="2"/>winsize.c</text:span></text:p>
      <text:p text:style-name="P1"><text:span text:style-name="T5">rm -f shift.c</text:span></text:p>
      <text:p text:style-name="P1"><text:span text:style-name="T5">rm -f source.o</text:span></text:p>
      <text:p text:style-name="P1"><text:span text:style-name="T5">./mkbuiltins -D . source.def</text:span></text:p>
      <text:p text:style-name="P1"><text:span text:style-name="T5">gcc -c <text:s/>-DHAVE_CONFIG_H -DSHELL <text:s/>-I. -I.. <text:s/>-I.. -I../include -I../lib -I. <text:s text:c="3"/>-g -O2 source.c || ( rm -f source.c ; exit 1 )</text:span></text:p>
      <text:p text:style-name="P1"><text:span text:style-name="T5">gcc -c <text:s/>-I. -I../.. -I../.. -I../../lib -I../../include -I. <text:s/>-DHAVE_CONFIG_H -DSHELL <text:s/>-g -O2 <text:s text:c="2"/>wcsdup.c</text:span></text:p>
      <text:p text:style-name="P1"><text:span text:style-name="T5">rm -f suspend.o</text:span></text:p>
      <text:p text:style-name="P1"><text:span text:style-name="T5">./mkbuiltins -D . suspend.def</text:span></text:p>
      <text:p text:style-name="P1"><text:span text:style-name="T5">gcc -c <text:s/>-DHAVE_CONFIG_H -DSHELL <text:s/>-I. -I.. <text:s/>-I.. -I../include -I../lib -I. <text:s text:c="3"/>-g -O2 suspend.c || ( rm -f suspend.c ; exit 1 )</text:span></text:p>
      <text:p text:style-name="P1"><text:span text:style-name="T5">gcc -c <text:s/>-I. -I../.. -I../.. -I../../lib -I../../include -I. <text:s/>-DHAVE_CONFIG_H -DSHELL <text:s/>-g -O2 <text:s text:c="2"/>fpurge.c</text:span></text:p>
      <text:p text:style-name="P1"><text:span text:style-name="T5">rm -f source.c</text:span></text:p>
      <text:p text:style-name="P1"><text:span text:style-name="T5">rm -f test.o</text:span></text:p>
      <text:p text:style-name="P1"><text:span text:style-name="T5">./mkbuiltins -D . test.def</text:span></text:p>
      <text:p text:style-name="P1"><text:span text:style-name="T5">gcc -c <text:s/>-DHAVE_CONFIG_H -DSHELL <text:s/>-I. -I.. <text:s/>-I.. -I../include -I../lib -I. <text:s text:c="3"/>-g -O2 test.c || ( rm -f test.c ; exit 1 )</text:span></text:p>
      <text:p text:style-name="P1"><text:span text:style-name="T5">rm -f suspend.c</text:span></text:p>
      <text:p text:style-name="P1"><text:span text:style-name="T5">gcc -c <text:s/>-I. -I../.. -I../.. -I../../lib -I../../include -I. <text:s/>-DHAVE_CONFIG_H -DSHELL <text:s/>-g -O2 <text:s text:c="2"/>zgetline.c</text:span></text:p>
      <text:p text:style-name="P1"><text:span text:style-name="T5">rm -f undo.o</text:span></text:p>
      <text:p text:style-name="P1"><text:span text:style-name="T5">gcc -c -DHAVE_CONFIG_H -DSHELL <text:s text:c="2"/>-I. -I/home/mahannee/packages/bash/bash-4.3 -I../.. -I../../lib <text:s/>-g -O2 undo.c</text:span></text:p>
      <text:p text:style-name="P1"><text:span text:style-name="T5">gcc -c <text:s/>-I. -I../.. -I../.. -I../../lib -I../../include -I. <text:s/>-DHAVE_CONFIG_H -DSHELL <text:s/>-g -O2 <text:s text:c="2"/>mbscmp.c</text:span></text:p>
      <text:p text:style-name="P1"><text:span text:style-name="T5">gcc -c <text:s/>-I. -I../.. -I../.. -I../../lib -I../../include -I. <text:s/>-DHAVE_CONFIG_H -DSHELL <text:s/>-g -O2 <text:s text:c="2"/>uconvert.c</text:span></text:p>
      <text:p text:style-name="P1"><text:span text:style-name="T5">gcc -c <text:s/>-I. -I../.. -I../.. -I../../lib -I../../include -I. <text:s/>-DHAVE_CONFIG_H -DSHELL <text:s/>-g -O2 <text:s text:c="2"/>ufuncs.c</text:span></text:p>
      <text:p text:style-name="P1"><text:span text:style-name="T5">rm -f test.c</text:span></text:p>
      <text:p text:style-name="P1"><text:span text:style-name="T5">rm -f times.o</text:span></text:p>
      <text:p text:style-name="P1"><text:span text:style-name="T5">./mkbuiltins -D . times.def</text:span></text:p>
      <text:p text:style-name="P1"><text:soft-page-break/><text:span text:style-name="T5">gcc -c <text:s/>-DHAVE_CONFIG_H -DSHELL <text:s/>-I. -I.. <text:s/>-I.. -I../include -I../lib -I. <text:s text:c="3"/>-g -O2 times.c || ( rm -f times.c ; exit 1 )</text:span></text:p>
      <text:p text:style-name="P1"><text:span text:style-name="T5">gcc -c <text:s/>-I. -I../.. -I../.. -I../../lib -I../../include -I. <text:s/>-DHAVE_CONFIG_H -DSHELL <text:s/>-g -O2 <text:s text:c="2"/>casemod.c</text:span></text:p>
      <text:p text:style-name="P1"><text:span text:style-name="T5">rm -f macro.o</text:span></text:p>
      <text:p text:style-name="P1"><text:span text:style-name="T5">gcc -c -DHAVE_CONFIG_H -DSHELL <text:s text:c="2"/>-I. -I/home/mahannee/packages/bash/bash-4.3 -I../.. -I../../lib <text:s/>-g -O2 macro.c</text:span></text:p>
      <text:p text:style-name="P1"><text:span text:style-name="T5">gcc -c <text:s/>-I. -I../.. -I../.. -I../../lib -I../../include -I. <text:s/>-DHAVE_CONFIG_H -DSHELL <text:s/>-g -O2 <text:s text:c="2"/>input_avail.c</text:span></text:p>
      <text:p text:style-name="P1"><text:span text:style-name="T5">gcc -c <text:s/>-I. -I../.. -I../.. -I../../lib -I../../include -I. <text:s/>-DHAVE_CONFIG_H -DSHELL <text:s/>-g -O2 <text:s text:c="2"/>mbscasecmp.c</text:span></text:p>
      <text:p text:style-name="P1"><text:span text:style-name="T5">rm -f times.c</text:span></text:p>
      <text:p text:style-name="P1"><text:span text:style-name="T5">rm -f trap.o</text:span></text:p>
      <text:p text:style-name="P1"><text:span text:style-name="T5">./mkbuiltins -D . trap.def</text:span></text:p>
      <text:p text:style-name="P1"><text:span text:style-name="T5">gcc -c <text:s/>-I. -I../.. -I../.. -I../../lib -I../../include -I. <text:s/>-DHAVE_CONFIG_H -DSHELL <text:s/>-g -O2 <text:s text:c="2"/>fnxform.c</text:span></text:p>
      <text:p text:style-name="P1"><text:span text:style-name="T5">gcc -c <text:s/>-DHAVE_CONFIG_H -DSHELL <text:s/>-I. -I.. <text:s/>-I.. -I../include -I../lib -I. <text:s text:c="3"/>-g -O2 trap.c || ( rm -f trap.c ; exit 1 )</text:span></text:p>
      <text:p text:style-name="P1"><text:span text:style-name="T5">gcc -c <text:s/>-I. -I../.. -I../.. -I../../lib -I../../include -I. <text:s/>-DHAVE_CONFIG_H -DSHELL <text:s/>-g -O2 <text:s text:c="2"/>unicode.c</text:span></text:p>
      <text:p text:style-name="P1"><text:span text:style-name="T5">rm -f input.o</text:span></text:p>
      <text:p text:style-name="P1"><text:span text:style-name="T5">gcc -c <text:s/>-I. -I../.. -I../.. -I../../lib -I../../include -I. <text:s/>-DHAVE_CONFIG_H -DSHELL <text:s/>-g -O2 <text:s text:c="2"/>shmbchar.c</text:span></text:p>
      <text:p text:style-name="P1"><text:span text:style-name="T5">rm -f trap.c</text:span></text:p>
      <text:p text:style-name="P1"><text:span text:style-name="T5">gcc -c -DHAVE_CONFIG_H -DSHELL <text:s text:c="2"/>-I. -I/home/mahannee/packages/bash/bash-4.3 -I../.. -I../../lib <text:s/>-g -O2 input.c</text:span></text:p>
      <text:p text:style-name="P1"><text:span text:style-name="T5">rm -f type.o</text:span></text:p>
      <text:p text:style-name="P1"><text:span text:style-name="T5">./mkbuiltins -D . type.def</text:span></text:p>
      <text:p text:style-name="P1"><text:span text:style-name="T5">gcc -c <text:s/>-DHAVE_CONFIG_H -DSHELL <text:s/>-I. -I.. <text:s/>-I.. -I../include -I../lib -I. <text:s text:c="3"/>-g -O2 type.c || ( rm -f type.c ; exit 1 )</text:span></text:p>
      <text:p text:style-name="P1"><text:span text:style-name="T5">gcc <text:s/>-DHAVE_CONFIG_H -DSHELL <text:s/>-I. -I.. <text:s/>-I.. -I../include -I../lib -I. <text:s text:c="3"/>-g -O2 <text:s/>-rdynamic -g -O2 -rdynamic -g -O2 <text:s/>-o psize.aux ./psize.c</text:span></text:p>
      <text:p text:style-name="P1"><text:span text:style-name="T5">gcc -c <text:s/>-I. -I../.. -I../.. -I../../lib -I../../include -I. <text:s/>-DHAVE_CONFIG_H -DSHELL <text:s/>-g -O2 <text:s text:c="2"/>wcsnwidth.c</text:span></text:p>
      <text:p text:style-name="P1"><text:span text:style-name="T5">gcc -c <text:s/>-I. -I../.. -I../.. -I../../lib -I../../include -I. <text:s/>-DHAVE_CONFIG_H -DSHELL <text:s/>-g -O2 <text:s text:c="2"/>mbschr.c</text:span></text:p>
      <text:p text:style-name="P1"><text:span text:style-name="T5">rm -f type.c</text:span></text:p>
      <text:p text:style-name="P1"><text:span text:style-name="T5">rm -f callback.o</text:span></text:p>
      <text:p text:style-name="P1"><text:span text:style-name="T5">gcc -c -DHAVE_CONFIG_H -DSHELL <text:s text:c="2"/>-I. -I/home/mahannee/packages/bash/bash-4.3 -I../.. -I../../lib <text:s/>-g -O2 callback.c</text:span></text:p>
      <text:p text:style-name="P1"><text:span text:style-name="T5">rm -f umask.o</text:span></text:p>
      <text:p text:style-name="P1"><text:span text:style-name="T5">./mkbuiltins -D . umask.def</text:span></text:p>
      <text:p text:style-name="P1"><text:span text:style-name="T5">gcc -c <text:s/>-DHAVE_CONFIG_H -DSHELL <text:s/>-I. -I.. <text:s/>-I.. -I../include -I../lib -I. <text:s text:c="3"/>-g -O2 umask.c || ( rm -f umask.c ; exit 1 )</text:span></text:p>
      <text:p text:style-name="P1"><text:span text:style-name="T5">rm -f terminal.o</text:span></text:p>
      <text:p text:style-name="P1"><text:span text:style-name="T5">gcc -c -DHAVE_CONFIG_H -DSHELL <text:s text:c="2"/>-I. -I/home/mahannee/packages/bash/bash-4.3 -I../.. -I../../lib <text:s/>-g -O2 terminal.c</text:span></text:p>
      <text:p text:style-name="P1"><text:span text:style-name="T5">rm -f libsh.a</text:span></text:p>
      <text:p text:style-name="P1"><text:soft-page-break/><text:span text:style-name="T5">ar cr libsh.a clktck.o clock.o getenv.o oslib.o setlinebuf.o strnlen.o itos.o zread.o zwrite.o shtty.o shmatch.o eaccess.o netconn.o netopen.o timeval.o makepath.o pathcanon.o pathphys.o tmpfile.o stringlist.o stringvec.o spell.o shquote.o strtrans.o snprintf.o mailstat.o fmtulong.o fmtullong.o fmtumax.o zcatfd.o zmapfd.o winsize.o wcsdup.o fpurge.o zgetline.o mbscmp.o uconvert.o ufuncs.o casemod.o input_avail.o mbscasecmp.o fnxform.o unicode.o shmbchar.o wcsnwidth.o mbschr.o</text:span></text:p>
      <text:p text:style-name="P1"><text:span text:style-name="T5">rm -f text.o</text:span></text:p>
      <text:p text:style-name="P1"><text:span text:style-name="T5">gcc -c -DHAVE_CONFIG_H -DSHELL <text:s text:c="2"/>-I. -I/home/mahannee/packages/bash/bash-4.3 -I../.. -I../../lib <text:s/>-g -O2 text.c</text:span></text:p>
      <text:p text:style-name="P1"><text:span text:style-name="T5">test -n "ranlib" &amp;&amp; ranlib libsh.a</text:span></text:p>
      <text:p text:style-name="P1"><text:span text:style-name="T5">make[1]: Leaving directory '/home/mahannee/packages/bash/bash-4.3/lib/sh'</text:span></text:p>
      <text:p text:style-name="P1"><text:span text:style-name="T5">rm -f nls.o</text:span></text:p>
      <text:p text:style-name="P1"><text:span text:style-name="T5">gcc -c -DHAVE_CONFIG_H -DSHELL <text:s text:c="2"/>-I. -I/home/mahannee/packages/bash/bash-4.3 -I../.. -I../../lib <text:s/>-g -O2 nls.c</text:span></text:p>
      <text:p text:style-name="P1"><text:span text:style-name="T5">rm -f umask.c</text:span></text:p>
      <text:p text:style-name="P1"><text:span text:style-name="T5">rm -f wait.o</text:span></text:p>
      <text:p text:style-name="P1"><text:span text:style-name="T5">./mkbuiltins -D . wait.def</text:span></text:p>
      <text:p text:style-name="P1"><text:span text:style-name="T5">gcc -c <text:s/>-DHAVE_CONFIG_H -DSHELL <text:s/>-I. -I.. <text:s/>-I.. -I../include -I../lib -I. <text:s text:c="3"/>-g -O2 wait.c || ( rm -f wait.c ; exit 1 )</text:span></text:p>
      <text:p text:style-name="P1"><text:span text:style-name="T5">rm -f misc.o</text:span></text:p>
      <text:p text:style-name="P1"><text:span text:style-name="T5">gcc -c -DHAVE_CONFIG_H -DSHELL <text:s text:c="2"/>-I. -I/home/mahannee/packages/bash/bash-4.3 -I../.. -I../../lib <text:s/>-g -O2 misc.c</text:span></text:p>
      <text:p text:style-name="P1"><text:span text:style-name="T5">rm -f history.o</text:span></text:p>
      <text:p text:style-name="P1"><text:span text:style-name="T5">gcc -c -DHAVE_CONFIG_H -DSHELL <text:s text:c="2"/>-I. -I/home/mahannee/packages/bash/bash-4.3 -I../.. -I../../lib <text:s/>-g -O2 history.c</text:span></text:p>
      <text:p text:style-name="P1"><text:span text:style-name="T5">rm -f wait.c</text:span></text:p>
      <text:p text:style-name="P1"><text:span text:style-name="T5">rm -f getopts.o</text:span></text:p>
      <text:p text:style-name="P1"><text:span text:style-name="T5">./mkbuiltins -D . getopts.def</text:span></text:p>
      <text:p text:style-name="P1"><text:span text:style-name="T5">gcc -c <text:s/>-DHAVE_CONFIG_H -DSHELL <text:s/>-I. -I.. <text:s/>-I.. -I../include -I../lib -I. <text:s text:c="3"/>-g -O2 getopts.c || ( rm -f getopts.c ; exit 1 )</text:span></text:p>
      <text:p text:style-name="P1"><text:span text:style-name="T5">rm -f histexpand.o</text:span></text:p>
      <text:p text:style-name="P1"><text:span text:style-name="T5">gcc -c -DHAVE_CONFIG_H -DSHELL <text:s text:c="2"/>-I. -I/home/mahannee/packages/bash/bash-4.3 -I../.. -I../../lib <text:s/>-g -O2 histexpand.c</text:span></text:p>
      <text:p text:style-name="P1"><text:span text:style-name="T5">rm -f histfile.o</text:span></text:p>
      <text:p text:style-name="P1"><text:span text:style-name="T5">gcc -c -DHAVE_CONFIG_H -DSHELL <text:s text:c="2"/>-I. -I/home/mahannee/packages/bash/bash-4.3 -I../.. -I../../lib <text:s/>-g -O2 histfile.c</text:span></text:p>
      <text:p text:style-name="P1"><text:span text:style-name="T5">rm -f histsearch.o</text:span></text:p>
      <text:p text:style-name="P1"><text:span text:style-name="T5">gcc -c -DHAVE_CONFIG_H -DSHELL <text:s text:c="2"/>-I. -I/home/mahannee/packages/bash/bash-4.3 -I../.. -I../../lib <text:s/>-g -O2 histsearch.c</text:span></text:p>
      <text:p text:style-name="P1"><text:span text:style-name="T5">rm -f getopts.c</text:span></text:p>
      <text:p text:style-name="P1"><text:span text:style-name="T5">rm -f shopt.o</text:span></text:p>
      <text:p text:style-name="P1"><text:span text:style-name="T5">./mkbuiltins -D . shopt.def</text:span></text:p>
      <text:p text:style-name="P1"><text:span text:style-name="T5">gcc -c <text:s/>-DHAVE_CONFIG_H -DSHELL <text:s/>-I. -I.. <text:s/>-I.. -I../include -I../lib -I. <text:s text:c="3"/>-g -O2 shopt.c || ( rm -f shopt.c ; exit 1 )</text:span></text:p>
      <text:p text:style-name="P1"><text:span text:style-name="T5">rm -f shell.o</text:span></text:p>
      <text:p text:style-name="P1"><text:span text:style-name="T5">gcc -c -DHAVE_CONFIG_H -DSHELL <text:s text:c="2"/>-I. -I/home/mahannee/packages/bash/bash-4.3 -I../.. -I../../lib <text:s/>-g -O2 shell.c</text:span></text:p>
      <text:p text:style-name="P1"><text:span text:style-name="T5">rm -f savestring.o</text:span></text:p>
      <text:p text:style-name="P1"><text:soft-page-break/><text:span text:style-name="T5">gcc -c -DHAVE_CONFIG_H -DSHELL <text:s text:c="2"/>-I. -I/home/mahannee/packages/bash/bash-4.3 -I../.. -I../../lib <text:s/>-g -O2 savestring.c</text:span></text:p>
      <text:p text:style-name="P1"><text:span text:style-name="T5">rm -f mbutil.o</text:span></text:p>
      <text:p text:style-name="P1"><text:span text:style-name="T5">rm -f tilde.o</text:span></text:p>
      <text:p text:style-name="P1"><text:span text:style-name="T5">gcc -DHAVE_CONFIG_H -DSHELL <text:s text:c="2"/>-I. -I/home/mahannee/packages/bash/bash-4.3 -I../.. -I../../lib <text:s/>-g -O2 -DREADLINE_LIBRARY -c ./tilde.c</text:span></text:p>
      <text:p text:style-name="P1"><text:span text:style-name="T5">gcc -c -DHAVE_CONFIG_H -DSHELL <text:s text:c="2"/>-I. -I/home/mahannee/packages/bash/bash-4.3 -I../.. -I../../lib <text:s/>-g -O2 mbutil.c</text:span></text:p>
      <text:p text:style-name="P1"><text:span text:style-name="T5">rm -f shopt.c</text:span></text:p>
      <text:p text:style-name="P1"><text:span text:style-name="T5">rm -f printf.o</text:span></text:p>
      <text:p text:style-name="P1"><text:span text:style-name="T5">./mkbuiltins -D . printf.def</text:span></text:p>
      <text:p text:style-name="P1"><text:span text:style-name="T5">gcc -c <text:s/>-DHAVE_CONFIG_H -DSHELL <text:s/>-I. -I.. <text:s/>-I.. -I../include -I../lib -I. <text:s text:c="3"/>-g -O2 printf.c || ( rm -f printf.c ; exit 1 )</text:span></text:p>
      <text:p text:style-name="P1"><text:span text:style-name="T5">rm -f colors.o</text:span></text:p>
      <text:p text:style-name="P1"><text:span text:style-name="T5">gcc -c -DHAVE_CONFIG_H -DSHELL <text:s text:c="2"/>-I. -I/home/mahannee/packages/bash/bash-4.3 -I../.. -I../../lib <text:s/>-g -O2 colors.c</text:span></text:p>
      <text:p text:style-name="P1"><text:span text:style-name="T5">rm -f parse-colors.o</text:span></text:p>
      <text:p text:style-name="P1"><text:span text:style-name="T5">gcc -c -DHAVE_CONFIG_H -DSHELL <text:s text:c="2"/>-I. -I/home/mahannee/packages/bash/bash-4.3 -I../.. -I../../lib <text:s/>-g -O2 parse-colors.c</text:span></text:p>
      <text:p text:style-name="P1"><text:span text:style-name="T5">rm -f xmalloc.o</text:span></text:p>
      <text:p text:style-name="P1"><text:span text:style-name="T5">gcc -c -DHAVE_CONFIG_H -DSHELL <text:s text:c="2"/>-I. -I/home/mahannee/packages/bash/bash-4.3 -I../.. -I../../lib <text:s/>-g -O2 xmalloc.c</text:span></text:p>
      <text:p text:style-name="P1"><text:span text:style-name="T5">rm -f xfree.o</text:span></text:p>
      <text:p text:style-name="P1"><text:span text:style-name="T5">gcc -c -DHAVE_CONFIG_H -DSHELL <text:s text:c="2"/>-I. -I/home/mahannee/packages/bash/bash-4.3 -I../.. -I../../lib <text:s/>-g -O2 xfree.c</text:span></text:p>
      <text:p text:style-name="P1"><text:span text:style-name="T5">rm -f compat.o</text:span></text:p>
      <text:p text:style-name="P1"><text:span text:style-name="T5">gcc -c -DHAVE_CONFIG_H -DSHELL <text:s text:c="2"/>-I. -I/home/mahannee/packages/bash/bash-4.3 -I../.. -I../../lib <text:s/>-g -O2 compat.c</text:span></text:p>
      <text:p text:style-name="P1"><text:span text:style-name="T5">rm -f getopt.o</text:span></text:p>
      <text:p text:style-name="P1"><text:span text:style-name="T5">gcc -c <text:s/>-DHAVE_CONFIG_H -DSHELL <text:s/>-I. -I.. <text:s/>-I.. -I../include -I../lib -I. <text:s text:c="3"/>-g -O2 getopt.c</text:span></text:p>
      <text:p text:style-name="P1"><text:span text:style-name="T5">rm -f bashgetopt.o</text:span></text:p>
      <text:p text:style-name="P1"><text:span text:style-name="T5">gcc -c <text:s/>-DHAVE_CONFIG_H -DSHELL <text:s/>-I. -I.. <text:s/>-I.. -I../include -I../lib -I. <text:s text:c="3"/>-g -O2 bashgetopt.c</text:span></text:p>
      <text:p text:style-name="P1"><text:span text:style-name="T5">rm -f libreadline.a</text:span></text:p>
      <text:p text:style-name="P1"><text:span text:style-name="T5">ar cr libreadline.a readline.o vi_mode.o funmap.o keymaps.o parens.o search.o rltty.o complete.o bind.o isearch.o display.o signals.o util.o kill.o undo.o macro.o input.o callback.o terminal.o text.o nls.o misc.o history.o histexpand.o histfile.o histsearch.o shell.o savestring.o mbutil.o tilde.o colors.o parse-colors.o xmalloc.o xfree.o compat.o </text:span></text:p>
      <text:p text:style-name="P1"><text:span text:style-name="T5">test -n "ranlib" &amp;&amp; ranlib libreadline.a</text:span></text:p>
      <text:p text:style-name="P1"><text:span text:style-name="T5">make[1]: Leaving directory '/home/mahannee/packages/bash/bash-4.3/lib/readline'</text:span></text:p>
      <text:p text:style-name="P1"><text:span text:style-name="T5">making lib/readline/libhistory.a in ./lib/readline</text:span></text:p>
      <text:p text:style-name="P1"><text:span text:style-name="T5">make[1]: Entering directory '/home/mahannee/packages/bash/bash-4.3/lib/readline'</text:span></text:p>
      <text:p text:style-name="P1"><text:span text:style-name="T5">rm -f libhistory.a</text:span></text:p>
      <text:p text:style-name="P1"><text:span text:style-name="T5">ar cr libhistory.a history.o histexpand.o histfile.o histsearch.o shell.o savestring.o mbutil.o xmalloc.o xfree.o</text:span></text:p>
      <text:p text:style-name="P1"><text:span text:style-name="T5">test -n "ranlib" &amp;&amp; ranlib libhistory.a</text:span></text:p>
      <text:p text:style-name="P1"><text:span text:style-name="T5">rm -f complete.o</text:span></text:p>
      <text:p text:style-name="P1"><text:span text:style-name="T5">./mkbuiltins -D . complete.def</text:span></text:p>
      <text:p text:style-name="P1"><text:soft-page-break/><text:span text:style-name="T5">gcc -c <text:s/>-DHAVE_CONFIG_H -DSHELL <text:s/>-I. -I.. <text:s/>-I.. -I../include -I../lib -I. <text:s text:c="3"/>-g -O2 complete.c || ( rm -f complete.c ; exit 1 )</text:span></text:p>
      <text:p text:style-name="P1"><text:span text:style-name="T5">make[1]: Leaving directory '/home/mahannee/packages/bash/bash-4.3/lib/readline'</text:span></text:p>
      <text:p text:style-name="P1"><text:span text:style-name="T5">/bin/sh ./psize.sh &gt; pipesize.h</text:span></text:p>
      <text:p text:style-name="P1"><text:span text:style-name="T5">rm -f printf.c</text:span></text:p>
      <text:p text:style-name="P1"><text:span text:style-name="T5">rm -f complete.c</text:span></text:p>
      <text:p text:style-name="P1"><text:span text:style-name="T5">rm -f ulimit.o</text:span></text:p>
      <text:p text:style-name="P1"><text:span text:style-name="T5">./mkbuiltins -D . ulimit.def</text:span></text:p>
      <text:p text:style-name="P1"><text:span text:style-name="T5">gcc -c <text:s/>-DHAVE_CONFIG_H -DSHELL <text:s/>-I. -I.. <text:s/>-I.. -I../include -I../lib -I. <text:s text:c="3"/>-g -O2 ulimit.c || ( rm -f ulimit.c ; exit 1 )</text:span></text:p>
      <text:p text:style-name="P1"><text:span text:style-name="T5">rm -f ulimit.c</text:span></text:p>
      <text:p text:style-name="P1"><text:span text:style-name="T5">rm -f libbuiltins.a</text:span></text:p>
      <text:p text:style-name="P1"><text:span text:style-name="T5">ar cr libbuiltins.a builtins.o alias.o bind.o break.o builtin.o caller.o cd.o colon.o command.o common.o declare.o echo.o enable.o eval.o evalfile.o evalstring.o exec.o exit.o fc.o fg_bg.o hash.o help.o history.o jobs.o kill.o let.o mapfile.o pushd.o read.o return.o set.o setattr.o shift.o source.o suspend.o test.o times.o trap.o type.o ulimit.o umask.o wait.o getopts.o shopt.o printf.o getopt.o bashgetopt.o complete.o</text:span></text:p>
      <text:p text:style-name="P1"><text:span text:style-name="T5">ranlib libbuiltins.a</text:span></text:p>
      <text:p text:style-name="P1"><text:span text:style-name="T5">make[1]: Leaving directory '/home/mahannee/packages/bash/bash-4.3/builtins'</text:span></text:p>
      <text:p text:style-name="P1"><text:span text:style-name="T5">rm -f bash</text:span></text:p>
      <text:p text:style-name="P1"><text:span text:style-name="T5">gcc -L./builtins -L./lib/readline -L./lib/readline -L./lib/glob -L./lib/tilde -L./lib/malloc -L./lib/sh <text:s/>-rdynamic <text:s/>-g -O2 -o bash shell.o eval.o y.tab.o general.o make_cmd.o print_cmd.o <text:s/>dispose_cmd.o execute_cmd.o variables.o copy_cmd.o error.o expr.o flags.o jobs.o subst.o hashcmd.o hashlib.o mailcheck.o trap.o input.o unwind_prot.o pathexp.o sig.o test.o version.o alias.o array.o arrayfunc.o assoc.o braces.o bracecomp.o bashhist.o bashline.o <text:s/>list.o stringlib.o locale.o findcmd.o redir.o pcomplete.o pcomplib.o syntax.o xmalloc.o <text:s/>-lbuiltins -lglob -lsh -lreadline -lhistory -ltermcap -ltilde -lmalloc <text:s text:c="3"/>-ldl </text:span></text:p>
      <text:p text:style-name="P1"><text:span text:style-name="T5">ls -l bash</text:span></text:p>
      <text:p text:style-name="P1"><text:span text:style-name="T5">-rwxrwxr-x 1 mahannee mahannee 4459144 May 15 11:07 bash</text:span></text:p>
      <text:p text:style-name="P1"><text:span text:style-name="T5">size bash</text:span></text:p>
      <text:p text:style-name="P1"><text:span text:style-name="T5"><text:s text:c="3"/>text<text:tab/> <text:s text:c="2"/>data<text:tab/> <text:s text:c="3"/>bss<text:tab/> <text:s text:c="3"/>dec<text:tab/> <text:s text:c="3"/>hex<text:tab/>filename</text:span></text:p>
      <text:p text:style-name="P1"><text:span text:style-name="T5"><text:s/>995808<text:tab/> <text:s/>36488<text:tab/> <text:s/>23416<text:tab/>1055712<text:tab/> 101be0<text:tab/>bash</text:span></text:p>
      <text:p text:style-name="P2"><text:span text:style-name="T5">mahannee@VTA076L:~/packages/bash/bash-4.3$ ls</text:span></text:p>
      <text:p text:style-name="P1"><text:span text:style-name="T5">ABOUT-NLS <text:s text:c="3"/>bashhist.h <text:s text:c="6"/>command.h <text:s text:c="5"/>dispose_cmd.o <text:s/>flags.o <text:s text:c="3"/>list.c <text:s text:c="7"/>NEWS <text:s text:c="11"/>print_cmd.c <text:s/>stringlib.o <text:s text:c="3"/>variables.h</text:span></text:p>
      <text:p text:style-name="P1"><text:span text:style-name="T5">aclocal.m4 <text:s text:c="2"/>bashhist.o <text:s text:c="6"/>COMPAT <text:s text:c="8"/>doc <text:s text:c="11"/>general.c <text:s/>list.o <text:s text:c="7"/>nojobs.c <text:s text:c="7"/>print_cmd.o <text:s/>subst.c <text:s text:c="7"/>variables.o</text:span></text:p>
      <text:p text:style-name="P1"><text:span text:style-name="T5">alias.c <text:s text:c="5"/>bashintl.h <text:s text:c="6"/>config-bot.h <text:s text:c="2"/>error.c <text:s text:c="7"/>general.h <text:s/>locale.c <text:s text:c="5"/>NOTES <text:s text:c="10"/>quit.h <text:s text:c="6"/>subst.h <text:s text:c="7"/>version.c</text:span></text:p>
      <text:p text:style-name="P1"><text:span text:style-name="T5">alias.h <text:s text:c="5"/>bashjmp.h <text:s text:c="7"/>config.h <text:s text:c="6"/>error.h <text:s text:c="7"/>general.o <text:s/>locale.o <text:s text:c="5"/>parser-built <text:s text:c="3"/>RBASH <text:s text:c="7"/>subst.o <text:s text:c="7"/>version.h</text:span></text:p>
      <text:p text:style-name="P1"><text:span text:style-name="T5">alias.o <text:s text:c="5"/>bashline.c <text:s text:c="6"/>config.h.in <text:s text:c="3"/>error.o <text:s text:c="7"/>hashcmd.c <text:s/>lsignames.h <text:s text:c="2"/>parser.h <text:s text:c="7"/>README <text:s text:c="6"/>support <text:s text:c="7"/>version.o</text:span></text:p>
      <text:p text:style-name="P1"><text:span text:style-name="T5">array.c <text:s text:c="5"/>bashline.h <text:s text:c="6"/>config.log <text:s text:c="4"/>eval.c <text:s text:c="8"/>hashcmd.h <text:s/>m4 <text:s text:c="11"/>parse.y <text:s text:c="8"/>redir.c <text:s text:c="5"/>syntax.c <text:s text:c="6"/>xmalloc.c</text:span></text:p>
      <text:p text:style-name="P1"><text:span text:style-name="T5">arrayfunc.c <text:s/>bashline.o <text:s text:c="6"/>config.status <text:s/>eval.o <text:s text:c="8"/>hashcmd.o <text:s/>mailcheck.c <text:s text:c="2"/>patchlevel.h <text:s text:c="3"/>redir.h <text:s text:c="5"/>syntax.h <text:s text:c="6"/>xmalloc.h</text:span></text:p>
      <text:p text:style-name="P1"><text:soft-page-break/><text:span text:style-name="T5">arrayfunc.h <text:s/>bashtypes.h <text:s text:c="5"/>config-top.h <text:s text:c="2"/>examples <text:s text:c="6"/>hashlib.c <text:s/>mailcheck.h <text:s text:c="2"/>pathexp.c <text:s text:c="6"/>redir.o <text:s text:c="5"/>syntax.o <text:s text:c="6"/>xmalloc.o</text:span></text:p>
      <text:p text:style-name="P1"><text:span text:style-name="T5">arrayfunc.o <text:s/>bashversion <text:s text:c="5"/>configure <text:s text:c="5"/>execute_cmd.c <text:s/>hashlib.h <text:s/>mailcheck.o <text:s text:c="2"/>pathexp.h <text:s text:c="6"/>shell.c <text:s text:c="5"/>test.c <text:s text:c="8"/>Y2K</text:span></text:p>
      <text:p text:style-name="P1"><text:span text:style-name="T5">array.h <text:s text:c="5"/>bracecomp.c <text:s text:c="5"/>configure.ac <text:s text:c="2"/>execute_cmd.h <text:s/>hashlib.o <text:s/>make_cmd.c <text:s text:c="3"/>pathexp.o <text:s text:c="6"/>shell.h <text:s text:c="5"/>test.h <text:s text:c="8"/>y.tab.c</text:span></text:p>
      <text:p text:style-name="P1"><text:span text:style-name="T5">array.o <text:s text:c="5"/>bracecomp.o <text:s text:c="5"/>conftypes.h <text:s text:c="3"/>execute_cmd.o <text:s/>include <text:s text:c="3"/>make_cmd.h <text:s text:c="3"/>pathnames.h <text:s text:c="4"/>shell.o <text:s text:c="5"/>test.o <text:s text:c="8"/>y.tab.h</text:span></text:p>
      <text:p text:style-name="P1"><text:span text:style-name="T5">assoc.c <text:s text:c="5"/>braces.c <text:s text:c="8"/>copy_cmd.c <text:s text:c="4"/>expr.c <text:s text:c="8"/>input.c <text:s text:c="3"/>make_cmd.o <text:s text:c="3"/>pathnames.h.in <text:s/>sig.c <text:s text:c="7"/>tests <text:s text:c="9"/>y.tab.o</text:span></text:p>
      <text:p text:style-name="P1"><text:span text:style-name="T5">assoc.h <text:s text:c="5"/>braces.o <text:s text:c="8"/>copy_cmd.o <text:s text:c="4"/>expr.o <text:s text:c="8"/>input.h <text:s text:c="3"/>Makefile <text:s text:c="5"/>pcomplete.c <text:s text:c="4"/>sig.h <text:s text:c="7"/>trap.c</text:span></text:p>
      <text:p text:style-name="P1"><text:span text:style-name="T5">assoc.o <text:s text:c="5"/>buildsignames.o <text:s/>COPYING <text:s text:c="7"/>externs.h <text:s text:c="5"/>input.o <text:s text:c="3"/>Makefile.in <text:s text:c="2"/>pcomplete.h <text:s text:c="4"/>siglist.c <text:s text:c="3"/>trap.h</text:span></text:p>
      <text:p text:style-name="P1"><text:span text:style-name="T5">AUTHORS <text:s text:c="5"/>buildversion.o <text:s text:c="2"/>cross-build <text:s text:c="3"/>findcmd.c <text:s text:c="5"/>INSTALL <text:s text:c="3"/>MANIFEST <text:s text:c="5"/>pcomplete.o <text:s text:c="4"/>siglist.h <text:s text:c="3"/>trap.o</text:span></text:p>
      <text:p text:style-name="P1"><text:span text:style-name="T5">bash <text:s text:c="8"/>builtins <text:s text:c="8"/>CWRU <text:s text:c="10"/>findcmd.h <text:s text:c="5"/>jobs.c <text:s text:c="4"/>mksignames <text:s text:c="3"/>pcomplib.c <text:s text:c="5"/>signames.h <text:s text:c="2"/>unwind_prot.c</text:span></text:p>
      <text:p text:style-name="P1"><text:span text:style-name="T5">bashansi.h <text:s text:c="2"/>builtins.h <text:s text:c="6"/>debian <text:s text:c="8"/>findcmd.o <text:s text:c="5"/>jobs.h <text:s text:c="4"/>mksignames.o <text:s/>pcomplib.o <text:s text:c="5"/>sig.o <text:s text:c="7"/>unwind_prot.h</text:span></text:p>
      <text:p text:style-name="P1"><text:span text:style-name="T5">bashbug <text:s text:c="5"/>ChangeLog <text:s text:c="7"/>dispose_cmd.c <text:s/>flags.c <text:s text:c="7"/>jobs.o <text:s text:c="4"/>mksyntax <text:s text:c="5"/>po <text:s text:c="13"/>stamp-h <text:s text:c="5"/>unwind_prot.o</text:span></text:p>
      <text:p text:style-name="P1"><text:span text:style-name="T5">bashhist.c <text:s text:c="2"/>CHANGES <text:s text:c="9"/>dispose_cmd.h <text:s/>flags.h <text:s text:c="7"/>lib <text:s text:c="7"/>mksyntax.c <text:s text:c="3"/>POSIX <text:s text:c="10"/>stringlib.c <text:s/>variables.c</text:span></text:p>
      <text:p text:style-name="P2"><text:span text:style-name="T5">mahannee@VTA076L:~/packages/bash/bash-4.3$ make check</text:span></text:p>
      <text:p text:style-name="P1"><text:span text:style-name="T5"/></text:p>
      <text:p text:style-name="P1"><text:span text:style-name="T5"><text:tab/> <text:s/>***********************************************************</text:span></text:p>
      <text:p text:style-name="P1"><text:span text:style-name="T5"><text:tab/> <text:s/>* <text:s text:c="56"/>*</text:span></text:p>
      <text:p text:style-name="P1"><text:span text:style-name="T5"><text:tab/> <text:s/>* GNU bash, version 4.3.42(1)-release (x86_64-unknown-linux-gnu)</text:span></text:p>
      <text:p text:style-name="P1"><text:span text:style-name="T5"><text:tab/> <text:s/>* <text:s text:c="56"/>*</text:span></text:p>
      <text:p text:style-name="P1"><text:span text:style-name="T5"><text:tab/> <text:s/>***********************************************************</text:span></text:p>
      <text:p text:style-name="P1"><text:span text:style-name="T5"/></text:p>
      <text:p text:style-name="P1"><text:span text:style-name="T5">Testing /home/mahannee/packages/bash/bash-4.3/bash</text:span></text:p>
      <text:p text:style-name="P1"><text:span text:style-name="T5">version: 4.3.42(1)-release</text:span></text:p>
      <text:p text:style-name="P1"><text:span text:style-name="T5">versinfo: 4 3 42 1 release x86_64-unknown-linux-gnu</text:span></text:p>
      <text:p text:style-name="P1"><text:span text:style-name="T5">HOSTTYPE = x86_64</text:span></text:p>
      <text:p text:style-name="P1"><text:span text:style-name="T5">OSTYPE = linux-gnu</text:span></text:p>
      <text:p text:style-name="P1"><text:span text:style-name="T5">MACHTYPE = x86_64-unknown-linux-gnu</text:span></text:p>
      <text:p text:style-name="P1"><text:span text:style-name="T5">Any output from any test, unless otherwise noted, indicates a possible anomaly</text:span></text:p>
      <text:p text:style-name="P1"><text:span text:style-name="T5">run-alias</text:span></text:p>
      <text:p text:style-name="P1"><text:span text:style-name="T5">run-appendop</text:span></text:p>
      <text:p text:style-name="P1"><text:span text:style-name="T5">run-arith</text:span></text:p>
      <text:p text:style-name="P1"><text:span text:style-name="T5">run-arith-for</text:span></text:p>
      <text:p text:style-name="P1"><text:span text:style-name="T5">run-array</text:span></text:p>
      <text:p text:style-name="P1"><text:span text:style-name="T5">warning: all of these tests will fail if arrays have not</text:span></text:p>
      <text:p text:style-name="P1"><text:span text:style-name="T5">warning: been compiled into the shell</text:span></text:p>
      <text:p text:style-name="P1"><text:span text:style-name="T5">warning: the BASH_ARGC and BASH_ARGV tests will fail if debugging support</text:span></text:p>
      <text:p text:style-name="P1"><text:span text:style-name="T5">warning: has not been compiled into the shell</text:span></text:p>
      <text:p text:style-name="P1"><text:soft-page-break/><text:span text:style-name="T5">run-array2</text:span></text:p>
      <text:p text:style-name="P1"><text:span text:style-name="T5">warning: all of these tests will fail if arrays have not</text:span></text:p>
      <text:p text:style-name="P1"><text:span text:style-name="T5">warning: been compiled into the shell</text:span></text:p>
      <text:p text:style-name="P1"><text:span text:style-name="T5">run-assoc</text:span></text:p>
      <text:p text:style-name="P1"><text:span text:style-name="T5">warning: all of these tests will fail if arrays have not</text:span></text:p>
      <text:p text:style-name="P1"><text:span text:style-name="T5">warning: been compiled into the shell</text:span></text:p>
      <text:p text:style-name="P1"><text:span text:style-name="T5">run-braces</text:span></text:p>
      <text:p text:style-name="P1"><text:span text:style-name="T5">run-builtins</text:span></text:p>
      <text:p text:style-name="P1"><text:span text:style-name="T5">warning: some of these tests may fail if process substitution has not</text:span></text:p>
      <text:p text:style-name="P1"><text:span text:style-name="T5">warning: been compiled into the shell or if the OS does not provide</text:span></text:p>
      <text:p text:style-name="P1"><text:span text:style-name="T5">warning: /dev/fd.</text:span></text:p>
      <text:p text:style-name="P1"><text:span text:style-name="T5">run-case</text:span></text:p>
      <text:p text:style-name="P1"><text:span text:style-name="T5">run-casemod</text:span></text:p>
      <text:p text:style-name="P1"><text:span text:style-name="T5">run-comsub</text:span></text:p>
      <text:p text:style-name="P1"><text:span text:style-name="T5">run-comsub-eof</text:span></text:p>
      <text:p text:style-name="P1"><text:span text:style-name="T5">run-comsub-posix</text:span></text:p>
      <text:p text:style-name="P1"><text:span text:style-name="T5">run-cond</text:span></text:p>
      <text:p text:style-name="P1"><text:span text:style-name="T5">warning: all of these tests will fail if the conditional command has not</text:span></text:p>
      <text:p text:style-name="P1"><text:span text:style-name="T5">warning: been compiled into the shell</text:span></text:p>
      <text:p text:style-name="P1"><text:span text:style-name="T5">warning: some of these tests will fail if extended pattern matching has not</text:span></text:p>
      <text:p text:style-name="P1"><text:span text:style-name="T5">warning: been compiled into the shell</text:span></text:p>
      <text:p text:style-name="P1"><text:span text:style-name="T5">run-coproc</text:span></text:p>
      <text:p text:style-name="P1"><text:span text:style-name="T5">warning: the process IDs printed will differ on every run</text:span></text:p>
      <text:p text:style-name="P1"><text:span text:style-name="T5">warning: and generate diffs</text:span></text:p>
      <text:p text:style-name="P1"><text:span text:style-name="T5">1c1</text:span></text:p>
      <text:p text:style-name="P1"><text:span text:style-name="T5">&lt; 5302</text:span></text:p>
      <text:p text:style-name="P1"><text:span text:style-name="T5">---</text:span></text:p>
      <text:p text:style-name="P1"><text:span text:style-name="T5">&gt; 84575</text:span></text:p>
      <text:p text:style-name="P1"><text:span text:style-name="T5">4c4</text:span></text:p>
      <text:p text:style-name="P1"><text:span text:style-name="T5">&lt; 5307</text:span></text:p>
      <text:p text:style-name="P1"><text:span text:style-name="T5">---</text:span></text:p>
      <text:p text:style-name="P1"><text:span text:style-name="T5">&gt; 84577</text:span></text:p>
      <text:p text:style-name="P1"><text:span text:style-name="T5">7,8c7,8</text:span></text:p>
      <text:p text:style-name="P1"><text:span text:style-name="T5">&lt; ./coproc.tests: line 22: <text:s/>5307 Terminated <text:s text:c="13"/>coproc REFLECT { cat -; }</text:span></text:p>
      <text:p text:style-name="P1"><text:span text:style-name="T5">&lt; 5309</text:span></text:p>
      <text:p text:style-name="P1"><text:span text:style-name="T5">---</text:span></text:p>
      <text:p text:style-name="P1"><text:span text:style-name="T5">&gt; ./coproc.tests: line 22: 84577 Terminated <text:s text:c="13"/>coproc REFLECT { cat -; }</text:span></text:p>
      <text:p text:style-name="P1"><text:span text:style-name="T5">&gt; 84579</text:span></text:p>
      <text:p text:style-name="P1"><text:span text:style-name="T5">run-cprint</text:span></text:p>
      <text:p text:style-name="P1"><text:span text:style-name="T5">run-dbg-support</text:span></text:p>
      <text:p text:style-name="P1"><text:span text:style-name="T5">run-dbg-support2</text:span></text:p>
      <text:p text:style-name="P1"><text:span text:style-name="T5">run-dirstack</text:span></text:p>
      <text:p text:style-name="P1"><text:span text:style-name="T5">run-dollars</text:span></text:p>
      <text:p text:style-name="P1"><text:span text:style-name="T5">run-errors</text:span></text:p>
      <text:p text:style-name="P1"><text:span text:style-name="T5">run-execscript</text:span></text:p>
      <text:p text:style-name="P1"><text:span text:style-name="T5">warning: the text of a system error message may vary between systems and</text:span></text:p>
      <text:p text:style-name="P1"><text:span text:style-name="T5">warning: produce diff output.</text:span></text:p>
      <text:p text:style-name="P1"><text:span text:style-name="T5">warning: if the text of the error messages concerning `notthere' or</text:span></text:p>
      <text:p text:style-name="P1"><text:soft-page-break/><text:span text:style-name="T5">warning: `/tmp/bash-notthere' not being found or `/' being a directory</text:span></text:p>
      <text:p text:style-name="P1"><text:span text:style-name="T5">warning: produce diff output, please do not consider this a test failure</text:span></text:p>
      <text:p text:style-name="P1"><text:span text:style-name="T5">warning: if diff output differing only in the location of the bash</text:span></text:p>
      <text:p text:style-name="P1"><text:span text:style-name="T5">warning: binary appears, please do not consider this a test failure</text:span></text:p>
      <text:p text:style-name="P1"><text:span text:style-name="T5">run-exp-tests</text:span></text:p>
      <text:p text:style-name="P1"><text:span text:style-name="T5">run-extglob</text:span></text:p>
      <text:p text:style-name="P1"><text:span text:style-name="T5">run-extglob2</text:span></text:p>
      <text:p text:style-name="P1"><text:span text:style-name="T5">run-extglob3</text:span></text:p>
      <text:p text:style-name="P1"><text:span text:style-name="T5">run-func</text:span></text:p>
      <text:p text:style-name="P1"><text:span text:style-name="T5">warning: if you have exported functions defined in your environment,</text:span></text:p>
      <text:p text:style-name="P1"><text:span text:style-name="T5">warning: they may show up as diff output.</text:span></text:p>
      <text:p text:style-name="P1"><text:span text:style-name="T5">warning: if so, please do not consider this a test failure</text:span></text:p>
      <text:p text:style-name="P1"><text:span text:style-name="T5">run-getopts</text:span></text:p>
      <text:p text:style-name="P1"><text:span text:style-name="T5">run-glob-test</text:span></text:p>
      <text:p text:style-name="P1"><text:span text:style-name="T5">run-globstar</text:span></text:p>
      <text:p text:style-name="P1"><text:span text:style-name="T5">run-heredoc</text:span></text:p>
      <text:p text:style-name="P1"><text:span text:style-name="T5">warning: UNIX versions number signals and schedule processes differently.</text:span></text:p>
      <text:p text:style-name="P1"><text:span text:style-name="T5">warning: If output differing only in line numbers is produced, please</text:span></text:p>
      <text:p text:style-name="P1"><text:span text:style-name="T5">warning: do not consider this a test failure.</text:span></text:p>
      <text:p text:style-name="P1"><text:span text:style-name="T5">run-herestr</text:span></text:p>
      <text:p text:style-name="P1"><text:span text:style-name="T5">run-histexpand</text:span></text:p>
      <text:p text:style-name="P1"><text:span text:style-name="T5">warning: all of these tests will fail if history has not been compiled</text:span></text:p>
      <text:p text:style-name="P1"><text:span text:style-name="T5">warning: into the shell</text:span></text:p>
      <text:p text:style-name="P1"><text:span text:style-name="T5">run-history</text:span></text:p>
      <text:p text:style-name="P1"><text:span text:style-name="T5">warning: all of these tests will fail if history has not been compiled</text:span></text:p>
      <text:p text:style-name="P1"><text:span text:style-name="T5">warning: into the shell</text:span></text:p>
      <text:p text:style-name="P1"><text:span text:style-name="T5">run-ifs</text:span></text:p>
      <text:p text:style-name="P1"><text:span text:style-name="T5">run-ifs-posix</text:span></text:p>
      <text:p text:style-name="P1"><text:span text:style-name="T5">run-input-test</text:span></text:p>
      <text:p text:style-name="P1"><text:span text:style-name="T5">run-intl</text:span></text:p>
      <text:p text:style-name="P1"><text:span text:style-name="T5">warning: some of these tests will fail if you do not have UTF-8</text:span></text:p>
      <text:p text:style-name="P1"><text:span text:style-name="T5">warning: locales installed on your system.</text:span></text:p>
      <text:p text:style-name="P1"><text:span text:style-name="T5">warning: please ignore any differences consisting only of white space</text:span></text:p>
      <text:p text:style-name="P1"><text:span text:style-name="T5">13a14</text:span></text:p>
      <text:p text:style-name="P1"><text:span text:style-name="T5">&gt; 1,0000</text:span></text:p>
      <text:p text:style-name="P1"><text:span text:style-name="T5">18,147c19,21</text:span></text:p>
      <text:p text:style-name="P1"><text:span text:style-name="T5">&lt; 1.0000</text:span></text:p>
      <text:p text:style-name="P1"><text:span text:style-name="T5">&lt; 1.0000</text:span></text:p>
      <text:p text:style-name="P1"><text:span text:style-name="T5">&lt; fr_FR.ISO8859-1: Error Encoding U+00000080 to <text:s/>[ "$'\200'" != "$'\302\200'" ]</text:span></text:p>
      <text:p text:style-name="P1"><text:span text:style-name="T5">&lt; fr_FR.ISO8859-1: Error Encoding U+00000081 to <text:s/>[ "$'\201'" != "$'\302\201'" ]</text:span></text:p>
      <text:p text:style-name="P1"><text:span text:style-name="T5">&lt; fr_FR.ISO8859-1: Error Encoding U+00000082 to <text:s/>[ "$'\202'" != "$'\302\202'" ]</text:span></text:p>
      <text:p text:style-name="P1"><text:span text:style-name="T5">&lt; fr_FR.ISO8859-1: Error Encoding U+00000083 to <text:s/>[ "$'\203'" != "$'\302\203'" ]</text:span></text:p>
      <text:p text:style-name="P1"><text:span text:style-name="T5">&lt; fr_FR.ISO8859-1: Error Encoding U+00000084 to <text:s/>[ "$'\204'" != "$'\302\204'" ]</text:span></text:p>
      <text:p text:style-name="P1"><text:span text:style-name="T5">&lt; fr_FR.ISO8859-1: Error Encoding U+00000085 to <text:s/>[ "$'\205'" != "$'\302\205'" ]</text:span></text:p>
      <text:p text:style-name="P1"><text:span text:style-name="T5">&lt; fr_FR.ISO8859-1: Error Encoding U+00000086 to <text:s/>[ "$'\206'" != "$'\302\206'" ]</text:span></text:p>
      <text:p text:style-name="P1"><text:span text:style-name="T5">&lt; fr_FR.ISO8859-1: Error Encoding U+00000087 to <text:s/>[ "$'\207'" != "$'\302\207'" ]</text:span></text:p>
      <text:p text:style-name="P1"><text:span text:style-name="T5">&lt; fr_FR.ISO8859-1: Error Encoding U+00000088 to <text:s/>[ "$'\210'" != "$'\302\210'" ]</text:span></text:p>
      <text:p text:style-name="P1"><text:span text:style-name="T5">&lt; fr_FR.ISO8859-1: Error Encoding U+00000089 to <text:s/>[ "$'\211'" != "$'\302\211'" ]</text:span></text:p>
      <text:p text:style-name="P1"><text:soft-page-break/><text:span text:style-name="T5">&lt; fr_FR.ISO8859-1: Error Encoding U+0000008A to <text:s/>[ "$'\212'" != "$'\302\212'" ]</text:span></text:p>
      <text:p text:style-name="P1"><text:span text:style-name="T5">&lt; fr_FR.ISO8859-1: Error Encoding U+0000008B to <text:s/>[ "$'\213'" != "$'\302\213'" ]</text:span></text:p>
      <text:p text:style-name="P1"><text:span text:style-name="T5">&lt; fr_FR.ISO8859-1: Error Encoding U+0000008C to <text:s/>[ "$'\214'" != "$'\302\214'" ]</text:span></text:p>
      <text:p text:style-name="P1"><text:span text:style-name="T5">&lt; fr_FR.ISO8859-1: Error Encoding U+0000008D to <text:s/>[ "$'\215'" != "$'\302\215'" ]</text:span></text:p>
      <text:p text:style-name="P1"><text:span text:style-name="T5">&lt; fr_FR.ISO8859-1: Error Encoding U+0000008E to <text:s/>[ "$'\216'" != "$'\302\216'" ]</text:span></text:p>
      <text:p text:style-name="P1"><text:span text:style-name="T5">&lt; fr_FR.ISO8859-1: Error Encoding U+0000008F to <text:s/>[ "$'\217'" != "$'\302\217'" ]</text:span></text:p>
      <text:p text:style-name="P1"><text:span text:style-name="T5">&lt; fr_FR.ISO8859-1: Error Encoding U+00000090 to <text:s/>[ "$'\220'" != "$'\302\220'" ]</text:span></text:p>
      <text:p text:style-name="P1"><text:span text:style-name="T5">&lt; fr_FR.ISO8859-1: Error Encoding U+00000091 to <text:s/>[ "$'\221'" != "$'\302\221'" ]</text:span></text:p>
      <text:p text:style-name="P1"><text:span text:style-name="T5">&lt; fr_FR.ISO8859-1: Error Encoding U+00000092 to <text:s/>[ "$'\222'" != "$'\302\222'" ]</text:span></text:p>
      <text:p text:style-name="P1"><text:span text:style-name="T5">&lt; fr_FR.ISO8859-1: Error Encoding U+00000093 to <text:s/>[ "$'\223'" != "$'\302\223'" ]</text:span></text:p>
      <text:p text:style-name="P1"><text:span text:style-name="T5">&lt; fr_FR.ISO8859-1: Error Encoding U+00000094 to <text:s/>[ "$'\224'" != "$'\302\224'" ]</text:span></text:p>
      <text:p text:style-name="P1"><text:span text:style-name="T5">&lt; fr_FR.ISO8859-1: Error Encoding U+00000095 to <text:s/>[ "$'\225'" != "$'\302\225'" ]</text:span></text:p>
      <text:p text:style-name="P1"><text:span text:style-name="T5">&lt; fr_FR.ISO8859-1: Error Encoding U+00000096 to <text:s/>[ "$'\226'" != "$'\302\226'" ]</text:span></text:p>
      <text:p text:style-name="P1"><text:span text:style-name="T5">&lt; fr_FR.ISO8859-1: Error Encoding U+00000097 to <text:s/>[ "$'\227'" != "$'\302\227'" ]</text:span></text:p>
      <text:p text:style-name="P1"><text:span text:style-name="T5">&lt; fr_FR.ISO8859-1: Error Encoding U+00000098 to <text:s/>[ "$'\230'" != "$'\302\230'" ]</text:span></text:p>
      <text:p text:style-name="P1"><text:span text:style-name="T5">&lt; fr_FR.ISO8859-1: Error Encoding U+00000099 to <text:s/>[ "$'\231'" != "$'\302\231'" ]</text:span></text:p>
      <text:p text:style-name="P1"><text:span text:style-name="T5">&lt; fr_FR.ISO8859-1: Error Encoding U+0000009A to <text:s/>[ "$'\232'" != "$'\302\232'" ]</text:span></text:p>
      <text:p text:style-name="P1"><text:span text:style-name="T5">&lt; fr_FR.ISO8859-1: Error Encoding U+0000009B to <text:s/>[ "$'\233'" != "$'\302\233'" ]</text:span></text:p>
      <text:p text:style-name="P1"><text:span text:style-name="T5">&lt; fr_FR.ISO8859-1: Error Encoding U+0000009C to <text:s/>[ "$'\234'" != "$'\302\234'" ]</text:span></text:p>
      <text:p text:style-name="P1"><text:span text:style-name="T5">&lt; fr_FR.ISO8859-1: Error Encoding U+0000009D to <text:s/>[ "$'\235'" != "$'\302\235'" ]</text:span></text:p>
      <text:p text:style-name="P1"><text:span text:style-name="T5">&lt; fr_FR.ISO8859-1: Error Encoding U+0000009E to <text:s/>[ "$'\236'" != "$'\302\236'" ]</text:span></text:p>
      <text:p text:style-name="P1"><text:span text:style-name="T5">&lt; fr_FR.ISO8859-1: Error Encoding U+0000009F to <text:s/>[ "$'\237'" != "$'\302\237'" ]</text:span></text:p>
      <text:p text:style-name="P1"><text:span text:style-name="T5">&lt; fr_FR.ISO8859-1: Error Encoding U+000000A0 to <text:s/>[ "$'\240'" != " " ]</text:span></text:p>
      <text:p text:style-name="P1"><text:span text:style-name="T5">&lt; fr_FR.ISO8859-1: Error Encoding U+000000A1 to <text:s/>[ "$'\241'" != "¡" ]</text:span></text:p>
      <text:p text:style-name="P1"><text:span text:style-name="T5">&lt; fr_FR.ISO8859-1: Error Encoding U+000000A2 to <text:s/>[ "$'\242'" != "¢" ]</text:span></text:p>
      <text:p text:style-name="P1"><text:span text:style-name="T5">&lt; fr_FR.ISO8859-1: Error Encoding U+000000A3 to <text:s/>[ "$'\243'" != "£" ]</text:span></text:p>
      <text:p text:style-name="P1"><text:span text:style-name="T5">&lt; fr_FR.ISO8859-1: Error Encoding U+000000A4 to <text:s/>[ "$'\244'" != "¤" ]</text:span></text:p>
      <text:p text:style-name="P1"><text:span text:style-name="T5">&lt; fr_FR.ISO8859-1: Error Encoding U+000000A5 to <text:s/>[ "$'\245'" != "¥" ]</text:span></text:p>
      <text:p text:style-name="P1"><text:span text:style-name="T5">&lt; fr_FR.ISO8859-1: Error Encoding U+000000A6 to <text:s/>[ "$'\246'" != "¦" ]</text:span></text:p>
      <text:p text:style-name="P1"><text:span text:style-name="T5">&lt; fr_FR.ISO8859-1: Error Encoding U+000000A7 to <text:s/>[ "$'\247'" != "§" ]</text:span></text:p>
      <text:p text:style-name="P1"><text:span text:style-name="T5">&lt; fr_FR.ISO8859-1: Error Encoding U+000000A8 to <text:s/>[ "$'\250'" != "¨" ]</text:span></text:p>
      <text:p text:style-name="P1"><text:span text:style-name="T5">&lt; fr_FR.ISO8859-1: Error Encoding U+000000A9 to <text:s/>[ "$'\251'" != "©" ]</text:span></text:p>
      <text:p text:style-name="P1"><text:span text:style-name="T5">&lt; fr_FR.ISO8859-1: Error Encoding U+000000AA to <text:s/>[ "$'\252'" != "ª" ]</text:span></text:p>
      <text:p text:style-name="P1"><text:span text:style-name="T5">&lt; fr_FR.ISO8859-1: Error Encoding U+000000AB to <text:s/>[ "$'\253'" != "«" ]</text:span></text:p>
      <text:p text:style-name="P1"><text:span text:style-name="T5">&lt; fr_FR.ISO8859-1: Error Encoding U+000000AC to <text:s/>[ "$'\254'" != "¬" ]</text:span></text:p>
      <text:p text:style-name="P1"><text:span text:style-name="T5">&lt; fr_FR.ISO8859-1: Error Encoding U+000000AD to <text:s/>[ "$'\255'" != "­" ]</text:span></text:p>
      <text:p text:style-name="P1"><text:span text:style-name="T5">&lt; fr_FR.ISO8859-1: Error Encoding U+000000AE to <text:s/>[ "$'\256'" != "®" ]</text:span></text:p>
      <text:p text:style-name="P1"><text:span text:style-name="T5">&lt; fr_FR.ISO8859-1: Error Encoding U+000000AF to <text:s/>[ "$'\257'" != "¯" ]</text:span></text:p>
      <text:p text:style-name="P1"><text:span text:style-name="T5">&lt; fr_FR.ISO8859-1: Error Encoding U+000000B0 to <text:s/>[ "$'\260'" != "°" ]</text:span></text:p>
      <text:p text:style-name="P1"><text:span text:style-name="T5">&lt; fr_FR.ISO8859-1: Error Encoding U+000000B1 to <text:s/>[ "$'\261'" != "±" ]</text:span></text:p>
      <text:p text:style-name="P1"><text:span text:style-name="T5">&lt; fr_FR.ISO8859-1: Error Encoding U+000000B2 to <text:s/>[ "$'\262'" != "²" ]</text:span></text:p>
      <text:p text:style-name="P1"><text:span text:style-name="T5">&lt; fr_FR.ISO8859-1: Error Encoding U+000000B3 to <text:s/>[ "$'\263'" != "³" ]</text:span></text:p>
      <text:p text:style-name="P1"><text:span text:style-name="T5">&lt; fr_FR.ISO8859-1: Error Encoding U+000000B4 to <text:s/>[ "$'\264'" != "´" ]</text:span></text:p>
      <text:p text:style-name="P1"><text:span text:style-name="T5">&lt; fr_FR.ISO8859-1: Error Encoding U+000000B5 to <text:s/>[ "$'\265'" != "µ" ]</text:span></text:p>
      <text:p text:style-name="P1"><text:span text:style-name="T5">&lt; fr_FR.ISO8859-1: Error Encoding U+000000B6 to <text:s/>[ "$'\266'" != "¶" ]</text:span></text:p>
      <text:p text:style-name="P1"><text:span text:style-name="T5">&lt; fr_FR.ISO8859-1: Error Encoding U+000000B7 to <text:s/>[ "$'\267'" != "·" ]</text:span></text:p>
      <text:p text:style-name="P1"><text:span text:style-name="T5">&lt; fr_FR.ISO8859-1: Error Encoding U+000000B8 to <text:s/>[ "$'\270'" != "¸" ]</text:span></text:p>
      <text:p text:style-name="P1"><text:span text:style-name="T5">&lt; fr_FR.ISO8859-1: Error Encoding U+000000B9 to <text:s/>[ "$'\271'" != "¹" ]</text:span></text:p>
      <text:p text:style-name="P1"><text:soft-page-break/><text:span text:style-name="T5">&lt; fr_FR.ISO8859-1: Error Encoding U+000000BA to <text:s/>[ "$'\272'" != "º" ]</text:span></text:p>
      <text:p text:style-name="P1"><text:span text:style-name="T5">&lt; fr_FR.ISO8859-1: Error Encoding U+000000BB to <text:s/>[ "$'\273'" != "»" ]</text:span></text:p>
      <text:p text:style-name="P1"><text:span text:style-name="T5">&lt; fr_FR.ISO8859-1: Error Encoding U+000000BC to <text:s/>[ "$'\274'" != "¼" ]</text:span></text:p>
      <text:p text:style-name="P1"><text:span text:style-name="T5">&lt; fr_FR.ISO8859-1: Error Encoding U+000000BD to <text:s/>[ "$'\275'" != "½" ]</text:span></text:p>
      <text:p text:style-name="P1"><text:span text:style-name="T5">&lt; fr_FR.ISO8859-1: Error Encoding U+000000BE to <text:s/>[ "$'\276'" != "¾" ]</text:span></text:p>
      <text:p text:style-name="P1"><text:span text:style-name="T5">&lt; fr_FR.ISO8859-1: Error Encoding U+000000BF to <text:s/>[ "$'\277'" != "¿" ]</text:span></text:p>
      <text:p text:style-name="P1"><text:span text:style-name="T5">&lt; fr_FR.ISO8859-1: Error Encoding U+000000C0 to <text:s/>[ "$'\300'" != "À" ]</text:span></text:p>
      <text:p text:style-name="P1"><text:span text:style-name="T5">&lt; fr_FR.ISO8859-1: Error Encoding U+000000C1 to <text:s/>[ "$'\301'" != "Á" ]</text:span></text:p>
      <text:p text:style-name="P1"><text:span text:style-name="T5">&lt; fr_FR.ISO8859-1: Error Encoding U+000000C2 to <text:s/>[ "$'\302'" != "Â" ]</text:span></text:p>
      <text:p text:style-name="P1"><text:span text:style-name="T5">&lt; fr_FR.ISO8859-1: Error Encoding U+000000C3 to <text:s/>[ "$'\303'" != "Ã" ]</text:span></text:p>
      <text:p text:style-name="P1"><text:span text:style-name="T5">&lt; fr_FR.ISO8859-1: Error Encoding U+000000C4 to <text:s/>[ "$'\304'" != "Ä" ]</text:span></text:p>
      <text:p text:style-name="P1"><text:span text:style-name="T5">&lt; fr_FR.ISO8859-1: Error Encoding U+000000C5 to <text:s/>[ "$'\305'" != "Å" ]</text:span></text:p>
      <text:p text:style-name="P1"><text:span text:style-name="T5">&lt; fr_FR.ISO8859-1: Error Encoding U+000000C6 to <text:s/>[ "$'\306'" != "Æ" ]</text:span></text:p>
      <text:p text:style-name="P1"><text:span text:style-name="T5">&lt; fr_FR.ISO8859-1: Error Encoding U+000000C7 to <text:s/>[ "$'\307'" != "Ç" ]</text:span></text:p>
      <text:p text:style-name="P1"><text:span text:style-name="T5">&lt; fr_FR.ISO8859-1: Error Encoding U+000000C8 to <text:s/>[ "$'\310'" != "È" ]</text:span></text:p>
      <text:p text:style-name="P1"><text:span text:style-name="T5">&lt; fr_FR.ISO8859-1: Error Encoding U+000000C9 to <text:s/>[ "$'\311'" != "É" ]</text:span></text:p>
      <text:p text:style-name="P1"><text:span text:style-name="T5">&lt; fr_FR.ISO8859-1: Error Encoding U+000000CA to <text:s/>[ "$'\312'" != "Ê" ]</text:span></text:p>
      <text:p text:style-name="P1"><text:span text:style-name="T5">&lt; fr_FR.ISO8859-1: Error Encoding U+000000CB to <text:s/>[ "$'\313'" != "Ë" ]</text:span></text:p>
      <text:p text:style-name="P1"><text:span text:style-name="T5">&lt; fr_FR.ISO8859-1: Error Encoding U+000000CC to <text:s/>[ "$'\314'" != "Ì" ]</text:span></text:p>
      <text:p text:style-name="P1"><text:span text:style-name="T5">&lt; fr_FR.ISO8859-1: Error Encoding U+000000CD to <text:s/>[ "$'\315'" != "Í" ]</text:span></text:p>
      <text:p text:style-name="P1"><text:span text:style-name="T5">&lt; fr_FR.ISO8859-1: Error Encoding U+000000CE to <text:s/>[ "$'\316'" != "Î" ]</text:span></text:p>
      <text:p text:style-name="P1"><text:span text:style-name="T5">&lt; fr_FR.ISO8859-1: Error Encoding U+000000CF to <text:s/>[ "$'\317'" != "Ï" ]</text:span></text:p>
      <text:p text:style-name="P1"><text:span text:style-name="T5">&lt; fr_FR.ISO8859-1: Error Encoding U+000000D0 to <text:s/>[ "$'\320'" != "Ð" ]</text:span></text:p>
      <text:p text:style-name="P1"><text:span text:style-name="T5">&lt; fr_FR.ISO8859-1: Error Encoding U+000000D1 to <text:s/>[ "$'\321'" != "Ñ" ]</text:span></text:p>
      <text:p text:style-name="P1"><text:span text:style-name="T5">&lt; fr_FR.ISO8859-1: Error Encoding U+000000D2 to <text:s/>[ "$'\322'" != "Ò" ]</text:span></text:p>
      <text:p text:style-name="P1"><text:span text:style-name="T5">&lt; fr_FR.ISO8859-1: Error Encoding U+000000D3 to <text:s/>[ "$'\323'" != "Ó" ]</text:span></text:p>
      <text:p text:style-name="P1"><text:span text:style-name="T5">&lt; fr_FR.ISO8859-1: Error Encoding U+000000D4 to <text:s/>[ "$'\324'" != "Ô" ]</text:span></text:p>
      <text:p text:style-name="P1"><text:span text:style-name="T5">&lt; fr_FR.ISO8859-1: Error Encoding U+000000D5 to <text:s/>[ "$'\325'" != "Õ" ]</text:span></text:p>
      <text:p text:style-name="P1"><text:span text:style-name="T5">&lt; fr_FR.ISO8859-1: Error Encoding U+000000D6 to <text:s/>[ "$'\326'" != "Ö" ]</text:span></text:p>
      <text:p text:style-name="P1"><text:span text:style-name="T5">&lt; fr_FR.ISO8859-1: Error Encoding U+000000D7 to <text:s/>[ "$'\327'" != "×" ]</text:span></text:p>
      <text:p text:style-name="P1"><text:span text:style-name="T5">&lt; fr_FR.ISO8859-1: Error Encoding U+000000D8 to <text:s/>[ "$'\330'" != "Ø" ]</text:span></text:p>
      <text:p text:style-name="P1"><text:span text:style-name="T5">&lt; fr_FR.ISO8859-1: Error Encoding U+000000D9 to <text:s/>[ "$'\331'" != "Ù" ]</text:span></text:p>
      <text:p text:style-name="P1"><text:span text:style-name="T5">&lt; fr_FR.ISO8859-1: Error Encoding U+000000DA to <text:s/>[ "$'\332'" != "Ú" ]</text:span></text:p>
      <text:p text:style-name="P1"><text:span text:style-name="T5">&lt; fr_FR.ISO8859-1: Error Encoding U+000000DB to <text:s/>[ "$'\333'" != "Û" ]</text:span></text:p>
      <text:p text:style-name="P1"><text:span text:style-name="T5">&lt; fr_FR.ISO8859-1: Error Encoding U+000000DC to <text:s/>[ "$'\334'" != "Ü" ]</text:span></text:p>
      <text:p text:style-name="P1"><text:span text:style-name="T5">&lt; fr_FR.ISO8859-1: Error Encoding U+000000DD to <text:s/>[ "$'\335'" != "Ý" ]</text:span></text:p>
      <text:p text:style-name="P1"><text:span text:style-name="T5">&lt; fr_FR.ISO8859-1: Error Encoding U+000000DE to <text:s/>[ "$'\336'" != "Þ" ]</text:span></text:p>
      <text:p text:style-name="P1"><text:span text:style-name="T5">&lt; fr_FR.ISO8859-1: Error Encoding U+000000DF to <text:s/>[ "$'\337'" != "ß" ]</text:span></text:p>
      <text:p text:style-name="P1"><text:span text:style-name="T5">&lt; fr_FR.ISO8859-1: Error Encoding U+000000E0 to <text:s/>[ "$'\340'" != "à" ]</text:span></text:p>
      <text:p text:style-name="P1"><text:span text:style-name="T5">&lt; fr_FR.ISO8859-1: Error Encoding U+000000E1 to <text:s/>[ "$'\341'" != "á" ]</text:span></text:p>
      <text:p text:style-name="P1"><text:span text:style-name="T5">&lt; fr_FR.ISO8859-1: Error Encoding U+000000E2 to <text:s/>[ "$'\342'" != "â" ]</text:span></text:p>
      <text:p text:style-name="P1"><text:span text:style-name="T5">&lt; fr_FR.ISO8859-1: Error Encoding U+000000E3 to <text:s/>[ "$'\343'" != "ã" ]</text:span></text:p>
      <text:p text:style-name="P1"><text:span text:style-name="T5">&lt; fr_FR.ISO8859-1: Error Encoding U+000000E4 to <text:s/>[ "$'\344'" != "ä" ]</text:span></text:p>
      <text:p text:style-name="P1"><text:span text:style-name="T5">&lt; fr_FR.ISO8859-1: Error Encoding U+000000E5 to <text:s/>[ "$'\345'" != "å" ]</text:span></text:p>
      <text:p text:style-name="P1"><text:span text:style-name="T5">&lt; fr_FR.ISO8859-1: Error Encoding U+000000E6 to <text:s/>[ "$'\346'" != "æ" ]</text:span></text:p>
      <text:p text:style-name="P1"><text:span text:style-name="T5">&lt; fr_FR.ISO8859-1: Error Encoding U+000000E7 to <text:s/>[ "$'\347'" != "ç" ]</text:span></text:p>
      <text:p text:style-name="P1"><text:span text:style-name="T5">&lt; fr_FR.ISO8859-1: Error Encoding U+000000E8 to <text:s/>[ "$'\350'" != "è" ]</text:span></text:p>
      <text:p text:style-name="P1"><text:span text:style-name="T5">&lt; fr_FR.ISO8859-1: Error Encoding U+000000E9 to <text:s/>[ "$'\351'" != "é" ]</text:span></text:p>
      <text:p text:style-name="P1"><text:soft-page-break/><text:span text:style-name="T5">&lt; fr_FR.ISO8859-1: Error Encoding U+000000EA to <text:s/>[ "$'\352'" != "ê" ]</text:span></text:p>
      <text:p text:style-name="P1"><text:span text:style-name="T5">&lt; fr_FR.ISO8859-1: Error Encoding U+000000EB to <text:s/>[ "$'\353'" != "ë" ]</text:span></text:p>
      <text:p text:style-name="P1"><text:span text:style-name="T5">&lt; fr_FR.ISO8859-1: Error Encoding U+000000EC to <text:s/>[ "$'\354'" != "ì" ]</text:span></text:p>
      <text:p text:style-name="P1"><text:span text:style-name="T5">&lt; fr_FR.ISO8859-1: Error Encoding U+000000ED to <text:s/>[ "$'\355'" != "í" ]</text:span></text:p>
      <text:p text:style-name="P1"><text:span text:style-name="T5">&lt; fr_FR.ISO8859-1: Error Encoding U+000000EE to <text:s/>[ "$'\356'" != "î" ]</text:span></text:p>
      <text:p text:style-name="P1"><text:span text:style-name="T5">&lt; fr_FR.ISO8859-1: Error Encoding U+000000EF to <text:s/>[ "$'\357'" != "ï" ]</text:span></text:p>
      <text:p text:style-name="P1"><text:span text:style-name="T5">&lt; fr_FR.ISO8859-1: Error Encoding U+000000F0 to <text:s/>[ "$'\360'" != "ð" ]</text:span></text:p>
      <text:p text:style-name="P1"><text:span text:style-name="T5">&lt; fr_FR.ISO8859-1: Error Encoding U+000000F1 to <text:s/>[ "$'\361'" != "ñ" ]</text:span></text:p>
      <text:p text:style-name="P1"><text:span text:style-name="T5">&lt; fr_FR.ISO8859-1: Error Encoding U+000000F2 to <text:s/>[ "$'\362'" != "ò" ]</text:span></text:p>
      <text:p text:style-name="P1"><text:span text:style-name="T5">&lt; fr_FR.ISO8859-1: Error Encoding U+000000F3 to <text:s/>[ "$'\363'" != "ó" ]</text:span></text:p>
      <text:p text:style-name="P1"><text:span text:style-name="T5">&lt; fr_FR.ISO8859-1: Error Encoding U+000000F4 to <text:s/>[ "$'\364'" != "ô" ]</text:span></text:p>
      <text:p text:style-name="P1"><text:span text:style-name="T5">&lt; fr_FR.ISO8859-1: Error Encoding U+000000F5 to <text:s/>[ "$'\365'" != "õ" ]</text:span></text:p>
      <text:p text:style-name="P1"><text:span text:style-name="T5">&lt; fr_FR.ISO8859-1: Error Encoding U+000000F6 to <text:s/>[ "$'\366'" != "ö" ]</text:span></text:p>
      <text:p text:style-name="P1"><text:span text:style-name="T5">&lt; fr_FR.ISO8859-1: Error Encoding U+000000F7 to <text:s/>[ "$'\367'" != "÷" ]</text:span></text:p>
      <text:p text:style-name="P1"><text:span text:style-name="T5">&lt; fr_FR.ISO8859-1: Error Encoding U+000000F8 to <text:s/>[ "$'\370'" != "ø" ]</text:span></text:p>
      <text:p text:style-name="P1"><text:span text:style-name="T5">&lt; fr_FR.ISO8859-1: Error Encoding U+000000F9 to <text:s/>[ "$'\371'" != "ù" ]</text:span></text:p>
      <text:p text:style-name="P1"><text:span text:style-name="T5">&lt; fr_FR.ISO8859-1: Error Encoding U+000000FA to <text:s/>[ "$'\372'" != "ú" ]</text:span></text:p>
      <text:p text:style-name="P1"><text:span text:style-name="T5">&lt; fr_FR.ISO8859-1: Error Encoding U+000000FB to <text:s/>[ "$'\373'" != "û" ]</text:span></text:p>
      <text:p text:style-name="P1"><text:span text:style-name="T5">&lt; fr_FR.ISO8859-1: Error Encoding U+000000FC to <text:s/>[ "$'\374'" != "ü" ]</text:span></text:p>
      <text:p text:style-name="P1"><text:span text:style-name="T5">&lt; fr_FR.ISO8859-1: Error Encoding U+000000FD to <text:s/>[ "$'\375'" != "ý" ]</text:span></text:p>
      <text:p text:style-name="P1"><text:span text:style-name="T5">&lt; Failed 126 of 1378 Unicode tests</text:span></text:p>
      <text:p text:style-name="P1"><text:span text:style-name="T5">&lt; 0000000 303 277 012</text:span></text:p>
      <text:p text:style-name="P1"><text:span text:style-name="T5">---</text:span></text:p>
      <text:p text:style-name="P1"><text:span text:style-name="T5">&gt; 1,0000</text:span></text:p>
      <text:p text:style-name="P1"><text:span text:style-name="T5">&gt; Passed all 1378 Unicode tests</text:span></text:p>
      <text:p text:style-name="P1"><text:span text:style-name="T5">&gt; 0000000 <text:s text:c="2"/>303 277 012 <text:s text:c="51"/></text:span></text:p>
      <text:p text:style-name="P1"><text:span text:style-name="T5">149c23</text:span></text:p>
      <text:p text:style-name="P1"><text:span text:style-name="T5">&lt; 0000000 303 277 012</text:span></text:p>
      <text:p text:style-name="P1"><text:span text:style-name="T5">---</text:span></text:p>
      <text:p text:style-name="P1"><text:span text:style-name="T5">&gt; 0000000 <text:s text:c="2"/>303 277 012 <text:s text:c="51"/></text:span></text:p>
      <text:p text:style-name="P1"><text:span text:style-name="T5">151c25</text:span></text:p>
      <text:p text:style-name="P1"><text:span text:style-name="T5">&lt; 0000000 303 277 012</text:span></text:p>
      <text:p text:style-name="P1"><text:span text:style-name="T5">---</text:span></text:p>
      <text:p text:style-name="P1"><text:span text:style-name="T5">&gt; 0000000 <text:s text:c="2"/>303 277 012 <text:s text:c="51"/></text:span></text:p>
      <text:p text:style-name="P1"><text:span text:style-name="T5">153c27</text:span></text:p>
      <text:p text:style-name="P1"><text:span text:style-name="T5">&lt; 0000000 303 277 012</text:span></text:p>
      <text:p text:style-name="P1"><text:span text:style-name="T5">---</text:span></text:p>
      <text:p text:style-name="P1"><text:span text:style-name="T5">&gt; 0000000 <text:s text:c="2"/>303 277 012 <text:s text:c="51"/></text:span></text:p>
      <text:p text:style-name="P1"><text:span text:style-name="T5">155c29</text:span></text:p>
      <text:p text:style-name="P1"><text:span text:style-name="T5">&lt; 0000000 357 277 277 012</text:span></text:p>
      <text:p text:style-name="P1"><text:span text:style-name="T5">---</text:span></text:p>
      <text:p text:style-name="P1"><text:span text:style-name="T5">&gt; 0000000 <text:s text:c="2"/>357 277 277 012 <text:s text:c="47"/></text:span></text:p>
      <text:p text:style-name="P1"><text:span text:style-name="T5">157c31</text:span></text:p>
      <text:p text:style-name="P1"><text:span text:style-name="T5">&lt; 0000000 357 277 277 012</text:span></text:p>
      <text:p text:style-name="P1"><text:span text:style-name="T5">---</text:span></text:p>
      <text:p text:style-name="P1"><text:span text:style-name="T5">&gt; 0000000 <text:s text:c="2"/>357 277 277 012 <text:s text:c="47"/></text:span></text:p>
      <text:p text:style-name="P1"><text:span text:style-name="T5">159c33</text:span></text:p>
      <text:p text:style-name="P1"><text:span text:style-name="T5">&lt; 0000000 012</text:span></text:p>
      <text:p text:style-name="P1"><text:soft-page-break/><text:span text:style-name="T5">---</text:span></text:p>
      <text:p text:style-name="P1"><text:span text:style-name="T5">&gt; 0000000 <text:s text:c="2"/>012 <text:s text:c="59"/></text:span></text:p>
      <text:p text:style-name="P1"><text:span text:style-name="T5">161c35</text:span></text:p>
      <text:p text:style-name="P1"><text:span text:style-name="T5">&lt; 0000000 012</text:span></text:p>
      <text:p text:style-name="P1"><text:span text:style-name="T5">---</text:span></text:p>
      <text:p text:style-name="P1"><text:span text:style-name="T5">&gt; 0000000 <text:s text:c="2"/>012 <text:s text:c="59"/></text:span></text:p>
      <text:p text:style-name="P1"><text:span text:style-name="T5">163c37</text:span></text:p>
      <text:p text:style-name="P1"><text:span text:style-name="T5">&lt; 0000000 012</text:span></text:p>
      <text:p text:style-name="P1"><text:span text:style-name="T5">---</text:span></text:p>
      <text:p text:style-name="P1"><text:span text:style-name="T5">&gt; 0000000 <text:s text:c="2"/>012 <text:s text:c="59"/></text:span></text:p>
      <text:p text:style-name="P1"><text:span text:style-name="T5">165c39</text:span></text:p>
      <text:p text:style-name="P1"><text:span text:style-name="T5">&lt; 0000000 012</text:span></text:p>
      <text:p text:style-name="P1"><text:span text:style-name="T5">---</text:span></text:p>
      <text:p text:style-name="P1"><text:span text:style-name="T5">&gt; 0000000 <text:s text:c="2"/>012 <text:s text:c="59"/></text:span></text:p>
      <text:p text:style-name="P1"><text:span text:style-name="T5">167c41</text:span></text:p>
      <text:p text:style-name="P1"><text:span text:style-name="T5">&lt; 0000000 303 277 012</text:span></text:p>
      <text:p text:style-name="P1"><text:span text:style-name="T5">---</text:span></text:p>
      <text:p text:style-name="P1"><text:span text:style-name="T5">&gt; 0000000 <text:s text:c="2"/>303 277 012 <text:s text:c="51"/></text:span></text:p>
      <text:p text:style-name="P1"><text:span text:style-name="T5">169c43</text:span></text:p>
      <text:p text:style-name="P1"><text:span text:style-name="T5">&lt; 0000000 303 277 012</text:span></text:p>
      <text:p text:style-name="P1"><text:span text:style-name="T5">---</text:span></text:p>
      <text:p text:style-name="P1"><text:span text:style-name="T5">&gt; 0000000 <text:s text:c="2"/>303 277 012 <text:s text:c="51"/></text:span></text:p>
      <text:p text:style-name="P1"><text:span text:style-name="T5">171c45</text:span></text:p>
      <text:p text:style-name="P1"><text:span text:style-name="T5">&lt; 0000000 303 277 012</text:span></text:p>
      <text:p text:style-name="P1"><text:span text:style-name="T5">---</text:span></text:p>
      <text:p text:style-name="P1"><text:span text:style-name="T5">&gt; 0000000 <text:s text:c="2"/>303 277 012 <text:s text:c="51"/></text:span></text:p>
      <text:p text:style-name="P1"><text:span text:style-name="T5">173c47</text:span></text:p>
      <text:p text:style-name="P1"><text:span text:style-name="T5">&lt; 0000000 101 040 302 243 040 305 222 012</text:span></text:p>
      <text:p text:style-name="P1"><text:span text:style-name="T5">---</text:span></text:p>
      <text:p text:style-name="P1"><text:span text:style-name="T5">&gt; 0000000 <text:s text:c="2"/>101 040 302 243 040 305 222 012 <text:s text:c="31"/></text:span></text:p>
      <text:p text:style-name="P1"><text:span text:style-name="T5">175,176c49,50</text:span></text:p>
      <text:p text:style-name="P1"><text:span text:style-name="T5">&lt; ./unicode3.sub: line 2: $'5\247@3\231+\306S8\237\242\352\263': command not found</text:span></text:p>
      <text:p text:style-name="P1"><text:span text:style-name="T5">&lt; $'5\247@3\231+\306S8\237\242\352\263'</text:span></text:p>
      <text:p text:style-name="P1"><text:span text:style-name="T5">---</text:span></text:p>
      <text:p text:style-name="P1"><text:span text:style-name="T5">&gt; ./unicode3.sub: line 2: 5�@3�+�S8����: command not found</text:span></text:p>
      <text:p text:style-name="P1"><text:span text:style-name="T5">&gt; 5�@3�+�S8����</text:span></text:p>
      <text:p text:style-name="P1"><text:span text:style-name="T5">run-invert</text:span></text:p>
      <text:p text:style-name="P1"><text:span text:style-name="T5">run-iquote</text:span></text:p>
      <text:p text:style-name="P1"><text:span text:style-name="T5">run-jobs</text:span></text:p>
      <text:p text:style-name="P1"><text:span text:style-name="T5">warning: some of these tests may fail if job control has not been compiled</text:span></text:p>
      <text:p text:style-name="P1"><text:span text:style-name="T5">warning: into the shell</text:span></text:p>
      <text:p text:style-name="P1"><text:span text:style-name="T5">warning: there may be a message regarding a cat process dying due to a</text:span></text:p>
      <text:p text:style-name="P1"><text:span text:style-name="T5">warning: SIGHUP. <text:s/>Please disregard.</text:span></text:p>
      <text:p text:style-name="P1"><text:span text:style-name="T5">run-lastpipe</text:span></text:p>
      <text:p text:style-name="P1"><text:span text:style-name="T5">run-mapfile</text:span></text:p>
      <text:p text:style-name="P1"><text:span text:style-name="T5">run-more-exp</text:span></text:p>
      <text:p text:style-name="P1"><text:span text:style-name="T5">run-nameref</text:span></text:p>
      <text:p text:style-name="P1"><text:span text:style-name="T5">warning: some of these tests will fail if arrays have not</text:span></text:p>
      <text:p text:style-name="P1"><text:soft-page-break/><text:span text:style-name="T5">warning: been compiled into the shell</text:span></text:p>
      <text:p text:style-name="P1"><text:span text:style-name="T5">run-new-exp</text:span></text:p>
      <text:p text:style-name="P1"><text:span text:style-name="T5">warning: two of these tests will fail if your OS does not support</text:span></text:p>
      <text:p text:style-name="P1"><text:span text:style-name="T5">warning: named pipes or the /dev/fd filesystem. <text:s/>If the tests of the</text:span></text:p>
      <text:p text:style-name="P1"><text:span text:style-name="T5">warning: process substitution mechanism fail, please do not consider</text:span></text:p>
      <text:p text:style-name="P1"><text:span text:style-name="T5">warning: this a test failure</text:span></text:p>
      <text:p text:style-name="P1"><text:span text:style-name="T5">warning: if you have exported variables beginning with the string _Q,</text:span></text:p>
      <text:p text:style-name="P1"><text:span text:style-name="T5">warning: diff output may be generated. <text:s/>If so, please do not consider</text:span></text:p>
      <text:p text:style-name="P1"><text:span text:style-name="T5">warning: this a test failure</text:span></text:p>
      <text:p text:style-name="P1"><text:span text:style-name="T5">run-nquote</text:span></text:p>
      <text:p text:style-name="P1"><text:span text:style-name="T5">run-nquote1</text:span></text:p>
      <text:p text:style-name="P1"><text:span text:style-name="T5">warning: several of these tests will fail if arrays have not</text:span></text:p>
      <text:p text:style-name="P1"><text:span text:style-name="T5">warning: been compiled into the shell.</text:span></text:p>
      <text:p text:style-name="P1"><text:span text:style-name="T5">run-nquote2</text:span></text:p>
      <text:p text:style-name="P1"><text:span text:style-name="T5">warning: several of these tests will fail if arrays have not</text:span></text:p>
      <text:p text:style-name="P1"><text:span text:style-name="T5">warning: been compiled into the shell.</text:span></text:p>
      <text:p text:style-name="P1"><text:span text:style-name="T5">run-nquote3</text:span></text:p>
      <text:p text:style-name="P1"><text:span text:style-name="T5">warning: several of these tests will fail if arrays have not</text:span></text:p>
      <text:p text:style-name="P1"><text:span text:style-name="T5">warning: been compiled into the shell.</text:span></text:p>
      <text:p text:style-name="P1"><text:span text:style-name="T5">run-nquote4</text:span></text:p>
      <text:p text:style-name="P1"><text:span text:style-name="T5">warning: some of these tests will fail if you do not have UTF-8</text:span></text:p>
      <text:p text:style-name="P1"><text:span text:style-name="T5">warning: locales installed on your system</text:span></text:p>
      <text:p text:style-name="P1"><text:span text:style-name="T5">6c6,18</text:span></text:p>
      <text:p text:style-name="P1"><text:span text:style-name="T5">&lt; Binary file (standard input) matches</text:span></text:p>
      <text:p text:style-name="P1"><text:span text:style-name="T5">---</text:span></text:p>
      <text:p text:style-name="P1"><text:span text:style-name="T5">&gt; argv[1] = &lt;ab�&gt;</text:span></text:p>
      <text:p text:style-name="P1"><text:span text:style-name="T5">&gt; argv[1] = &lt;ab�&gt;</text:span></text:p>
      <text:p text:style-name="P1"><text:span text:style-name="T5">&gt; argv[1] = &lt;ab�e&gt;</text:span></text:p>
      <text:p text:style-name="P1"><text:span text:style-name="T5">&gt; argv[1] = &lt;ab^Lde&gt;</text:span></text:p>
      <text:p text:style-name="P1"><text:span text:style-name="T5">&gt; argv[1] = &lt;�X&gt;</text:span></text:p>
      <text:p text:style-name="P1"><text:span text:style-name="T5">&gt; argv[1] = &lt;�cX&gt;</text:span></text:p>
      <text:p text:style-name="P1"><text:span text:style-name="T5">&gt; argv[1] = &lt;&gt;</text:span></text:p>
      <text:p text:style-name="P1"><text:span text:style-name="T5">&gt; argv[1] = &lt;&gt;</text:span></text:p>
      <text:p text:style-name="P1"><text:span text:style-name="T5">&gt; argv[1] = &lt;gX&gt;</text:span></text:p>
      <text:p text:style-name="P1"><text:span text:style-name="T5">&gt; argv[1] = &lt;Ab&gt;</text:span></text:p>
      <text:p text:style-name="P1"><text:span text:style-name="T5">&gt; argv[1] = &lt;&gt;</text:span></text:p>
      <text:p text:style-name="P1"><text:span text:style-name="T5">&gt; argv[1] = &lt;^Abcd&gt;</text:span></text:p>
      <text:p text:style-name="P1"><text:span text:style-name="T5">&gt; argv[1] = &lt;�&gt;</text:span></text:p>
      <text:p text:style-name="P1"><text:span text:style-name="T5">run-nquote5</text:span></text:p>
      <text:p text:style-name="P1"><text:span text:style-name="T5">run-posix2</text:span></text:p>
      <text:p text:style-name="P1"><text:span text:style-name="T5">run-posixexp</text:span></text:p>
      <text:p text:style-name="P1"><text:span text:style-name="T5">run-posixexp2</text:span></text:p>
      <text:p text:style-name="P1"><text:span text:style-name="T5">run-posixpat</text:span></text:p>
      <text:p text:style-name="P1"><text:span text:style-name="T5">run-posixpipe</text:span></text:p>
      <text:p text:style-name="P1"><text:span text:style-name="T5">run-precedence</text:span></text:p>
      <text:p text:style-name="P1"><text:span text:style-name="T5">run-printf</text:span></text:p>
      <text:p text:style-name="P1"><text:span text:style-name="T5">run-quote</text:span></text:p>
      <text:p text:style-name="P1"><text:span text:style-name="T5">run-read</text:span></text:p>
      <text:p text:style-name="P1"><text:soft-page-break/><text:span text:style-name="T5">warning: please do not consider output differing only in the amount of</text:span></text:p>
      <text:p text:style-name="P1"><text:span text:style-name="T5">warning: white space to be an error.</text:span></text:p>
      <text:p text:style-name="P1"><text:span text:style-name="T5">run-redir</text:span></text:p>
      <text:p text:style-name="P1"><text:span text:style-name="T5">warning: the text of a system error message may vary between systems and</text:span></text:p>
      <text:p text:style-name="P1"><text:span text:style-name="T5">warning: produce diff output.</text:span></text:p>
      <text:p text:style-name="P1"><text:span text:style-name="T5">warning: if the text of an error message concerning `redir1.*' not being</text:span></text:p>
      <text:p text:style-name="P1"><text:span text:style-name="T5">warning: found or messages concerning bad file descriptors produce diff</text:span></text:p>
      <text:p text:style-name="P1"><text:span text:style-name="T5">warning: output, please do not consider it a test failure</text:span></text:p>
      <text:p text:style-name="P1"><text:span text:style-name="T5">run-rhs-exp</text:span></text:p>
      <text:p text:style-name="P1"><text:span text:style-name="T5">run-rsh</text:span></text:p>
      <text:p text:style-name="P1"><text:span text:style-name="T5">run-set-e</text:span></text:p>
      <text:p text:style-name="P1"><text:span text:style-name="T5">run-set-x</text:span></text:p>
      <text:p text:style-name="P1"><text:span text:style-name="T5">run-shopt</text:span></text:p>
      <text:p text:style-name="P1"><text:span text:style-name="T5">run-strip</text:span></text:p>
      <text:p text:style-name="P1"><text:span text:style-name="T5">run-test</text:span></text:p>
      <text:p text:style-name="P1"><text:span text:style-name="T5">run-tilde</text:span></text:p>
      <text:p text:style-name="P1"><text:span text:style-name="T5">run-tilde2</text:span></text:p>
      <text:p text:style-name="P1"><text:span text:style-name="T5">run-trap</text:span></text:p>
      <text:p text:style-name="P1"><text:span text:style-name="T5">warning: UNIX versions number signals and schedule processes differently.</text:span></text:p>
      <text:p text:style-name="P1"><text:span text:style-name="T5">warning: If output differing only in line numbers is produced, please</text:span></text:p>
      <text:p text:style-name="P1"><text:span text:style-name="T5">warning: do not consider this a test failure.</text:span></text:p>
      <text:p text:style-name="P1"><text:span text:style-name="T5">102d101</text:span></text:p>
      <text:p text:style-name="P1"><text:span text:style-name="T5">&lt; trap -- '' SIGUSR2</text:span></text:p>
      <text:p text:style-name="P1"><text:span text:style-name="T5">103a103</text:span></text:p>
      <text:p text:style-name="P1"><text:span text:style-name="T5">&gt; trap -- '' SIGUSR2</text:span></text:p>
      <text:p text:style-name="P1"><text:span text:style-name="T5">run-type</text:span></text:p>
      <text:p text:style-name="P1"><text:span text:style-name="T5">run-varenv</text:span></text:p>
      <text:p text:style-name="P1"><text:span text:style-name="T5">run-vredir</text:span></text:p>
      <text:p text:style-name="P1"><text:span text:style-name="T5">mahannee@VTA076L:~/packages/bash/bash-4.3$ ls</text:span></text:p>
      <text:p text:style-name="P1"><text:span text:style-name="T5">ABOUT-NLS <text:s text:c="3"/>bashhist.h <text:s text:c="6"/>command.h <text:s text:c="5"/>dispose_cmd.o <text:s/>flags.o <text:s text:c="3"/>list.c <text:s text:c="7"/>NEWS <text:s text:c="11"/>print_cmd.c <text:s/>stamp-h <text:s text:c="7"/>unwind_prot.o</text:span></text:p>
      <text:p text:style-name="P1"><text:span text:style-name="T5">aclocal.m4 <text:s text:c="2"/>bashhist.o <text:s text:c="6"/>COMPAT <text:s text:c="8"/>doc <text:s text:c="11"/>general.c <text:s/>list.o <text:s text:c="7"/>nojobs.c <text:s text:c="7"/>print_cmd.o <text:s/>stringlib.c <text:s text:c="3"/>variables.c</text:span></text:p>
      <text:p text:style-name="P1"><text:span text:style-name="T5">alias.c <text:s text:c="5"/>bashintl.h <text:s text:c="6"/>config-bot.h <text:s text:c="2"/>error.c <text:s text:c="7"/>general.h <text:s/>locale.c <text:s text:c="5"/>NOTES <text:s text:c="10"/>printenv <text:s text:c="4"/>stringlib.o <text:s text:c="3"/>variables.h</text:span></text:p>
      <text:p text:style-name="P1"><text:span text:style-name="T5">alias.h <text:s text:c="5"/>bashjmp.h <text:s text:c="7"/>config.h <text:s text:c="6"/>error.h <text:s text:c="7"/>general.o <text:s/>locale.o <text:s text:c="5"/>parser-built <text:s text:c="3"/>quit.h <text:s text:c="6"/>subst.c <text:s text:c="7"/>variables.o</text:span></text:p>
      <text:p text:style-name="P1"><text:span text:style-name="T5">alias.o <text:s text:c="5"/>bashline.c <text:s text:c="6"/>config.h.in <text:s text:c="3"/>error.o <text:s text:c="7"/>hashcmd.c <text:s/>lsignames.h <text:s text:c="2"/>parser.h <text:s text:c="7"/>RBASH <text:s text:c="7"/>subst.h <text:s text:c="7"/>version.c</text:span></text:p>
      <text:p text:style-name="P1"><text:span text:style-name="T5">array.c <text:s text:c="5"/>bashline.h <text:s text:c="6"/>config.log <text:s text:c="4"/>eval.c <text:s text:c="8"/>hashcmd.h <text:s/>m4 <text:s text:c="11"/>parse.y <text:s text:c="8"/>README <text:s text:c="6"/>subst.o <text:s text:c="7"/>version.h</text:span></text:p>
      <text:p text:style-name="P1"><text:span text:style-name="T5">arrayfunc.c <text:s/>bashline.o <text:s text:c="6"/>config.status <text:s/>eval.o <text:s text:c="8"/>hashcmd.o <text:s/>mailcheck.c <text:s text:c="2"/>patchlevel.h <text:s text:c="3"/>recho <text:s text:c="7"/>support <text:s text:c="7"/>version.o</text:span></text:p>
      <text:p text:style-name="P1"><text:span text:style-name="T5">arrayfunc.h <text:s/>bashtypes.h <text:s text:c="5"/>config-top.h <text:s text:c="2"/>examples <text:s text:c="6"/>hashlib.c <text:s/>mailcheck.h <text:s text:c="2"/>pathexp.c <text:s text:c="6"/>redir.c <text:s text:c="5"/>syntax.c <text:s text:c="6"/>xcase</text:span></text:p>
      <text:p text:style-name="P1"><text:span text:style-name="T5">arrayfunc.o <text:s/>bashversion <text:s text:c="5"/>configure <text:s text:c="5"/>execute_cmd.c <text:s/>hashlib.h <text:s/>mailcheck.o <text:s text:c="2"/>pathexp.h <text:s text:c="6"/>redir.h <text:s text:c="5"/>syntax.h <text:s text:c="6"/>xmalloc.c</text:span></text:p>
      <text:p text:style-name="P1"><text:soft-page-break/><text:span text:style-name="T5">array.h <text:s text:c="5"/>bracecomp.c <text:s text:c="5"/>configure.ac <text:s text:c="2"/>execute_cmd.h <text:s/>hashlib.o <text:s/>make_cmd.c <text:s text:c="3"/>pathexp.o <text:s text:c="6"/>redir.o <text:s text:c="5"/>syntax.o <text:s text:c="6"/>xmalloc.h</text:span></text:p>
      <text:p text:style-name="P1"><text:span text:style-name="T5">array.o <text:s text:c="5"/>bracecomp.o <text:s text:c="5"/>conftypes.h <text:s text:c="3"/>execute_cmd.o <text:s/>include <text:s text:c="3"/>make_cmd.h <text:s text:c="3"/>pathnames.h <text:s text:c="4"/>shell.c <text:s text:c="5"/>test.c <text:s text:c="8"/>xmalloc.o</text:span></text:p>
      <text:p text:style-name="P1"><text:span text:style-name="T5">assoc.c <text:s text:c="5"/>braces.c <text:s text:c="8"/>copy_cmd.c <text:s text:c="4"/>expr.c <text:s text:c="8"/>input.c <text:s text:c="3"/>make_cmd.o <text:s text:c="3"/>pathnames.h.in <text:s/>shell.h <text:s text:c="5"/>test.h <text:s text:c="8"/>Y2K</text:span></text:p>
      <text:p text:style-name="P1"><text:span text:style-name="T5">assoc.h <text:s text:c="5"/>braces.o <text:s text:c="8"/>copy_cmd.o <text:s text:c="4"/>expr.o <text:s text:c="8"/>input.h <text:s text:c="3"/>Makefile <text:s text:c="5"/>pcomplete.c <text:s text:c="4"/>shell.o <text:s text:c="5"/>test.o <text:s text:c="8"/>y.tab.c</text:span></text:p>
      <text:p text:style-name="P1"><text:span text:style-name="T5">assoc.o <text:s text:c="5"/>buildsignames.o <text:s/>COPYING <text:s text:c="7"/>externs.h <text:s text:c="5"/>input.o <text:s text:c="3"/>Makefile.in <text:s text:c="2"/>pcomplete.h <text:s text:c="4"/>sig.c <text:s text:c="7"/>tests <text:s text:c="9"/>y.tab.h</text:span></text:p>
      <text:p text:style-name="P1"><text:span text:style-name="T5">AUTHORS <text:s text:c="5"/>buildversion.o <text:s text:c="2"/>cross-build <text:s text:c="3"/>findcmd.c <text:s text:c="5"/>INSTALL <text:s text:c="3"/>MANIFEST <text:s text:c="5"/>pcomplete.o <text:s text:c="4"/>sig.h <text:s text:c="7"/>trap.c <text:s text:c="8"/>y.tab.o</text:span></text:p>
      <text:p text:style-name="P1"><text:span text:style-name="T5">bash <text:s text:c="8"/>builtins <text:s text:c="8"/>CWRU <text:s text:c="10"/>findcmd.h <text:s text:c="5"/>jobs.c <text:s text:c="4"/>mksignames <text:s text:c="3"/>pcomplib.c <text:s text:c="5"/>siglist.c <text:s text:c="3"/>trap.h <text:s text:c="8"/>zecho</text:span></text:p>
      <text:p text:style-name="P1"><text:span text:style-name="T5">bashansi.h <text:s text:c="2"/>builtins.h <text:s text:c="6"/>debian <text:s text:c="8"/>findcmd.o <text:s text:c="5"/>jobs.h <text:s text:c="4"/>mksignames.o <text:s/>pcomplib.o <text:s text:c="5"/>siglist.h <text:s text:c="3"/>trap.o</text:span></text:p>
      <text:p text:style-name="P1"><text:span text:style-name="T5">bashbug <text:s text:c="5"/>ChangeLog <text:s text:c="7"/>dispose_cmd.c <text:s/>flags.c <text:s text:c="7"/>jobs.o <text:s text:c="4"/>mksyntax <text:s text:c="5"/>po <text:s text:c="13"/>signames.h <text:s text:c="2"/>unwind_prot.c</text:span></text:p>
      <text:p text:style-name="P1"><text:span text:style-name="T5">bashhist.c <text:s text:c="2"/>CHANGES <text:s text:c="9"/>dispose_cmd.h <text:s/>flags.h <text:s text:c="7"/>lib <text:s text:c="7"/>mksyntax.c <text:s text:c="3"/>POSIX <text:s text:c="10"/>sig.o <text:s text:c="7"/>unwind_prot.h</text:span></text:p>
      <text:p text:style-name="P1"><text:span text:style-name="T5">mahannee@VTA076L:~/packages/bash/bash-4.3$ vim printenv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3:45:58.573116538</meta:creation-date>
    <dc:date>2019-05-15T19:11:26.538337864</dc:date>
    <meta:editing-duration>PT5H7M47S</meta:editing-duration>
    <meta:editing-cycles>1</meta:editing-cycles>
    <meta:document-statistic meta:table-count="0" meta:image-count="0" meta:object-count="0" meta:page-count="41" meta:paragraph-count="1506" meta:word-count="10328" meta:character-count="85848" meta:non-whitespace-character-count="72544"/>
    <meta:generator>LibreOffice/5.1.6.2$Linux_X86_64 LibreOffice_project/10m0$Build-2</meta:generator>
  </office:meta>
</office:document-meta>
</file>